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01pt"/>
    </style:style>
    <style:style style:name="co3" style:family="table-column">
      <style:table-column-properties fo:break-before="auto" style:column-width="58.11pt"/>
    </style:style>
    <style:style style:name="co4" style:family="table-column">
      <style:table-column-properties fo:break-before="auto" style:column-width="94.39pt"/>
    </style:style>
    <style:style style:name="co5" style:family="table-column">
      <style:table-column-properties fo:break-before="auto" style:column-width="135.3pt"/>
    </style:style>
    <style:style style:name="co6" style:family="table-column">
      <style:table-column-properties fo:break-before="auto" style:column-width="68.94pt"/>
    </style:style>
    <style:style style:name="co7" style:family="table-column">
      <style:table-column-properties fo:break-before="auto" style:column-width="86.71pt"/>
    </style:style>
    <style:style style:name="co8" style:family="table-column">
      <style:table-column-properties fo:break-before="auto" style:column-width="67.41pt"/>
    </style:style>
    <style:style style:name="co9" style:family="table-column">
      <style:table-column-properties fo:break-before="auto" style:column-width="70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X Gate (Single)" table:style-name="ta1">
        <table:table-column table:style-name="co1" table:number-columns-repeated="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3937" calcext:value-type="float">
            <text:p>0.03937</text:p>
          </table:table-cell>
          <table:table-cell office:value-type="float" office:value="0.0863369" calcext:value-type="float">
            <text:p>0.0863369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31" calcext:value-type="float">
            <text:p>0.031</text:p>
          </table:table-cell>
          <table:table-cell office:value-type="float" office:value="0.898" calcext:value-type="float">
            <text:p>0.89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854" calcext:value-type="float">
            <text:p>0.03854</text:p>
          </table:table-cell>
          <table:table-cell office:value-type="float" office:value="0.0747576" calcext:value-type="float">
            <text:p>0.0747576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0.782" calcext:value-type="float">
            <text:p>0.78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796" calcext:value-type="float">
            <text:p>0.03796</text:p>
          </table:table-cell>
          <table:table-cell office:value-type="float" office:value="0.0727718" calcext:value-type="float">
            <text:p>0.0727718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0.762" calcext:value-type="float">
            <text:p>0.76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782" calcext:value-type="float">
            <text:p>0.03782</text:p>
          </table:table-cell>
          <table:table-cell office:value-type="float" office:value="0.0711768" calcext:value-type="float">
            <text:p>0.0711768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0.746" calcext:value-type="float">
            <text:p>0.74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3763" calcext:value-type="float">
            <text:p>0.03763</text:p>
          </table:table-cell>
          <table:table-cell office:value-type="float" office:value="0.0688179" calcext:value-type="float">
            <text:p>0.0688179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31" calcext:value-type="float">
            <text:p>0.031</text:p>
          </table:table-cell>
          <table:table-cell office:value-type="float" office:value="0.722" calcext:value-type="float">
            <text:p>0.72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4961" calcext:value-type="float">
            <text:p>0.04961</text:p>
          </table:table-cell>
          <table:table-cell office:value-type="float" office:value="0.187995" calcext:value-type="float">
            <text:p>0.187995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31" calcext:value-type="float">
            <text:p>0.031</text:p>
          </table:table-cell>
          <table:table-cell office:value-type="float" office:value="1.92" calcext:value-type="float">
            <text:p>1.9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168" calcext:value-type="float">
            <text:p>0.05168</text:p>
          </table:table-cell>
          <table:table-cell office:value-type="float" office:value="0.211695" calcext:value-type="float">
            <text:p>0.211695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31" calcext:value-type="float">
            <text:p>0.031</text:p>
          </table:table-cell>
          <table:table-cell office:value-type="float" office:value="2.158" calcext:value-type="float">
            <text:p>2.15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953" calcext:value-type="float">
            <text:p>0.03953</text:p>
          </table:table-cell>
          <table:table-cell office:value-type="float" office:value="0.0903327" calcext:value-type="float">
            <text:p>0.0903327</text:p>
          </table:table-cell>
          <table:table-cell office:value-type="float" office:value="0.029" calcext:value-type="float">
            <text:p>0.029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938" calcext:value-type="float">
            <text:p>0.93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3946" calcext:value-type="float">
            <text:p>0.03946</text:p>
          </table:table-cell>
          <table:table-cell office:value-type="float" office:value="0.0901317" calcext:value-type="float">
            <text:p>0.0901317</text:p>
          </table:table-cell>
          <table:table-cell office:value-type="float" office:value="0.029" calcext:value-type="float">
            <text:p>0.029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936" calcext:value-type="float">
            <text:p>0.93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3995" calcext:value-type="float">
            <text:p>0.03995</text:p>
          </table:table-cell>
          <table:table-cell office:value-type="float" office:value="0.0906978" calcext:value-type="float">
            <text:p>0.0906978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0.942" calcext:value-type="float">
            <text:p>0.94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4053" calcext:value-type="float">
            <text:p>0.04053</text:p>
          </table:table-cell>
          <table:table-cell office:value-type="float" office:value="0.0909145" calcext:value-type="float">
            <text:p>0.0909145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31" calcext:value-type="float">
            <text:p>0.031</text:p>
          </table:table-cell>
          <table:table-cell office:value-type="float" office:value="0.945" calcext:value-type="float">
            <text:p>0.94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4195" calcext:value-type="float">
            <text:p>0.04195</text:p>
          </table:table-cell>
          <table:table-cell office:value-type="float" office:value="0.0920273" calcext:value-type="float">
            <text:p>0.0920273</text:p>
          </table:table-cell>
          <table:table-cell office:value-type="float" office:value="0.031" calcext:value-type="float">
            <text:p>0.031</text:p>
          </table:table-cell>
          <table:table-cell table:number-columns-repeated="2" office:value-type="float" office:value="0.032" calcext:value-type="float">
            <text:p>0.032</text:p>
          </table:table-cell>
          <table:table-cell office:value-type="float" office:value="0.033" calcext:value-type="float">
            <text:p>0.033</text:p>
          </table:table-cell>
          <table:table-cell office:value-type="float" office:value="0.957" calcext:value-type="float">
            <text:p>0.95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4431" calcext:value-type="float">
            <text:p>0.04431</text:p>
          </table:table-cell>
          <table:table-cell office:value-type="float" office:value="0.0925674" calcext:value-type="float">
            <text:p>0.0925674</text:p>
          </table:table-cell>
          <table:table-cell table:number-columns-repeated="2" office:value-type="float" office:value="0.034" calcext:value-type="float">
            <text:p>0.034</text:p>
          </table:table-cell>
          <table:table-cell table:number-columns-repeated="2" office:value-type="float" office:value="0.035" calcext:value-type="float">
            <text:p>0.035</text:p>
          </table:table-cell>
          <table:table-cell office:value-type="float" office:value="0.965" calcext:value-type="float">
            <text:p>0.96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4928" calcext:value-type="float">
            <text:p>0.04928</text:p>
          </table:table-cell>
          <table:table-cell office:value-type="float" office:value="0.095991" calcext:value-type="float">
            <text:p>0.095991</text:p>
          </table:table-cell>
          <table:table-cell office:value-type="float" office:value="0.038" calcext:value-type="float">
            <text:p>0.038</text:p>
          </table:table-cell>
          <table:table-cell table:number-columns-repeated="3" office:value-type="float" office:value="0.039" calcext:value-type="float">
            <text:p>0.039</text:p>
          </table:table-cell>
          <table:table-cell office:value-type="float" office:value="1.004" calcext:value-type="float">
            <text:p>1.00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5887" calcext:value-type="float">
            <text:p>0.05887</text:p>
          </table:table-cell>
          <table:table-cell office:value-type="float" office:value="0.0997217" calcext:value-type="float">
            <text:p>0.0997217</text:p>
          </table:table-cell>
          <table:table-cell table:number-columns-repeated="2" office:value-type="float" office:value="0.048" calcext:value-type="float">
            <text:p>0.048</text:p>
          </table:table-cell>
          <table:table-cell table:number-columns-repeated="2" office:value-type="float" office:value="0.049" calcext:value-type="float">
            <text:p>0.049</text:p>
          </table:table-cell>
          <table:table-cell office:value-type="float" office:value="1.051" calcext:value-type="float">
            <text:p>1.05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7848" calcext:value-type="float">
            <text:p>0.07848</text:p>
          </table:table-cell>
          <table:table-cell office:value-type="float" office:value="0.109612" calcext:value-type="float">
            <text:p>0.109612</text:p>
          </table:table-cell>
          <table:table-cell office:value-type="float" office:value="0.066" calcext:value-type="float">
            <text:p>0.066</text:p>
          </table:table-cell>
          <table:table-cell table:number-columns-repeated="3" office:value-type="float" office:value="0.067" calcext:value-type="float">
            <text:p>0.067</text:p>
          </table:table-cell>
          <table:table-cell office:value-type="float" office:value="1.169" calcext:value-type="float">
            <text:p>1.16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1715" calcext:value-type="float">
            <text:p>0.11715</text:p>
          </table:table-cell>
          <table:table-cell office:value-type="float" office:value="0.129135" calcext:value-type="float">
            <text:p>0.129135</text:p>
          </table:table-cell>
          <table:table-cell office:value-type="float" office:value="0.103" calcext:value-type="float">
            <text:p>0.103</text:p>
          </table:table-cell>
          <table:table-cell table:number-columns-repeated="3" office:value-type="float" office:value="0.104" calcext:value-type="float">
            <text:p>0.104</text:p>
          </table:table-cell>
          <table:table-cell office:value-type="float" office:value="1.402" calcext:value-type="float">
            <text:p>1.40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9336" calcext:value-type="float">
            <text:p>0.29336</text:p>
          </table:table-cell>
          <table:table-cell office:value-type="float" office:value="0.166814" calcext:value-type="float">
            <text:p>0.166814</text:p>
          </table:table-cell>
          <table:table-cell office:value-type="float" office:value="0.273" calcext:value-type="float">
            <text:p>0.273</text:p>
          </table:table-cell>
          <table:table-cell office:value-type="float" office:value="0.275" calcext:value-type="float">
            <text:p>0.275</text:p>
          </table:table-cell>
          <table:table-cell office:value-type="float" office:value="0.276" calcext:value-type="float">
            <text:p>0.276</text:p>
          </table:table-cell>
          <table:table-cell office:value-type="float" office:value="0.277" calcext:value-type="float">
            <text:p>0.277</text:p>
          </table:table-cell>
          <table:table-cell office:value-type="float" office:value="1.953" calcext:value-type="float">
            <text:p>1.95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4779" calcext:value-type="float">
            <text:p>0.54779</text:p>
          </table:table-cell>
          <table:table-cell office:value-type="float" office:value="0.249407" calcext:value-type="float">
            <text:p>0.249407</text:p>
          </table:table-cell>
          <table:table-cell office:value-type="float" office:value="0.516" calcext:value-type="float">
            <text:p>0.516</text:p>
          </table:table-cell>
          <table:table-cell office:value-type="float" office:value="0.52" calcext:value-type="float">
            <text:p>0.52</text:p>
          </table:table-cell>
          <table:table-cell office:value-type="float" office:value="0.523" calcext:value-type="float">
            <text:p>0.523</text:p>
          </table:table-cell>
          <table:table-cell office:value-type="float" office:value="0.524" calcext:value-type="float">
            <text:p>0.524</text:p>
          </table:table-cell>
          <table:table-cell office:value-type="float" office:value="3.029" calcext:value-type="float">
            <text:p>3.02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05251" calcext:value-type="float">
            <text:p>1.05251</text:p>
          </table:table-cell>
          <table:table-cell office:value-type="float" office:value="0.403324" calcext:value-type="float">
            <text:p>0.403324</text:p>
          </table:table-cell>
          <table:table-cell office:value-type="float" office:value="1.004" calcext:value-type="float">
            <text:p>1.004</text:p>
          </table:table-cell>
          <table:table-cell office:value-type="float" office:value="1.009" calcext:value-type="float">
            <text:p>1.009</text:p>
          </table:table-cell>
          <table:table-cell office:value-type="float" office:value="1.011" calcext:value-type="float">
            <text:p>1.011</text:p>
          </table:table-cell>
          <table:table-cell office:value-type="float" office:value="1.014" calcext:value-type="float">
            <text:p>1.014</text:p>
          </table:table-cell>
          <table:table-cell office:value-type="float" office:value="5.065" calcext:value-type="float">
            <text:p>5.06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06333" calcext:value-type="float">
            <text:p>2.06333</text:p>
          </table:table-cell>
          <table:table-cell office:value-type="float" office:value="0.711592" calcext:value-type="float">
            <text:p>0.711592</text:p>
          </table:table-cell>
          <table:table-cell office:value-type="float" office:value="1.944" calcext:value-type="float">
            <text:p>1.944</text:p>
          </table:table-cell>
          <table:table-cell office:value-type="float" office:value="1.988" calcext:value-type="float">
            <text:p>1.988</text:p>
          </table:table-cell>
          <table:table-cell office:value-type="float" office:value="1.991" calcext:value-type="float">
            <text:p>1.991</text:p>
          </table:table-cell>
          <table:table-cell office:value-type="float" office:value="1.993" calcext:value-type="float">
            <text:p>1.993</text:p>
          </table:table-cell>
          <table:table-cell office:value-type="float" office:value="9.143" calcext:value-type="float">
            <text:p>9.14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.07555" calcext:value-type="float">
            <text:p>4.07555</text:p>
          </table:table-cell>
          <table:table-cell office:value-type="float" office:value="1.32374" calcext:value-type="float">
            <text:p>1.32374</text:p>
          </table:table-cell>
          <table:table-cell office:value-type="float" office:value="3.893" calcext:value-type="float">
            <text:p>3.893</text:p>
          </table:table-cell>
          <table:table-cell office:value-type="float" office:value="3.937" calcext:value-type="float">
            <text:p>3.937</text:p>
          </table:table-cell>
          <table:table-cell office:value-type="float" office:value="3.941" calcext:value-type="float">
            <text:p>3.941</text:p>
          </table:table-cell>
          <table:table-cell office:value-type="float" office:value="3.944" calcext:value-type="float">
            <text:p>3.944</text:p>
          </table:table-cell>
          <table:table-cell office:value-type="float" office:value="17.246" calcext:value-type="float">
            <text:p>17.24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.09989" calcext:value-type="float">
            <text:p>8.09989</text:p>
          </table:table-cell>
          <table:table-cell office:value-type="float" office:value="2.53949" calcext:value-type="float">
            <text:p>2.53949</text:p>
          </table:table-cell>
          <table:table-cell office:value-type="float" office:value="7.799" calcext:value-type="float">
            <text:p>7.799</text:p>
          </table:table-cell>
          <table:table-cell office:value-type="float" office:value="7.835" calcext:value-type="float">
            <text:p>7.835</text:p>
          </table:table-cell>
          <table:table-cell office:value-type="float" office:value="7.843" calcext:value-type="float">
            <text:p>7.843</text:p>
          </table:table-cell>
          <table:table-cell office:value-type="float" office:value="7.849" calcext:value-type="float">
            <text:p>7.849</text:p>
          </table:table-cell>
          <table:table-cell office:value-type="float" office:value="33.367" calcext:value-type="float">
            <text:p>33.36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.1603" calcext:value-type="float">
            <text:p>16.1603</text:p>
          </table:table-cell>
          <table:table-cell office:value-type="float" office:value="4.98089" calcext:value-type="float">
            <text:p>4.98089</text:p>
          </table:table-cell>
          <table:table-cell office:value-type="float" office:value="15.6" calcext:value-type="float">
            <text:p>15.6</text:p>
          </table:table-cell>
          <table:table-cell office:value-type="float" office:value="15.646" calcext:value-type="float">
            <text:p>15.646</text:p>
          </table:table-cell>
          <table:table-cell office:value-type="float" office:value="15.658" calcext:value-type="float">
            <text:p>15.658</text:p>
          </table:table-cell>
          <table:table-cell office:value-type="float" office:value="15.671" calcext:value-type="float">
            <text:p>15.671</text:p>
          </table:table-cell>
          <table:table-cell office:value-type="float" office:value="65.719" calcext:value-type="float">
            <text:p>65.71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2.2935" calcext:value-type="float">
            <text:p>32.2935</text:p>
          </table:table-cell>
          <table:table-cell office:value-type="float" office:value="9.82405" calcext:value-type="float">
            <text:p>9.82405</text:p>
          </table:table-cell>
          <table:table-cell office:value-type="float" office:value="31.238" calcext:value-type="float">
            <text:p>31.238</text:p>
          </table:table-cell>
          <table:table-cell office:value-type="float" office:value="31.285" calcext:value-type="float">
            <text:p>31.285</text:p>
          </table:table-cell>
          <table:table-cell office:value-type="float" office:value="31.307" calcext:value-type="float">
            <text:p>31.307</text:p>
          </table:table-cell>
          <table:table-cell office:value-type="float" office:value="31.33" calcext:value-type="float">
            <text:p>31.33</text:p>
          </table:table-cell>
          <table:table-cell office:value-type="float" office:value="130.041" calcext:value-type="float">
            <text:p>130.04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4.5457" calcext:value-type="float">
            <text:p>64.5457</text:p>
          </table:table-cell>
          <table:table-cell office:value-type="float" office:value="19.5563" calcext:value-type="float">
            <text:p>19.5563</text:p>
          </table:table-cell>
          <table:table-cell office:value-type="float" office:value="62.468" calcext:value-type="float">
            <text:p>62.468</text:p>
          </table:table-cell>
          <table:table-cell office:value-type="float" office:value="62.553" calcext:value-type="float">
            <text:p>62.553</text:p>
          </table:table-cell>
          <table:table-cell office:value-type="float" office:value="62.588" calcext:value-type="float">
            <text:p>62.588</text:p>
          </table:table-cell>
          <table:table-cell office:value-type="float" office:value="62.609" calcext:value-type="float">
            <text:p>62.609</text:p>
          </table:table-cell>
          <table:table-cell office:value-type="float" office:value="259.128" calcext:value-type="float">
            <text:p>259.12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3577" calcext:value-type="float">
            <text:p>0.03577</text:p>
          </table:table-cell>
          <table:table-cell office:value-type="float" office:value="0.0484914" calcext:value-type="float">
            <text:p>0.0484914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0.518" calcext:value-type="float">
            <text:p>0.518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577" calcext:value-type="float">
            <text:p>0.03577</text:p>
          </table:table-cell>
          <table:table-cell office:value-type="float" office:value="0.0503799" calcext:value-type="float">
            <text:p>0.0503799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0.537" calcext:value-type="float">
            <text:p>0.537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575" calcext:value-type="float">
            <text:p>0.03575</text:p>
          </table:table-cell>
          <table:table-cell office:value-type="float" office:value="0.0483143" calcext:value-type="float">
            <text:p>0.0483143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0.516" calcext:value-type="float">
            <text:p>0.516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576" calcext:value-type="float">
            <text:p>0.03576</text:p>
          </table:table-cell>
          <table:table-cell office:value-type="float" office:value="0.0481171" calcext:value-type="float">
            <text:p>0.0481171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0.514" calcext:value-type="float">
            <text:p>0.514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3587" calcext:value-type="float">
            <text:p>0.03587</text:p>
          </table:table-cell>
          <table:table-cell office:value-type="float" office:value="0.0486024" calcext:value-type="float">
            <text:p>0.0486024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0.518" calcext:value-type="float">
            <text:p>0.518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3545" calcext:value-type="float">
            <text:p>0.03545</text:p>
          </table:table-cell>
          <table:table-cell office:value-type="float" office:value="0.0484015" calcext:value-type="float">
            <text:p>0.0484015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0.517" calcext:value-type="float">
            <text:p>0.517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3567" calcext:value-type="float">
            <text:p>0.03567</text:p>
          </table:table-cell>
          <table:table-cell office:value-type="float" office:value="0.048312" calcext:value-type="float">
            <text:p>0.048312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0.516" calcext:value-type="float">
            <text:p>0.516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562" calcext:value-type="float">
            <text:p>0.03562</text:p>
          </table:table-cell>
          <table:table-cell office:value-type="float" office:value="0.0483609" calcext:value-type="float">
            <text:p>0.0483609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031" calcext:value-type="float">
            <text:p>0.031</text:p>
          </table:table-cell>
          <table:table-cell office:value-type="float" office:value="0.516" calcext:value-type="float">
            <text:p>0.516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3557" calcext:value-type="float">
            <text:p>0.03557</text:p>
          </table:table-cell>
          <table:table-cell office:value-type="float" office:value="0.0484249" calcext:value-type="float">
            <text:p>0.0484249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031" calcext:value-type="float">
            <text:p>0.031</text:p>
          </table:table-cell>
          <table:table-cell office:value-type="float" office:value="0.517" calcext:value-type="float">
            <text:p>0.517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484115" calcext:value-type="float">
            <text:p>0.0484115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0.517" calcext:value-type="float">
            <text:p>0.517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3566" calcext:value-type="float">
            <text:p>0.03566</text:p>
          </table:table-cell>
          <table:table-cell office:value-type="float" office:value="0.0481259" calcext:value-type="float">
            <text:p>0.0481259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0.514" calcext:value-type="float">
            <text:p>0.514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3588" calcext:value-type="float">
            <text:p>0.03588</text:p>
          </table:table-cell>
          <table:table-cell office:value-type="float" office:value="0.0481851" calcext:value-type="float">
            <text:p>0.0481851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0.515" calcext:value-type="float">
            <text:p>0.515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3577" calcext:value-type="float">
            <text:p>0.03577</text:p>
          </table:table-cell>
          <table:table-cell office:value-type="float" office:value="0.0485574" calcext:value-type="float">
            <text:p>0.0485574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031" calcext:value-type="float">
            <text:p>0.031</text:p>
          </table:table-cell>
          <table:table-cell office:value-type="float" office:value="0.518" calcext:value-type="float">
            <text:p>0.518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3579" calcext:value-type="float">
            <text:p>0.03579</text:p>
          </table:table-cell>
          <table:table-cell office:value-type="float" office:value="0.0486097" calcext:value-type="float">
            <text:p>0.0486097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0.519" calcext:value-type="float">
            <text:p>0.519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3604" calcext:value-type="float">
            <text:p>0.03604</text:p>
          </table:table-cell>
          <table:table-cell office:value-type="float" office:value="0.0503581" calcext:value-type="float">
            <text:p>0.0503581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0.537" calcext:value-type="float">
            <text:p>0.537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3572" calcext:value-type="float">
            <text:p>0.03572</text:p>
          </table:table-cell>
          <table:table-cell office:value-type="float" office:value="0.0486128" calcext:value-type="float">
            <text:p>0.0486128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0.519" calcext:value-type="float">
            <text:p>0.519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3585" calcext:value-type="float">
            <text:p>0.03585</text:p>
          </table:table-cell>
          <table:table-cell office:value-type="float" office:value="0.0485965" calcext:value-type="float">
            <text:p>0.0485965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0.518" calcext:value-type="float">
            <text:p>0.518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3553" calcext:value-type="float">
            <text:p>0.03553</text:p>
          </table:table-cell>
          <table:table-cell office:value-type="float" office:value="0.0484056" calcext:value-type="float">
            <text:p>0.0484056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031" calcext:value-type="float">
            <text:p>0.031</text:p>
          </table:table-cell>
          <table:table-cell office:value-type="float" office:value="0.517" calcext:value-type="float">
            <text:p>0.517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358" calcext:value-type="float">
            <text:p>0.0358</text:p>
          </table:table-cell>
          <table:table-cell office:value-type="float" office:value="0.0490455" calcext:value-type="float">
            <text:p>0.0490455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0.523" calcext:value-type="float">
            <text:p>0.523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3596" calcext:value-type="float">
            <text:p>0.03596</text:p>
          </table:table-cell>
          <table:table-cell office:value-type="float" office:value="0.048695" calcext:value-type="float">
            <text:p>0.048695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0.52" calcext:value-type="float">
            <text:p>0.52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3595" calcext:value-type="float">
            <text:p>0.03595</text:p>
          </table:table-cell>
          <table:table-cell office:value-type="float" office:value="0.0486112" calcext:value-type="float">
            <text:p>0.0486112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31" calcext:value-type="float">
            <text:p>0.031</text:p>
          </table:table-cell>
          <table:table-cell office:value-type="float" office:value="0.519" calcext:value-type="float">
            <text:p>0.519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3636" calcext:value-type="float">
            <text:p>0.03636</text:p>
          </table:table-cell>
          <table:table-cell office:value-type="float" office:value="0.0489344" calcext:value-type="float">
            <text:p>0.0489344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31" calcext:value-type="float">
            <text:p>0.031</text:p>
          </table:table-cell>
          <table:table-cell office:value-type="float" office:value="0.522" calcext:value-type="float">
            <text:p>0.522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3597" calcext:value-type="float">
            <text:p>0.03597</text:p>
          </table:table-cell>
          <table:table-cell office:value-type="float" office:value="0.0486805" calcext:value-type="float">
            <text:p>0.0486805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31" calcext:value-type="float">
            <text:p>0.031</text:p>
          </table:table-cell>
          <table:table-cell office:value-type="float" office:value="0.52" calcext:value-type="float">
            <text:p>0.52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3612" calcext:value-type="float">
            <text:p>0.03612</text:p>
          </table:table-cell>
          <table:table-cell office:value-type="float" office:value="0.048584" calcext:value-type="float">
            <text:p>0.048584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31" calcext:value-type="float">
            <text:p>0.031</text:p>
          </table:table-cell>
          <table:table-cell office:value-type="float" office:value="0.519" calcext:value-type="float">
            <text:p>0.519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3615" calcext:value-type="float">
            <text:p>0.03615</text:p>
          </table:table-cell>
          <table:table-cell office:value-type="float" office:value="0.0487168" calcext:value-type="float">
            <text:p>0.0487168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31" calcext:value-type="float">
            <text:p>0.031</text:p>
          </table:table-cell>
          <table:table-cell office:value-type="float" office:value="0.52" calcext:value-type="float">
            <text:p>0.52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3593" calcext:value-type="float">
            <text:p>0.03593</text:p>
          </table:table-cell>
          <table:table-cell office:value-type="float" office:value="0.0484812" calcext:value-type="float">
            <text:p>0.0484812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0.518" calcext:value-type="float">
            <text:p>0.518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17" calcext:value-type="float">
            <text:p>0.0517</text:p>
          </table:table-cell>
          <table:table-cell office:value-type="float" office:value="0.0056542" calcext:value-type="float">
            <text:p>0.0056542</text:p>
          </table:table-cell>
          <table:table-cell office:value-type="float" office:value="0.049" calcext:value-type="float">
            <text:p>0.049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92" calcext:value-type="float">
            <text:p>0.09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2393" calcext:value-type="float">
            <text:p>0.22393</text:p>
          </table:table-cell>
          <table:table-cell office:value-type="float" office:value="0.0325939" calcext:value-type="float">
            <text:p>0.0325939</text:p>
          </table:table-cell>
          <table:table-cell office:value-type="float" office:value="0.188" calcext:value-type="float">
            <text:p>0.188</text:p>
          </table:table-cell>
          <table:table-cell office:value-type="float" office:value="0.2" calcext:value-type="float">
            <text:p>0.2</text:p>
          </table:table-cell>
          <table:table-cell office:value-type="float" office:value="0.207" calcext:value-type="float">
            <text:p>0.207</text:p>
          </table:table-cell>
          <table:table-cell office:value-type="float" office:value="0.248" calcext:value-type="float">
            <text:p>0.248</text:p>
          </table:table-cell>
          <table:table-cell office:value-type="float" office:value="0.322" calcext:value-type="float">
            <text:p>0.32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9249" calcext:value-type="float">
            <text:p>0.39249</text:p>
          </table:table-cell>
          <table:table-cell office:value-type="float" office:value="0.0459081" calcext:value-type="float">
            <text:p>0.0459081</text:p>
          </table:table-cell>
          <table:table-cell office:value-type="float" office:value="0.332" calcext:value-type="float">
            <text:p>0.332</text:p>
          </table:table-cell>
          <table:table-cell office:value-type="float" office:value="0.353" calcext:value-type="float">
            <text:p>0.353</text:p>
          </table:table-cell>
          <table:table-cell office:value-type="float" office:value="0.408" calcext:value-type="float">
            <text:p>0.408</text:p>
          </table:table-cell>
          <table:table-cell office:value-type="float" office:value="0.418" calcext:value-type="float">
            <text:p>0.418</text:p>
          </table:table-cell>
          <table:table-cell office:value-type="float" office:value="0.594" calcext:value-type="float">
            <text:p>0.59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0665" calcext:value-type="float">
            <text:p>0.70665</text:p>
          </table:table-cell>
          <table:table-cell office:value-type="float" office:value="0.0411092" calcext:value-type="float">
            <text:p>0.0411092</text:p>
          </table:table-cell>
          <table:table-cell office:value-type="float" office:value="0.627" calcext:value-type="float">
            <text:p>0.627</text:p>
          </table:table-cell>
          <table:table-cell office:value-type="float" office:value="0.7" calcext:value-type="float">
            <text:p>0.7</text:p>
          </table:table-cell>
          <table:table-cell office:value-type="float" office:value="0.71" calcext:value-type="float">
            <text:p>0.71</text:p>
          </table:table-cell>
          <table:table-cell office:value-type="float" office:value="0.715" calcext:value-type="float">
            <text:p>0.715</text:p>
          </table:table-cell>
          <table:table-cell office:value-type="float" office:value="0.86" calcext:value-type="float">
            <text:p>0.8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1137" calcext:value-type="float">
            <text:p>0.71137</text:p>
          </table:table-cell>
          <table:table-cell office:value-type="float" office:value="0.0738758" calcext:value-type="float">
            <text:p>0.0738758</text:p>
          </table:table-cell>
          <table:table-cell office:value-type="float" office:value="0.633" calcext:value-type="float">
            <text:p>0.633</text:p>
          </table:table-cell>
          <table:table-cell office:value-type="float" office:value="0.69" calcext:value-type="float">
            <text:p>0.69</text:p>
          </table:table-cell>
          <table:table-cell office:value-type="float" office:value="0.708" calcext:value-type="float">
            <text:p>0.708</text:p>
          </table:table-cell>
          <table:table-cell office:value-type="float" office:value="0.715" calcext:value-type="float">
            <text:p>0.715</text:p>
          </table:table-cell>
          <table:table-cell office:value-type="float" office:value="1.188" calcext:value-type="float">
            <text:p>1.18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1138" calcext:value-type="float">
            <text:p>0.71138</text:p>
          </table:table-cell>
          <table:table-cell office:value-type="float" office:value="0.043633" calcext:value-type="float">
            <text:p>0.043633</text:p>
          </table:table-cell>
          <table:table-cell office:value-type="float" office:value="0.627" calcext:value-type="float">
            <text:p>0.627</text:p>
          </table:table-cell>
          <table:table-cell office:value-type="float" office:value="0.702" calcext:value-type="float">
            <text:p>0.702</text:p>
          </table:table-cell>
          <table:table-cell office:value-type="float" office:value="0.705" calcext:value-type="float">
            <text:p>0.705</text:p>
          </table:table-cell>
          <table:table-cell office:value-type="float" office:value="0.714" calcext:value-type="float">
            <text:p>0.714</text:p>
          </table:table-cell>
          <table:table-cell office:value-type="float" office:value="0.972" calcext:value-type="float">
            <text:p>0.97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1027" calcext:value-type="float">
            <text:p>0.71027</text:p>
          </table:table-cell>
          <table:table-cell office:value-type="float" office:value="0.0534894" calcext:value-type="float">
            <text:p>0.0534894</text:p>
          </table:table-cell>
          <table:table-cell office:value-type="float" office:value="0.623" calcext:value-type="float">
            <text:p>0.623</text:p>
          </table:table-cell>
          <table:table-cell office:value-type="float" office:value="0.695" calcext:value-type="float">
            <text:p>0.695</text:p>
          </table:table-cell>
          <table:table-cell office:value-type="float" office:value="0.705" calcext:value-type="float">
            <text:p>0.705</text:p>
          </table:table-cell>
          <table:table-cell office:value-type="float" office:value="0.711" calcext:value-type="float">
            <text:p>0.711</text:p>
          </table:table-cell>
          <table:table-cell office:value-type="float" office:value="1.01" calcext:value-type="float">
            <text:p>1.0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2615" calcext:value-type="float">
            <text:p>0.72615</text:p>
          </table:table-cell>
          <table:table-cell office:value-type="float" office:value="0.0610584" calcext:value-type="float">
            <text:p>0.0610584</text:p>
          </table:table-cell>
          <table:table-cell office:value-type="float" office:value="0.629" calcext:value-type="float">
            <text:p>0.629</text:p>
          </table:table-cell>
          <table:table-cell office:value-type="float" office:value="0.685" calcext:value-type="float">
            <text:p>0.685</text:p>
          </table:table-cell>
          <table:table-cell office:value-type="float" office:value="0.722" calcext:value-type="float">
            <text:p>0.722</text:p>
          </table:table-cell>
          <table:table-cell office:value-type="float" office:value="0.748" calcext:value-type="float">
            <text:p>0.748</text:p>
          </table:table-cell>
          <table:table-cell office:value-type="float" office:value="0.998" calcext:value-type="float">
            <text:p>0.99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5578" calcext:value-type="float">
            <text:p>0.75578</text:p>
          </table:table-cell>
          <table:table-cell office:value-type="float" office:value="0.0623653" calcext:value-type="float">
            <text:p>0.0623653</text:p>
          </table:table-cell>
          <table:table-cell office:value-type="float" office:value="0.65" calcext:value-type="float">
            <text:p>0.65</text:p>
          </table:table-cell>
          <table:table-cell office:value-type="float" office:value="0.746" calcext:value-type="float">
            <text:p>0.746</text:p>
          </table:table-cell>
          <table:table-cell office:value-type="float" office:value="0.751" calcext:value-type="float">
            <text:p>0.751</text:p>
          </table:table-cell>
          <table:table-cell office:value-type="float" office:value="0.759" calcext:value-type="float">
            <text:p>0.759</text:p>
          </table:table-cell>
          <table:table-cell office:value-type="float" office:value="1.041" calcext:value-type="float">
            <text:p>1.04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0748" calcext:value-type="float">
            <text:p>0.80748</text:p>
          </table:table-cell>
          <table:table-cell office:value-type="float" office:value="0.0960476" calcext:value-type="float">
            <text:p>0.0960476</text:p>
          </table:table-cell>
          <table:table-cell office:value-type="float" office:value="0.642" calcext:value-type="float">
            <text:p>0.642</text:p>
          </table:table-cell>
          <table:table-cell office:value-type="float" office:value="0.781" calcext:value-type="float">
            <text:p>0.781</text:p>
          </table:table-cell>
          <table:table-cell office:value-type="float" office:value="0.789" calcext:value-type="float">
            <text:p>0.789</text:p>
          </table:table-cell>
          <table:table-cell office:value-type="float" office:value="0.817" calcext:value-type="float">
            <text:p>0.817</text:p>
          </table:table-cell>
          <table:table-cell office:value-type="float" office:value="1.208" calcext:value-type="float">
            <text:p>1.20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0323" calcext:value-type="float">
            <text:p>0.80323</text:p>
          </table:table-cell>
          <table:table-cell office:value-type="float" office:value="0.109981" calcext:value-type="float">
            <text:p>0.109981</text:p>
          </table:table-cell>
          <table:table-cell office:value-type="float" office:value="0.658" calcext:value-type="float">
            <text:p>0.658</text:p>
          </table:table-cell>
          <table:table-cell office:value-type="float" office:value="0.725" calcext:value-type="float">
            <text:p>0.725</text:p>
          </table:table-cell>
          <table:table-cell office:value-type="float" office:value="0.765" calcext:value-type="float">
            <text:p>0.765</text:p>
          </table:table-cell>
          <table:table-cell office:value-type="float" office:value="0.894" calcext:value-type="float">
            <text:p>0.894</text:p>
          </table:table-cell>
          <table:table-cell office:value-type="float" office:value="1.22" calcext:value-type="float">
            <text:p>1.2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141" calcext:value-type="float">
            <text:p>0.9141</text:p>
          </table:table-cell>
          <table:table-cell office:value-type="float" office:value="0.194348" calcext:value-type="float">
            <text:p>0.194348</text:p>
          </table:table-cell>
          <table:table-cell office:value-type="float" office:value="0.648" calcext:value-type="float">
            <text:p>0.648</text:p>
          </table:table-cell>
          <table:table-cell office:value-type="float" office:value="0.73" calcext:value-type="float">
            <text:p>0.73</text:p>
          </table:table-cell>
          <table:table-cell office:value-type="float" office:value="0.841" calcext:value-type="float">
            <text:p>0.841</text:p>
          </table:table-cell>
          <table:table-cell office:value-type="float" office:value="1.112" calcext:value-type="float">
            <text:p>1.112</text:p>
          </table:table-cell>
          <table:table-cell office:value-type="float" office:value="1.368" calcext:value-type="float">
            <text:p>1.36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32276" calcext:value-type="float">
            <text:p>1.32276</text:p>
          </table:table-cell>
          <table:table-cell office:value-type="float" office:value="0.317708" calcext:value-type="float">
            <text:p>0.317708</text:p>
          </table:table-cell>
          <table:table-cell office:value-type="float" office:value="0.674" calcext:value-type="float">
            <text:p>0.674</text:p>
          </table:table-cell>
          <table:table-cell office:value-type="float" office:value="0.954" calcext:value-type="float">
            <text:p>0.954</text:p>
          </table:table-cell>
          <table:table-cell office:value-type="float" office:value="1.473" calcext:value-type="float">
            <text:p>1.473</text:p>
          </table:table-cell>
          <table:table-cell office:value-type="float" office:value="1.561" calcext:value-type="float">
            <text:p>1.561</text:p>
          </table:table-cell>
          <table:table-cell office:value-type="float" office:value="1.78" calcext:value-type="float">
            <text:p>1.7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01099" calcext:value-type="float">
            <text:p>2.01099</text:p>
          </table:table-cell>
          <table:table-cell office:value-type="float" office:value="0.628423" calcext:value-type="float">
            <text:p>0.628423</text:p>
          </table:table-cell>
          <table:table-cell office:value-type="float" office:value="0.712" calcext:value-type="float">
            <text:p>0.712</text:p>
          </table:table-cell>
          <table:table-cell office:value-type="float" office:value="1.997" calcext:value-type="float">
            <text:p>1.997</text:p>
          </table:table-cell>
          <table:table-cell office:value-type="float" office:value="2.302" calcext:value-type="float">
            <text:p>2.302</text:p>
          </table:table-cell>
          <table:table-cell office:value-type="float" office:value="2.427" calcext:value-type="float">
            <text:p>2.427</text:p>
          </table:table-cell>
          <table:table-cell office:value-type="float" office:value="2.781" calcext:value-type="float">
            <text:p>2.78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24149" calcext:value-type="float">
            <text:p>2.24149</text:p>
          </table:table-cell>
          <table:table-cell office:value-type="float" office:value="1.39962" calcext:value-type="float">
            <text:p>1.39962</text:p>
          </table:table-cell>
          <table:table-cell office:value-type="float" office:value="0.738" calcext:value-type="float">
            <text:p>0.738</text:p>
          </table:table-cell>
          <table:table-cell office:value-type="float" office:value="1.066" calcext:value-type="float">
            <text:p>1.066</text:p>
          </table:table-cell>
          <table:table-cell office:value-type="float" office:value="1.54" calcext:value-type="float">
            <text:p>1.54</text:p>
          </table:table-cell>
          <table:table-cell office:value-type="float" office:value="3.969" calcext:value-type="float">
            <text:p>3.969</text:p>
          </table:table-cell>
          <table:table-cell office:value-type="float" office:value="5.757" calcext:value-type="float">
            <text:p>5.75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48737" calcext:value-type="float">
            <text:p>1.48737</text:p>
          </table:table-cell>
          <table:table-cell office:value-type="float" office:value="1.85694" calcext:value-type="float">
            <text:p>1.85694</text:p>
          </table:table-cell>
          <table:table-cell office:value-type="float" office:value="0.773" calcext:value-type="float">
            <text:p>0.773</text:p>
          </table:table-cell>
          <table:table-cell office:value-type="float" office:value="0.825" calcext:value-type="float">
            <text:p>0.825</text:p>
          </table:table-cell>
          <table:table-cell office:value-type="float" office:value="0.863" calcext:value-type="float">
            <text:p>0.863</text:p>
          </table:table-cell>
          <table:table-cell office:value-type="float" office:value="1.013" calcext:value-type="float">
            <text:p>1.013</text:p>
          </table:table-cell>
          <table:table-cell office:value-type="float" office:value="8.657" calcext:value-type="float">
            <text:p>8.65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4714" calcext:value-type="float">
            <text:p>2.4714</text:p>
          </table:table-cell>
          <table:table-cell office:value-type="float" office:value="3.71078" calcext:value-type="float">
            <text:p>3.71078</text:p>
          </table:table-cell>
          <table:table-cell office:value-type="float" office:value="0.744" calcext:value-type="float">
            <text:p>0.744</text:p>
          </table:table-cell>
          <table:table-cell office:value-type="float" office:value="0.901" calcext:value-type="float">
            <text:p>0.901</text:p>
          </table:table-cell>
          <table:table-cell office:value-type="float" office:value="1.038" calcext:value-type="float">
            <text:p>1.038</text:p>
          </table:table-cell>
          <table:table-cell office:value-type="float" office:value="1.272" calcext:value-type="float">
            <text:p>1.272</text:p>
          </table:table-cell>
          <table:table-cell office:value-type="float" office:value="17.962" calcext:value-type="float">
            <text:p>17.96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90255" calcext:value-type="float">
            <text:p>5.90255</text:p>
          </table:table-cell>
          <table:table-cell office:value-type="float" office:value="9.28806" calcext:value-type="float">
            <text:p>9.28806</text:p>
          </table:table-cell>
          <table:table-cell office:value-type="float" office:value="0.735" calcext:value-type="float">
            <text:p>0.735</text:p>
          </table:table-cell>
          <table:table-cell office:value-type="float" office:value="0.902" calcext:value-type="float">
            <text:p>0.902</text:p>
          </table:table-cell>
          <table:table-cell office:value-type="float" office:value="1.145" calcext:value-type="float">
            <text:p>1.145</text:p>
          </table:table-cell>
          <table:table-cell office:value-type="float" office:value="4.775" calcext:value-type="float">
            <text:p>4.775</text:p>
          </table:table-cell>
          <table:table-cell office:value-type="float" office:value="35.88" calcext:value-type="float">
            <text:p>35.8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.8524" calcext:value-type="float">
            <text:p>20.8524</text:p>
          </table:table-cell>
          <table:table-cell office:value-type="float" office:value="22.7253" calcext:value-type="float">
            <text:p>22.7253</text:p>
          </table:table-cell>
          <table:table-cell office:value-type="float" office:value="0.743" calcext:value-type="float">
            <text:p>0.743</text:p>
          </table:table-cell>
          <table:table-cell office:value-type="float" office:value="1.197" calcext:value-type="float">
            <text:p>1.197</text:p>
          </table:table-cell>
          <table:table-cell office:value-type="float" office:value="7.57" calcext:value-type="float">
            <text:p>7.57</text:p>
          </table:table-cell>
          <table:table-cell office:value-type="float" office:value="37.568" calcext:value-type="float">
            <text:p>37.568</text:p>
          </table:table-cell>
          <table:table-cell office:value-type="float" office:value="70.795" calcext:value-type="float">
            <text:p>70.79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3.3278" calcext:value-type="float">
            <text:p>83.3278</text:p>
          </table:table-cell>
          <table:table-cell office:value-type="float" office:value="35.5071" calcext:value-type="float">
            <text:p>35.5071</text:p>
          </table:table-cell>
          <table:table-cell office:value-type="float" office:value="21.827" calcext:value-type="float">
            <text:p>21.827</text:p>
          </table:table-cell>
          <table:table-cell office:value-type="float" office:value="53.449" calcext:value-type="float">
            <text:p>53.449</text:p>
          </table:table-cell>
          <table:table-cell office:value-type="float" office:value="81.999" calcext:value-type="float">
            <text:p>81.999</text:p>
          </table:table-cell>
          <table:table-cell office:value-type="float" office:value="111.742" calcext:value-type="float">
            <text:p>111.742</text:p>
          </table:table-cell>
          <table:table-cell office:value-type="float" office:value="148.773" calcext:value-type="float">
            <text:p>148.77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2.99" calcext:value-type="float">
            <text:p>242.99</text:p>
          </table:table-cell>
          <table:table-cell office:value-type="float" office:value="35.2712" calcext:value-type="float">
            <text:p>35.2712</text:p>
          </table:table-cell>
          <table:table-cell office:value-type="float" office:value="169.739" calcext:value-type="float">
            <text:p>169.739</text:p>
          </table:table-cell>
          <table:table-cell office:value-type="float" office:value="219.503" calcext:value-type="float">
            <text:p>219.503</text:p>
          </table:table-cell>
          <table:table-cell office:value-type="float" office:value="236.662" calcext:value-type="float">
            <text:p>236.662</text:p>
          </table:table-cell>
          <table:table-cell office:value-type="float" office:value="277.102" calcext:value-type="float">
            <text:p>277.102</text:p>
          </table:table-cell>
          <table:table-cell office:value-type="float" office:value="302.33" calcext:value-type="float">
            <text:p>302.3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42.606" calcext:value-type="float">
            <text:p>542.606</text:p>
          </table:table-cell>
          <table:table-cell office:value-type="float" office:value="36.4998" calcext:value-type="float">
            <text:p>36.4998</text:p>
          </table:table-cell>
          <table:table-cell office:value-type="float" office:value="485.252" calcext:value-type="float">
            <text:p>485.252</text:p>
          </table:table-cell>
          <table:table-cell office:value-type="float" office:value="508.991" calcext:value-type="float">
            <text:p>508.991</text:p>
          </table:table-cell>
          <table:table-cell office:value-type="float" office:value="541.307" calcext:value-type="float">
            <text:p>541.307</text:p>
          </table:table-cell>
          <table:table-cell office:value-type="float" office:value="573.118" calcext:value-type="float">
            <text:p>573.118</text:p>
          </table:table-cell>
          <table:table-cell office:value-type="float" office:value="610.208" calcext:value-type="float">
            <text:p>610.20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43.92" calcext:value-type="float">
            <text:p>1143.92</text:p>
          </table:table-cell>
          <table:table-cell office:value-type="float" office:value="36.3532" calcext:value-type="float">
            <text:p>36.3532</text:p>
          </table:table-cell>
          <table:table-cell office:value-type="float" office:value="1074.55" calcext:value-type="float">
            <text:p>1074.55</text:p>
          </table:table-cell>
          <table:table-cell office:value-type="float" office:value="1113.29" calcext:value-type="float">
            <text:p>1113.29</text:p>
          </table:table-cell>
          <table:table-cell office:value-type="float" office:value="1145.27" calcext:value-type="float">
            <text:p>1145.27</text:p>
          </table:table-cell>
          <table:table-cell office:value-type="float" office:value="1171.32" calcext:value-type="float">
            <text:p>1171.32</text:p>
          </table:table-cell>
          <table:table-cell office:value-type="float" office:value="1208.36" calcext:value-type="float">
            <text:p>1208.3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62.73" calcext:value-type="float">
            <text:p>2362.73</text:p>
          </table:table-cell>
          <table:table-cell office:value-type="float" office:value="37.5496" calcext:value-type="float">
            <text:p>37.5496</text:p>
          </table:table-cell>
          <table:table-cell office:value-type="float" office:value="2281.7" calcext:value-type="float">
            <text:p>2281.7</text:p>
          </table:table-cell>
          <table:table-cell office:value-type="float" office:value="2333.19" calcext:value-type="float">
            <text:p>2333.19</text:p>
          </table:table-cell>
          <table:table-cell office:value-type="float" office:value="2362.98" calcext:value-type="float">
            <text:p>2362.98</text:p>
          </table:table-cell>
          <table:table-cell office:value-type="float" office:value="2394.12" calcext:value-type="float">
            <text:p>2394.12</text:p>
          </table:table-cell>
          <table:table-cell office:value-type="float" office:value="2430.6" calcext:value-type="float">
            <text:p>2430.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787.76" calcext:value-type="float">
            <text:p>4787.76</text:p>
          </table:table-cell>
          <table:table-cell office:value-type="float" office:value="103.03" calcext:value-type="float">
            <text:p>103.03</text:p>
          </table:table-cell>
          <table:table-cell office:value-type="float" office:value="4090.89" calcext:value-type="float">
            <text:p>4090.89</text:p>
          </table:table-cell>
          <table:table-cell office:value-type="float" office:value="4776.09" calcext:value-type="float">
            <text:p>4776.09</text:p>
          </table:table-cell>
          <table:table-cell office:value-type="float" office:value="4799.39" calcext:value-type="float">
            <text:p>4799.39</text:p>
          </table:table-cell>
          <table:table-cell office:value-type="float" office:value="4827.27" calcext:value-type="float">
            <text:p>4827.27</text:p>
          </table:table-cell>
          <table:table-cell office:value-type="float" office:value="4894.7" calcext:value-type="float">
            <text:p>4894.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661.96" calcext:value-type="float">
            <text:p>9661.96</text:p>
          </table:table-cell>
          <table:table-cell office:value-type="float" office:value="93.6158" calcext:value-type="float">
            <text:p>93.6158</text:p>
          </table:table-cell>
          <table:table-cell office:value-type="float" office:value="8818.81" calcext:value-type="float">
            <text:p>8818.81</text:p>
          </table:table-cell>
          <table:table-cell office:value-type="float" office:value="9641.67" calcext:value-type="float">
            <text:p>9641.67</text:p>
          </table:table-cell>
          <table:table-cell office:value-type="float" office:value="9670.4" calcext:value-type="float">
            <text:p>9670.4</text:p>
          </table:table-cell>
          <table:table-cell office:value-type="float" office:value="9702.08" calcext:value-type="float">
            <text:p>9702.08</text:p>
          </table:table-cell>
          <table:table-cell office:value-type="float" office:value="9764.89" calcext:value-type="float">
            <text:p>9764.8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</table:table>
      <table:table table:name="CNOT (Single)" table:style-name="ta1">
        <table:table-column table:style-name="co1" table:number-columns-repeated="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3794" calcext:value-type="float">
            <text:p>0.03794</text:p>
          </table:table-cell>
          <table:table-cell office:value-type="float" office:value="0.070379" calcext:value-type="float">
            <text:p>0.070379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0.738" calcext:value-type="float">
            <text:p>0.73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784" calcext:value-type="float">
            <text:p>0.03784</text:p>
          </table:table-cell>
          <table:table-cell office:value-type="float" office:value="0.070024" calcext:value-type="float">
            <text:p>0.070024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031" calcext:value-type="float">
            <text:p>0.031</text:p>
          </table:table-cell>
          <table:table-cell office:value-type="float" office:value="0.734" calcext:value-type="float">
            <text:p>0.73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812" calcext:value-type="float">
            <text:p>0.03812</text:p>
          </table:table-cell>
          <table:table-cell office:value-type="float" office:value="0.0702772" calcext:value-type="float">
            <text:p>0.0702772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0.737" calcext:value-type="float">
            <text:p>0.73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797" calcext:value-type="float">
            <text:p>0.03797</text:p>
          </table:table-cell>
          <table:table-cell office:value-type="float" office:value="0.0710805" calcext:value-type="float">
            <text:p>0.0710805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0.745" calcext:value-type="float">
            <text:p>0.74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3828" calcext:value-type="float">
            <text:p>0.03828</text:p>
          </table:table-cell>
          <table:table-cell office:value-type="float" office:value="0.0710852" calcext:value-type="float">
            <text:p>0.0710852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0.745" calcext:value-type="float">
            <text:p>0.74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4815" calcext:value-type="float">
            <text:p>0.04815</text:p>
          </table:table-cell>
          <table:table-cell office:value-type="float" office:value="0.170762" calcext:value-type="float">
            <text:p>0.170762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1.747" calcext:value-type="float">
            <text:p>1.74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172" calcext:value-type="float">
            <text:p>0.05172</text:p>
          </table:table-cell>
          <table:table-cell office:value-type="float" office:value="0.208186" calcext:value-type="float">
            <text:p>0.208186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2.123" calcext:value-type="float">
            <text:p>2.12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988" calcext:value-type="float">
            <text:p>0.03988</text:p>
          </table:table-cell>
          <table:table-cell office:value-type="float" office:value="0.0908873" calcext:value-type="float">
            <text:p>0.0908873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0.944" calcext:value-type="float">
            <text:p>0.94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3988" calcext:value-type="float">
            <text:p>0.03988</text:p>
          </table:table-cell>
          <table:table-cell office:value-type="float" office:value="0.0902053" calcext:value-type="float">
            <text:p>0.0902053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031" calcext:value-type="float">
            <text:p>0.031</text:p>
          </table:table-cell>
          <table:table-cell office:value-type="float" office:value="0.937" calcext:value-type="float">
            <text:p>0.93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3998" calcext:value-type="float">
            <text:p>0.03998</text:p>
          </table:table-cell>
          <table:table-cell office:value-type="float" office:value="0.090476" calcext:value-type="float">
            <text:p>0.090476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0.94" calcext:value-type="float">
            <text:p>0.9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4009" calcext:value-type="float">
            <text:p>0.04009</text:p>
          </table:table-cell>
          <table:table-cell office:value-type="float" office:value="0.0907892" calcext:value-type="float">
            <text:p>0.0907892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0.943" calcext:value-type="float">
            <text:p>0.94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0915167" calcext:value-type="float">
            <text:p>0.0915167</text:p>
          </table:table-cell>
          <table:table-cell table:number-columns-repeated="3" office:value-type="float" office:value="0.031" calcext:value-type="float">
            <text:p>0.031</text:p>
          </table:table-cell>
          <table:table-cell office:value-type="float" office:value="0.032" calcext:value-type="float">
            <text:p>0.032</text:p>
          </table:table-cell>
          <table:table-cell office:value-type="float" office:value="0.951" calcext:value-type="float">
            <text:p>0.95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4225" calcext:value-type="float">
            <text:p>0.04225</text:p>
          </table:table-cell>
          <table:table-cell office:value-type="float" office:value="0.0931619" calcext:value-type="float">
            <text:p>0.0931619</text:p>
          </table:table-cell>
          <table:table-cell table:number-columns-repeated="2" office:value-type="float" office:value="0.032" calcext:value-type="float">
            <text:p>0.032</text:p>
          </table:table-cell>
          <table:table-cell table:number-columns-repeated="2" office:value-type="float" office:value="0.033" calcext:value-type="float">
            <text:p>0.033</text:p>
          </table:table-cell>
          <table:table-cell office:value-type="float" office:value="0.969" calcext:value-type="float">
            <text:p>0.96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4583" calcext:value-type="float">
            <text:p>0.04583</text:p>
          </table:table-cell>
          <table:table-cell office:value-type="float" office:value="0.0951295" calcext:value-type="float">
            <text:p>0.0951295</text:p>
          </table:table-cell>
          <table:table-cell office:value-type="float" office:value="0.035" calcext:value-type="float">
            <text:p>0.035</text:p>
          </table:table-cell>
          <table:table-cell table:number-columns-repeated="3" office:value-type="float" office:value="0.036" calcext:value-type="float">
            <text:p>0.036</text:p>
          </table:table-cell>
          <table:table-cell office:value-type="float" office:value="0.992" calcext:value-type="float">
            <text:p>0.99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5168" calcext:value-type="float">
            <text:p>0.05168</text:p>
          </table:table-cell>
          <table:table-cell office:value-type="float" office:value="0.100164" calcext:value-type="float">
            <text:p>0.100164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41" calcext:value-type="float">
            <text:p>0.041</text:p>
          </table:table-cell>
          <table:table-cell office:value-type="float" office:value="1.048" calcext:value-type="float">
            <text:p>1.04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6343" calcext:value-type="float">
            <text:p>0.06343</text:p>
          </table:table-cell>
          <table:table-cell office:value-type="float" office:value="0.109829" calcext:value-type="float">
            <text:p>0.109829</text:p>
          </table:table-cell>
          <table:table-cell office:value-type="float" office:value="0.051" calcext:value-type="float">
            <text:p>0.051</text:p>
          </table:table-cell>
          <table:table-cell table:number-columns-repeated="3" office:value-type="float" office:value="0.052" calcext:value-type="float">
            <text:p>0.052</text:p>
          </table:table-cell>
          <table:table-cell office:value-type="float" office:value="1.156" calcext:value-type="float">
            <text:p>1.15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8791" calcext:value-type="float">
            <text:p>0.08791</text:p>
          </table:table-cell>
          <table:table-cell office:value-type="float" office:value="0.129864" calcext:value-type="float">
            <text:p>0.129864</text:p>
          </table:table-cell>
          <table:table-cell table:number-columns-repeated="2" office:value-type="float" office:value="0.074" calcext:value-type="float">
            <text:p>0.074</text:p>
          </table:table-cell>
          <table:table-cell table:number-columns-repeated="2" office:value-type="float" office:value="0.075" calcext:value-type="float">
            <text:p>0.075</text:p>
          </table:table-cell>
          <table:table-cell office:value-type="float" office:value="1.38" calcext:value-type="float">
            <text:p>1.3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9026" calcext:value-type="float">
            <text:p>0.19026</text:p>
          </table:table-cell>
          <table:table-cell office:value-type="float" office:value="0.16756" calcext:value-type="float">
            <text:p>0.16756</text:p>
          </table:table-cell>
          <table:table-cell office:value-type="float" office:value="0.171" calcext:value-type="float">
            <text:p>0.171</text:p>
          </table:table-cell>
          <table:table-cell office:value-type="float" office:value="0.172" calcext:value-type="float">
            <text:p>0.172</text:p>
          </table:table-cell>
          <table:table-cell table:number-columns-repeated="2" office:value-type="float" office:value="0.173" calcext:value-type="float">
            <text:p>0.173</text:p>
          </table:table-cell>
          <table:table-cell office:value-type="float" office:value="1.857" calcext:value-type="float">
            <text:p>1.85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3962" calcext:value-type="float">
            <text:p>0.33962</text:p>
          </table:table-cell>
          <table:table-cell office:value-type="float" office:value="0.246642" calcext:value-type="float">
            <text:p>0.246642</text:p>
          </table:table-cell>
          <table:table-cell office:value-type="float" office:value="0.312" calcext:value-type="float">
            <text:p>0.312</text:p>
          </table:table-cell>
          <table:table-cell office:value-type="float" office:value="0.313" calcext:value-type="float">
            <text:p>0.313</text:p>
          </table:table-cell>
          <table:table-cell office:value-type="float" office:value="0.314" calcext:value-type="float">
            <text:p>0.314</text:p>
          </table:table-cell>
          <table:table-cell office:value-type="float" office:value="0.315" calcext:value-type="float">
            <text:p>0.315</text:p>
          </table:table-cell>
          <table:table-cell office:value-type="float" office:value="2.793" calcext:value-type="float">
            <text:p>2.79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63997" calcext:value-type="float">
            <text:p>0.63997</text:p>
          </table:table-cell>
          <table:table-cell office:value-type="float" office:value="0.408059" calcext:value-type="float">
            <text:p>0.408059</text:p>
          </table:table-cell>
          <table:table-cell office:value-type="float" office:value="0.595" calcext:value-type="float">
            <text:p>0.595</text:p>
          </table:table-cell>
          <table:table-cell office:value-type="float" office:value="0.598" calcext:value-type="float">
            <text:p>0.598</text:p>
          </table:table-cell>
          <table:table-cell office:value-type="float" office:value="0.599" calcext:value-type="float">
            <text:p>0.599</text:p>
          </table:table-cell>
          <table:table-cell office:value-type="float" office:value="0.6" calcext:value-type="float">
            <text:p>0.6</text:p>
          </table:table-cell>
          <table:table-cell office:value-type="float" office:value="4.7" calcext:value-type="float">
            <text:p>4.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24186" calcext:value-type="float">
            <text:p>1.24186</text:p>
          </table:table-cell>
          <table:table-cell office:value-type="float" office:value="0.711113" calcext:value-type="float">
            <text:p>0.711113</text:p>
          </table:table-cell>
          <table:table-cell office:value-type="float" office:value="1.164" calcext:value-type="float">
            <text:p>1.164</text:p>
          </table:table-cell>
          <table:table-cell office:value-type="float" office:value="1.167" calcext:value-type="float">
            <text:p>1.167</text:p>
          </table:table-cell>
          <table:table-cell office:value-type="float" office:value="1.169" calcext:value-type="float">
            <text:p>1.169</text:p>
          </table:table-cell>
          <table:table-cell office:value-type="float" office:value="1.171" calcext:value-type="float">
            <text:p>1.171</text:p>
          </table:table-cell>
          <table:table-cell office:value-type="float" office:value="8.317" calcext:value-type="float">
            <text:p>8.31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4453" calcext:value-type="float">
            <text:p>2.4453</text:p>
          </table:table-cell>
          <table:table-cell office:value-type="float" office:value="1.33116" calcext:value-type="float">
            <text:p>1.33116</text:p>
          </table:table-cell>
          <table:table-cell office:value-type="float" office:value="2.297" calcext:value-type="float">
            <text:p>2.297</text:p>
          </table:table-cell>
          <table:table-cell office:value-type="float" office:value="2.309" calcext:value-type="float">
            <text:p>2.309</text:p>
          </table:table-cell>
          <table:table-cell office:value-type="float" office:value="2.311" calcext:value-type="float">
            <text:p>2.311</text:p>
          </table:table-cell>
          <table:table-cell office:value-type="float" office:value="2.313" calcext:value-type="float">
            <text:p>2.313</text:p>
          </table:table-cell>
          <table:table-cell office:value-type="float" office:value="15.69" calcext:value-type="float">
            <text:p>15.6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.84683" calcext:value-type="float">
            <text:p>4.84683</text:p>
          </table:table-cell>
          <table:table-cell office:value-type="float" office:value="2.54019" calcext:value-type="float">
            <text:p>2.54019</text:p>
          </table:table-cell>
          <table:table-cell office:value-type="float" office:value="4.532" calcext:value-type="float">
            <text:p>4.532</text:p>
          </table:table-cell>
          <table:table-cell office:value-type="float" office:value="4.586" calcext:value-type="float">
            <text:p>4.586</text:p>
          </table:table-cell>
          <table:table-cell office:value-type="float" office:value="4.59" calcext:value-type="float">
            <text:p>4.59</text:p>
          </table:table-cell>
          <table:table-cell office:value-type="float" office:value="4.594" calcext:value-type="float">
            <text:p>4.594</text:p>
          </table:table-cell>
          <table:table-cell office:value-type="float" office:value="30.121" calcext:value-type="float">
            <text:p>30.12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.65095" calcext:value-type="float">
            <text:p>9.65095</text:p>
          </table:table-cell>
          <table:table-cell office:value-type="float" office:value="4.97517" calcext:value-type="float">
            <text:p>4.97517</text:p>
          </table:table-cell>
          <table:table-cell office:value-type="float" office:value="9.102" calcext:value-type="float">
            <text:p>9.102</text:p>
          </table:table-cell>
          <table:table-cell office:value-type="float" office:value="9.142" calcext:value-type="float">
            <text:p>9.142</text:p>
          </table:table-cell>
          <table:table-cell office:value-type="float" office:value="9.149" calcext:value-type="float">
            <text:p>9.149</text:p>
          </table:table-cell>
          <table:table-cell office:value-type="float" office:value="9.156" calcext:value-type="float">
            <text:p>9.156</text:p>
          </table:table-cell>
          <table:table-cell office:value-type="float" office:value="59.153" calcext:value-type="float">
            <text:p>59.15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.2574" calcext:value-type="float">
            <text:p>19.2574</text:p>
          </table:table-cell>
          <table:table-cell office:value-type="float" office:value="9.82613" calcext:value-type="float">
            <text:p>9.82613</text:p>
          </table:table-cell>
          <table:table-cell office:value-type="float" office:value="18.213" calcext:value-type="float">
            <text:p>18.213</text:p>
          </table:table-cell>
          <table:table-cell office:value-type="float" office:value="18.257" calcext:value-type="float">
            <text:p>18.257</text:p>
          </table:table-cell>
          <table:table-cell office:value-type="float" office:value="18.265" calcext:value-type="float">
            <text:p>18.265</text:p>
          </table:table-cell>
          <table:table-cell office:value-type="float" office:value="18.277" calcext:value-type="float">
            <text:p>18.277</text:p>
          </table:table-cell>
          <table:table-cell office:value-type="float" office:value="117.026" calcext:value-type="float">
            <text:p>117.02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8.469" calcext:value-type="float">
            <text:p>38.469</text:p>
          </table:table-cell>
          <table:table-cell office:value-type="float" office:value="19.5247" calcext:value-type="float">
            <text:p>19.5247</text:p>
          </table:table-cell>
          <table:table-cell office:value-type="float" office:value="36.425" calcext:value-type="float">
            <text:p>36.425</text:p>
          </table:table-cell>
          <table:table-cell office:value-type="float" office:value="36.49" calcext:value-type="float">
            <text:p>36.49</text:p>
          </table:table-cell>
          <table:table-cell office:value-type="float" office:value="36.503" calcext:value-type="float">
            <text:p>36.503</text:p>
          </table:table-cell>
          <table:table-cell office:value-type="float" office:value="36.529" calcext:value-type="float">
            <text:p>36.529</text:p>
          </table:table-cell>
          <table:table-cell office:value-type="float" office:value="232.737" calcext:value-type="float">
            <text:p>232.73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385" calcext:value-type="float">
            <text:p>0.05385</text:p>
          </table:table-cell>
          <table:table-cell office:value-type="float" office:value="0.226961" calcext:value-type="float">
            <text:p>0.226961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2.312" calcext:value-type="float">
            <text:p>2.312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572" calcext:value-type="float">
            <text:p>0.05572</text:p>
          </table:table-cell>
          <table:table-cell office:value-type="float" office:value="0.247268" calcext:value-type="float">
            <text:p>0.247268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31" calcext:value-type="float">
            <text:p>0.031</text:p>
          </table:table-cell>
          <table:table-cell office:value-type="float" office:value="2.516" calcext:value-type="float">
            <text:p>2.516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363" calcext:value-type="float">
            <text:p>0.05363</text:p>
          </table:table-cell>
          <table:table-cell office:value-type="float" office:value="0.224974" calcext:value-type="float">
            <text:p>0.224974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2.292" calcext:value-type="float">
            <text:p>2.292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238" calcext:value-type="float">
            <text:p>0.05238</text:p>
          </table:table-cell>
          <table:table-cell office:value-type="float" office:value="0.209736" calcext:value-type="float">
            <text:p>0.209736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31" calcext:value-type="float">
            <text:p>0.031</text:p>
          </table:table-cell>
          <table:table-cell office:value-type="float" office:value="2.139" calcext:value-type="float">
            <text:p>2.139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371" calcext:value-type="float">
            <text:p>0.05371</text:p>
          </table:table-cell>
          <table:table-cell office:value-type="float" office:value="0.228877" calcext:value-type="float">
            <text:p>0.228877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2.331" calcext:value-type="float">
            <text:p>2.331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428" calcext:value-type="float">
            <text:p>0.05428</text:p>
          </table:table-cell>
          <table:table-cell office:value-type="float" office:value="0.228329" calcext:value-type="float">
            <text:p>0.228329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31" calcext:value-type="float">
            <text:p>0.031</text:p>
          </table:table-cell>
          <table:table-cell office:value-type="float" office:value="2.326" calcext:value-type="float">
            <text:p>2.326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212" calcext:value-type="float">
            <text:p>0.05212</text:p>
          </table:table-cell>
          <table:table-cell office:value-type="float" office:value="0.210343" calcext:value-type="float">
            <text:p>0.210343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31" calcext:value-type="float">
            <text:p>0.031</text:p>
          </table:table-cell>
          <table:table-cell office:value-type="float" office:value="2.145" calcext:value-type="float">
            <text:p>2.145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406" calcext:value-type="float">
            <text:p>0.05406</text:p>
          </table:table-cell>
          <table:table-cell office:value-type="float" office:value="0.227451" calcext:value-type="float">
            <text:p>0.227451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31" calcext:value-type="float">
            <text:p>0.031</text:p>
          </table:table-cell>
          <table:table-cell office:value-type="float" office:value="2.317" calcext:value-type="float">
            <text:p>2.317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433" calcext:value-type="float">
            <text:p>0.05433</text:p>
          </table:table-cell>
          <table:table-cell office:value-type="float" office:value="0.233237" calcext:value-type="float">
            <text:p>0.233237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31" calcext:value-type="float">
            <text:p>0.031</text:p>
          </table:table-cell>
          <table:table-cell office:value-type="float" office:value="2.375" calcext:value-type="float">
            <text:p>2.375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2" calcext:value-type="float">
            <text:p>0.052</text:p>
          </table:table-cell>
          <table:table-cell office:value-type="float" office:value="0.208859" calcext:value-type="float">
            <text:p>0.208859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2.13" calcext:value-type="float">
            <text:p>2.13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437" calcext:value-type="float">
            <text:p>0.05437</text:p>
          </table:table-cell>
          <table:table-cell office:value-type="float" office:value="0.227737" calcext:value-type="float">
            <text:p>0.227737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31" calcext:value-type="float">
            <text:p>0.031</text:p>
          </table:table-cell>
          <table:table-cell office:value-type="float" office:value="2.32" calcext:value-type="float">
            <text:p>2.32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432" calcext:value-type="float">
            <text:p>0.05432</text:p>
          </table:table-cell>
          <table:table-cell office:value-type="float" office:value="0.226828" calcext:value-type="float">
            <text:p>0.226828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31" calcext:value-type="float">
            <text:p>0.031</text:p>
          </table:table-cell>
          <table:table-cell office:value-type="float" office:value="2.311" calcext:value-type="float">
            <text:p>2.311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573" calcext:value-type="float">
            <text:p>0.05573</text:p>
          </table:table-cell>
          <table:table-cell office:value-type="float" office:value="0.246363" calcext:value-type="float">
            <text:p>0.246363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31" calcext:value-type="float">
            <text:p>0.031</text:p>
          </table:table-cell>
          <table:table-cell office:value-type="float" office:value="2.507" calcext:value-type="float">
            <text:p>2.507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5464" calcext:value-type="float">
            <text:p>0.05464</text:p>
          </table:table-cell>
          <table:table-cell office:value-type="float" office:value="0.230017" calcext:value-type="float">
            <text:p>0.230017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31" calcext:value-type="float">
            <text:p>0.031</text:p>
          </table:table-cell>
          <table:table-cell office:value-type="float" office:value="2.343" calcext:value-type="float">
            <text:p>2.343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5449" calcext:value-type="float">
            <text:p>0.05449</text:p>
          </table:table-cell>
          <table:table-cell office:value-type="float" office:value="0.233839" calcext:value-type="float">
            <text:p>0.233839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2.381" calcext:value-type="float">
            <text:p>2.381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5247" calcext:value-type="float">
            <text:p>0.05247</text:p>
          </table:table-cell>
          <table:table-cell office:value-type="float" office:value="0.210925" calcext:value-type="float">
            <text:p>0.210925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31" calcext:value-type="float">
            <text:p>0.031</text:p>
          </table:table-cell>
          <table:table-cell office:value-type="float" office:value="2.151" calcext:value-type="float">
            <text:p>2.151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5454" calcext:value-type="float">
            <text:p>0.05454</text:p>
          </table:table-cell>
          <table:table-cell office:value-type="float" office:value="0.234127" calcext:value-type="float">
            <text:p>0.234127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2.384" calcext:value-type="float">
            <text:p>2.384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5465" calcext:value-type="float">
            <text:p>0.05465</text:p>
          </table:table-cell>
          <table:table-cell office:value-type="float" office:value="0.232113" calcext:value-type="float">
            <text:p>0.232113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31" calcext:value-type="float">
            <text:p>0.031</text:p>
          </table:table-cell>
          <table:table-cell office:value-type="float" office:value="2.364" calcext:value-type="float">
            <text:p>2.364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544" calcext:value-type="float">
            <text:p>0.0544</text:p>
          </table:table-cell>
          <table:table-cell office:value-type="float" office:value="0.229739" calcext:value-type="float">
            <text:p>0.229739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31" calcext:value-type="float">
            <text:p>0.031</text:p>
          </table:table-cell>
          <table:table-cell office:value-type="float" office:value="2.34" calcext:value-type="float">
            <text:p>2.34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5584" calcext:value-type="float">
            <text:p>0.05584</text:p>
          </table:table-cell>
          <table:table-cell office:value-type="float" office:value="0.247966" calcext:value-type="float">
            <text:p>0.247966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2.523" calcext:value-type="float">
            <text:p>2.523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54" calcext:value-type="float">
            <text:p>0.054</text:p>
          </table:table-cell>
          <table:table-cell office:value-type="float" office:value="0.229659" calcext:value-type="float">
            <text:p>0.229659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2.339" calcext:value-type="float">
            <text:p>2.339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5415" calcext:value-type="float">
            <text:p>0.05415</text:p>
          </table:table-cell>
          <table:table-cell office:value-type="float" office:value="0.229847" calcext:value-type="float">
            <text:p>0.229847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2.341" calcext:value-type="float">
            <text:p>2.341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5447" calcext:value-type="float">
            <text:p>0.05447</text:p>
          </table:table-cell>
          <table:table-cell office:value-type="float" office:value="0.232738" calcext:value-type="float">
            <text:p>0.232738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2.37" calcext:value-type="float">
            <text:p>2.37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5443" calcext:value-type="float">
            <text:p>0.05443</text:p>
          </table:table-cell>
          <table:table-cell office:value-type="float" office:value="0.232435" calcext:value-type="float">
            <text:p>0.232435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2.367" calcext:value-type="float">
            <text:p>2.367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5409" calcext:value-type="float">
            <text:p>0.05409</text:p>
          </table:table-cell>
          <table:table-cell office:value-type="float" office:value="0.229348" calcext:value-type="float">
            <text:p>0.229348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2.336" calcext:value-type="float">
            <text:p>2.336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5647" calcext:value-type="float">
            <text:p>0.05647</text:p>
          </table:table-cell>
          <table:table-cell office:value-type="float" office:value="0.248237" calcext:value-type="float">
            <text:p>0.248237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31" calcext:value-type="float">
            <text:p>0.031</text:p>
          </table:table-cell>
          <table:table-cell office:value-type="float" office:value="2.526" calcext:value-type="float">
            <text:p>2.526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4015" calcext:value-type="float">
            <text:p>0.24015</text:p>
          </table:table-cell>
          <table:table-cell office:value-type="float" office:value="0.0365191" calcext:value-type="float">
            <text:p>0.0365191</text:p>
          </table:table-cell>
          <table:table-cell office:value-type="float" office:value="0.198" calcext:value-type="float">
            <text:p>0.198</text:p>
          </table:table-cell>
          <table:table-cell office:value-type="float" office:value="0.208" calcext:value-type="float">
            <text:p>0.208</text:p>
          </table:table-cell>
          <table:table-cell office:value-type="float" office:value="0.211" calcext:value-type="float">
            <text:p>0.211</text:p>
          </table:table-cell>
          <table:table-cell office:value-type="float" office:value="0.278" calcext:value-type="float">
            <text:p>0.278</text:p>
          </table:table-cell>
          <table:table-cell office:value-type="float" office:value="0.332" calcext:value-type="float">
            <text:p>0.33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9988" calcext:value-type="float">
            <text:p>0.39988</text:p>
          </table:table-cell>
          <table:table-cell office:value-type="float" office:value="0.0486776" calcext:value-type="float">
            <text:p>0.0486776</text:p>
          </table:table-cell>
          <table:table-cell office:value-type="float" office:value="0.332" calcext:value-type="float">
            <text:p>0.332</text:p>
          </table:table-cell>
          <table:table-cell office:value-type="float" office:value="0.355" calcext:value-type="float">
            <text:p>0.355</text:p>
          </table:table-cell>
          <table:table-cell office:value-type="float" office:value="0.417" calcext:value-type="float">
            <text:p>0.417</text:p>
          </table:table-cell>
          <table:table-cell office:value-type="float" office:value="0.421" calcext:value-type="float">
            <text:p>0.421</text:p>
          </table:table-cell>
          <table:table-cell office:value-type="float" office:value="0.689" calcext:value-type="float">
            <text:p>0.68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8776" calcext:value-type="float">
            <text:p>0.68776</text:p>
          </table:table-cell>
          <table:table-cell office:value-type="float" office:value="0.0403706" calcext:value-type="float">
            <text:p>0.0403706</text:p>
          </table:table-cell>
          <table:table-cell office:value-type="float" office:value="0.627" calcext:value-type="float">
            <text:p>0.627</text:p>
          </table:table-cell>
          <table:table-cell office:value-type="float" office:value="0.647" calcext:value-type="float">
            <text:p>0.647</text:p>
          </table:table-cell>
          <table:table-cell office:value-type="float" office:value="0.696" calcext:value-type="float">
            <text:p>0.696</text:p>
          </table:table-cell>
          <table:table-cell office:value-type="float" office:value="0.715" calcext:value-type="float">
            <text:p>0.715</text:p>
          </table:table-cell>
          <table:table-cell office:value-type="float" office:value="0.818" calcext:value-type="float">
            <text:p>0.81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8921" calcext:value-type="float">
            <text:p>0.68921</text:p>
          </table:table-cell>
          <table:table-cell office:value-type="float" office:value="0.0446037" calcext:value-type="float">
            <text:p>0.0446037</text:p>
          </table:table-cell>
          <table:table-cell office:value-type="float" office:value="0.632" calcext:value-type="float">
            <text:p>0.632</text:p>
          </table:table-cell>
          <table:table-cell office:value-type="float" office:value="0.653" calcext:value-type="float">
            <text:p>0.653</text:p>
          </table:table-cell>
          <table:table-cell office:value-type="float" office:value="0.685" calcext:value-type="float">
            <text:p>0.685</text:p>
          </table:table-cell>
          <table:table-cell office:value-type="float" office:value="0.71" calcext:value-type="float">
            <text:p>0.71</text:p>
          </table:table-cell>
          <table:table-cell office:value-type="float" office:value="0.871" calcext:value-type="float">
            <text:p>0.87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1905" calcext:value-type="float">
            <text:p>0.71905</text:p>
          </table:table-cell>
          <table:table-cell office:value-type="float" office:value="0.100464" calcext:value-type="float">
            <text:p>0.100464</text:p>
          </table:table-cell>
          <table:table-cell office:value-type="float" office:value="0.626" calcext:value-type="float">
            <text:p>0.626</text:p>
          </table:table-cell>
          <table:table-cell office:value-type="float" office:value="0.651" calcext:value-type="float">
            <text:p>0.651</text:p>
          </table:table-cell>
          <table:table-cell office:value-type="float" office:value="0.702" calcext:value-type="float">
            <text:p>0.702</text:p>
          </table:table-cell>
          <table:table-cell office:value-type="float" office:value="0.718" calcext:value-type="float">
            <text:p>0.718</text:p>
          </table:table-cell>
          <table:table-cell office:value-type="float" office:value="1.183" calcext:value-type="float">
            <text:p>1.18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2158" calcext:value-type="float">
            <text:p>0.72158</text:p>
          </table:table-cell>
          <table:table-cell office:value-type="float" office:value="0.0598896" calcext:value-type="float">
            <text:p>0.0598896</text:p>
          </table:table-cell>
          <table:table-cell office:value-type="float" office:value="0.623" calcext:value-type="float">
            <text:p>0.623</text:p>
          </table:table-cell>
          <table:table-cell office:value-type="float" office:value="0.706" calcext:value-type="float">
            <text:p>0.706</text:p>
          </table:table-cell>
          <table:table-cell office:value-type="float" office:value="0.711" calcext:value-type="float">
            <text:p>0.711</text:p>
          </table:table-cell>
          <table:table-cell office:value-type="float" office:value="0.722" calcext:value-type="float">
            <text:p>0.722</text:p>
          </table:table-cell>
          <table:table-cell office:value-type="float" office:value="1.047" calcext:value-type="float">
            <text:p>1.04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2747" calcext:value-type="float">
            <text:p>0.72747</text:p>
          </table:table-cell>
          <table:table-cell office:value-type="float" office:value="0.11583" calcext:value-type="float">
            <text:p>0.11583</text:p>
          </table:table-cell>
          <table:table-cell office:value-type="float" office:value="0.631" calcext:value-type="float">
            <text:p>0.631</text:p>
          </table:table-cell>
          <table:table-cell office:value-type="float" office:value="0.681" calcext:value-type="float">
            <text:p>0.681</text:p>
          </table:table-cell>
          <table:table-cell office:value-type="float" office:value="0.686" calcext:value-type="float">
            <text:p>0.686</text:p>
          </table:table-cell>
          <table:table-cell office:value-type="float" office:value="0.708" calcext:value-type="float">
            <text:p>0.708</text:p>
          </table:table-cell>
          <table:table-cell office:value-type="float" office:value="1.184" calcext:value-type="float">
            <text:p>1.18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3753" calcext:value-type="float">
            <text:p>0.73753</text:p>
          </table:table-cell>
          <table:table-cell office:value-type="float" office:value="0.0655738" calcext:value-type="float">
            <text:p>0.0655738</text:p>
          </table:table-cell>
          <table:table-cell office:value-type="float" office:value="0.637" calcext:value-type="float">
            <text:p>0.637</text:p>
          </table:table-cell>
          <table:table-cell office:value-type="float" office:value="0.693" calcext:value-type="float">
            <text:p>0.693</text:p>
          </table:table-cell>
          <table:table-cell office:value-type="float" office:value="0.728" calcext:value-type="float">
            <text:p>0.728</text:p>
          </table:table-cell>
          <table:table-cell office:value-type="float" office:value="0.755" calcext:value-type="float">
            <text:p>0.755</text:p>
          </table:table-cell>
          <table:table-cell office:value-type="float" office:value="1.011" calcext:value-type="float">
            <text:p>1.01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8089" calcext:value-type="float">
            <text:p>0.78089</text:p>
          </table:table-cell>
          <table:table-cell office:value-type="float" office:value="0.114915" calcext:value-type="float">
            <text:p>0.114915</text:p>
          </table:table-cell>
          <table:table-cell office:value-type="float" office:value="0.63" calcext:value-type="float">
            <text:p>0.63</text:p>
          </table:table-cell>
          <table:table-cell office:value-type="float" office:value="0.748" calcext:value-type="float">
            <text:p>0.748</text:p>
          </table:table-cell>
          <table:table-cell office:value-type="float" office:value="0.761" calcext:value-type="float">
            <text:p>0.761</text:p>
          </table:table-cell>
          <table:table-cell office:value-type="float" office:value="0.786" calcext:value-type="float">
            <text:p>0.786</text:p>
          </table:table-cell>
          <table:table-cell office:value-type="float" office:value="1.32" calcext:value-type="float">
            <text:p>1.3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9033" calcext:value-type="float">
            <text:p>0.79033</text:p>
          </table:table-cell>
          <table:table-cell office:value-type="float" office:value="0.0785766" calcext:value-type="float">
            <text:p>0.0785766</text:p>
          </table:table-cell>
          <table:table-cell office:value-type="float" office:value="0.637" calcext:value-type="float">
            <text:p>0.637</text:p>
          </table:table-cell>
          <table:table-cell office:value-type="float" office:value="0.745" calcext:value-type="float">
            <text:p>0.745</text:p>
          </table:table-cell>
          <table:table-cell office:value-type="float" office:value="0.798" calcext:value-type="float">
            <text:p>0.798</text:p>
          </table:table-cell>
          <table:table-cell office:value-type="float" office:value="0.827" calcext:value-type="float">
            <text:p>0.827</text:p>
          </table:table-cell>
          <table:table-cell office:value-type="float" office:value="1.017" calcext:value-type="float">
            <text:p>1.01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0706" calcext:value-type="float">
            <text:p>0.80706</text:p>
          </table:table-cell>
          <table:table-cell office:value-type="float" office:value="0.10233" calcext:value-type="float">
            <text:p>0.10233</text:p>
          </table:table-cell>
          <table:table-cell office:value-type="float" office:value="0.646" calcext:value-type="float">
            <text:p>0.646</text:p>
          </table:table-cell>
          <table:table-cell office:value-type="float" office:value="0.715" calcext:value-type="float">
            <text:p>0.715</text:p>
          </table:table-cell>
          <table:table-cell office:value-type="float" office:value="0.781" calcext:value-type="float">
            <text:p>0.781</text:p>
          </table:table-cell>
          <table:table-cell office:value-type="float" office:value="0.907" calcext:value-type="float">
            <text:p>0.907</text:p>
          </table:table-cell>
          <table:table-cell office:value-type="float" office:value="1.119" calcext:value-type="float">
            <text:p>1.11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00409" calcext:value-type="float">
            <text:p>1.00409</text:p>
          </table:table-cell>
          <table:table-cell office:value-type="float" office:value="0.229733" calcext:value-type="float">
            <text:p>0.229733</text:p>
          </table:table-cell>
          <table:table-cell office:value-type="float" office:value="0.668" calcext:value-type="float">
            <text:p>0.668</text:p>
          </table:table-cell>
          <table:table-cell office:value-type="float" office:value="0.765" calcext:value-type="float">
            <text:p>0.765</text:p>
          </table:table-cell>
          <table:table-cell office:value-type="float" office:value="1.129" calcext:value-type="float">
            <text:p>1.129</text:p>
          </table:table-cell>
          <table:table-cell office:value-type="float" office:value="1.165" calcext:value-type="float">
            <text:p>1.165</text:p>
          </table:table-cell>
          <table:table-cell office:value-type="float" office:value="1.961" calcext:value-type="float">
            <text:p>1.96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384" calcext:value-type="float">
            <text:p>1.384</text:p>
          </table:table-cell>
          <table:table-cell office:value-type="float" office:value="0.383544" calcext:value-type="float">
            <text:p>0.383544</text:p>
          </table:table-cell>
          <table:table-cell office:value-type="float" office:value="0.726" calcext:value-type="float">
            <text:p>0.726</text:p>
          </table:table-cell>
          <table:table-cell office:value-type="float" office:value="1.005" calcext:value-type="float">
            <text:p>1.005</text:p>
          </table:table-cell>
          <table:table-cell office:value-type="float" office:value="1.558" calcext:value-type="float">
            <text:p>1.558</text:p>
          </table:table-cell>
          <table:table-cell office:value-type="float" office:value="1.616" calcext:value-type="float">
            <text:p>1.616</text:p>
          </table:table-cell>
          <table:table-cell office:value-type="float" office:value="3.065" calcext:value-type="float">
            <text:p>3.06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20656" calcext:value-type="float">
            <text:p>2.20656</text:p>
          </table:table-cell>
          <table:table-cell office:value-type="float" office:value="0.798011" calcext:value-type="float">
            <text:p>0.798011</text:p>
          </table:table-cell>
          <table:table-cell office:value-type="float" office:value="0.706" calcext:value-type="float">
            <text:p>0.706</text:p>
          </table:table-cell>
          <table:table-cell office:value-type="float" office:value="2.068" calcext:value-type="float">
            <text:p>2.068</text:p>
          </table:table-cell>
          <table:table-cell office:value-type="float" office:value="2.505" calcext:value-type="float">
            <text:p>2.505</text:p>
          </table:table-cell>
          <table:table-cell office:value-type="float" office:value="2.681" calcext:value-type="float">
            <text:p>2.681</text:p>
          </table:table-cell>
          <table:table-cell office:value-type="float" office:value="5.346" calcext:value-type="float">
            <text:p>5.34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82376" calcext:value-type="float">
            <text:p>3.82376</text:p>
          </table:table-cell>
          <table:table-cell office:value-type="float" office:value="1.92805" calcext:value-type="float">
            <text:p>1.92805</text:p>
          </table:table-cell>
          <table:table-cell office:value-type="float" office:value="0.811" calcext:value-type="float">
            <text:p>0.811</text:p>
          </table:table-cell>
          <table:table-cell office:value-type="float" office:value="1.603" calcext:value-type="float">
            <text:p>1.603</text:p>
          </table:table-cell>
          <table:table-cell office:value-type="float" office:value="4.583" calcext:value-type="float">
            <text:p>4.583</text:p>
          </table:table-cell>
          <table:table-cell office:value-type="float" office:value="4.999" calcext:value-type="float">
            <text:p>4.999</text:p>
          </table:table-cell>
          <table:table-cell office:value-type="float" office:value="13.532" calcext:value-type="float">
            <text:p>13.53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22601" calcext:value-type="float">
            <text:p>2.22601</text:p>
          </table:table-cell>
          <table:table-cell office:value-type="float" office:value="3.6977" calcext:value-type="float">
            <text:p>3.6977</text:p>
          </table:table-cell>
          <table:table-cell office:value-type="float" office:value="0.782" calcext:value-type="float">
            <text:p>0.782</text:p>
          </table:table-cell>
          <table:table-cell office:value-type="float" office:value="0.935" calcext:value-type="float">
            <text:p>0.935</text:p>
          </table:table-cell>
          <table:table-cell office:value-type="float" office:value="1.123" calcext:value-type="float">
            <text:p>1.123</text:p>
          </table:table-cell>
          <table:table-cell office:value-type="float" office:value="1.254" calcext:value-type="float">
            <text:p>1.254</text:p>
          </table:table-cell>
          <table:table-cell office:value-type="float" office:value="28.564" calcext:value-type="float">
            <text:p>28.56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91868" calcext:value-type="float">
            <text:p>2.91868</text:p>
          </table:table-cell>
          <table:table-cell office:value-type="float" office:value="4.78656" calcext:value-type="float">
            <text:p>4.78656</text:p>
          </table:table-cell>
          <table:table-cell office:value-type="float" office:value="0.872" calcext:value-type="float">
            <text:p>0.872</text:p>
          </table:table-cell>
          <table:table-cell office:value-type="float" office:value="1.044" calcext:value-type="float">
            <text:p>1.044</text:p>
          </table:table-cell>
          <table:table-cell office:value-type="float" office:value="1.278" calcext:value-type="float">
            <text:p>1.278</text:p>
          </table:table-cell>
          <table:table-cell office:value-type="float" office:value="1.486" calcext:value-type="float">
            <text:p>1.486</text:p>
          </table:table-cell>
          <table:table-cell office:value-type="float" office:value="24.992" calcext:value-type="float">
            <text:p>24.99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.924" calcext:value-type="float">
            <text:p>11.924</text:p>
          </table:table-cell>
          <table:table-cell office:value-type="float" office:value="20.2134" calcext:value-type="float">
            <text:p>20.2134</text:p>
          </table:table-cell>
          <table:table-cell office:value-type="float" office:value="0.851" calcext:value-type="float">
            <text:p>0.851</text:p>
          </table:table-cell>
          <table:table-cell office:value-type="float" office:value="1.169" calcext:value-type="float">
            <text:p>1.169</text:p>
          </table:table-cell>
          <table:table-cell office:value-type="float" office:value="1.608" calcext:value-type="float">
            <text:p>1.608</text:p>
          </table:table-cell>
          <table:table-cell office:value-type="float" office:value="17.656" calcext:value-type="float">
            <text:p>17.656</text:p>
          </table:table-cell>
          <table:table-cell office:value-type="float" office:value="156.801" calcext:value-type="float">
            <text:p>156.80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3.4357" calcext:value-type="float">
            <text:p>43.4357</text:p>
          </table:table-cell>
          <table:table-cell office:value-type="float" office:value="45.5329" calcext:value-type="float">
            <text:p>45.5329</text:p>
          </table:table-cell>
          <table:table-cell office:value-type="float" office:value="0.959" calcext:value-type="float">
            <text:p>0.959</text:p>
          </table:table-cell>
          <table:table-cell office:value-type="float" office:value="8.523" calcext:value-type="float">
            <text:p>8.523</text:p>
          </table:table-cell>
          <table:table-cell office:value-type="float" office:value="37.422" calcext:value-type="float">
            <text:p>37.422</text:p>
          </table:table-cell>
          <table:table-cell office:value-type="float" office:value="68.645" calcext:value-type="float">
            <text:p>68.645</text:p>
          </table:table-cell>
          <table:table-cell office:value-type="float" office:value="375.75" calcext:value-type="float">
            <text:p>375.7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24.37" calcext:value-type="float">
            <text:p>824.37</text:p>
          </table:table-cell>
          <table:table-cell office:value-type="float" office:value="46.5702" calcext:value-type="float">
            <text:p>46.5702</text:p>
          </table:table-cell>
          <table:table-cell office:value-type="float" office:value="702.752" calcext:value-type="float">
            <text:p>702.752</text:p>
          </table:table-cell>
          <table:table-cell office:value-type="float" office:value="792.459" calcext:value-type="float">
            <text:p>792.459</text:p>
          </table:table-cell>
          <table:table-cell office:value-type="float" office:value="822.391" calcext:value-type="float">
            <text:p>822.391</text:p>
          </table:table-cell>
          <table:table-cell office:value-type="float" office:value="859.039" calcext:value-type="float">
            <text:p>859.039</text:p>
          </table:table-cell>
          <table:table-cell office:value-type="float" office:value="923.354" calcext:value-type="float">
            <text:p>923.35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23.21" calcext:value-type="float">
            <text:p>1723.21</text:p>
          </table:table-cell>
          <table:table-cell office:value-type="float" office:value="48.8965" calcext:value-type="float">
            <text:p>48.8965</text:p>
          </table:table-cell>
          <table:table-cell office:value-type="float" office:value="1513.44" calcext:value-type="float">
            <text:p>1513.44</text:p>
          </table:table-cell>
          <table:table-cell office:value-type="float" office:value="1691.25" calcext:value-type="float">
            <text:p>1691.25</text:p>
          </table:table-cell>
          <table:table-cell office:value-type="float" office:value="1726.8" calcext:value-type="float">
            <text:p>1726.8</text:p>
          </table:table-cell>
          <table:table-cell office:value-type="float" office:value="1757.34" calcext:value-type="float">
            <text:p>1757.34</text:p>
          </table:table-cell>
          <table:table-cell office:value-type="float" office:value="1822.07" calcext:value-type="float">
            <text:p>1822.0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521.98" calcext:value-type="float">
            <text:p>3521.98</text:p>
          </table:table-cell>
          <table:table-cell office:value-type="float" office:value="77.5809" calcext:value-type="float">
            <text:p>77.5809</text:p>
          </table:table-cell>
          <table:table-cell office:value-type="float" office:value="3202.55" calcext:value-type="float">
            <text:p>3202.55</text:p>
          </table:table-cell>
          <table:table-cell office:value-type="float" office:value="3477.83" calcext:value-type="float">
            <text:p>3477.83</text:p>
          </table:table-cell>
          <table:table-cell office:value-type="float" office:value="3538.88" calcext:value-type="float">
            <text:p>3538.88</text:p>
          </table:table-cell>
          <table:table-cell office:value-type="float" office:value="3570.55" calcext:value-type="float">
            <text:p>3570.55</text:p>
          </table:table-cell>
          <table:table-cell office:value-type="float" office:value="3686.56" calcext:value-type="float">
            <text:p>3686.5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129.51" calcext:value-type="float">
            <text:p>7129.51</text:p>
          </table:table-cell>
          <table:table-cell office:value-type="float" office:value="96.4108" calcext:value-type="float">
            <text:p>96.4108</text:p>
          </table:table-cell>
          <table:table-cell office:value-type="float" office:value="6911.59" calcext:value-type="float">
            <text:p>6911.59</text:p>
          </table:table-cell>
          <table:table-cell office:value-type="float" office:value="7068.47" calcext:value-type="float">
            <text:p>7068.47</text:p>
          </table:table-cell>
          <table:table-cell office:value-type="float" office:value="7117.57" calcext:value-type="float">
            <text:p>7117.57</text:p>
          </table:table-cell>
          <table:table-cell office:value-type="float" office:value="7195.49" calcext:value-type="float">
            <text:p>7195.49</text:p>
          </table:table-cell>
          <table:table-cell office:value-type="float" office:value="7404.97" calcext:value-type="float">
            <text:p>7404.9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377.2" calcext:value-type="float">
            <text:p>14377.2</text:p>
          </table:table-cell>
          <table:table-cell office:value-type="float" office:value="157.529" calcext:value-type="float">
            <text:p>157.529</text:p>
          </table:table-cell>
          <table:table-cell office:value-type="float" office:value="13494.1" calcext:value-type="float">
            <text:p>13494.1</text:p>
          </table:table-cell>
          <table:table-cell office:value-type="float" office:value="14289" calcext:value-type="float">
            <text:p>14289</text:p>
          </table:table-cell>
          <table:table-cell office:value-type="float" office:value="14359.4" calcext:value-type="float">
            <text:p>14359.4</text:p>
          </table:table-cell>
          <table:table-cell office:value-type="float" office:value="14474.1" calcext:value-type="float">
            <text:p>14474.1</text:p>
          </table:table-cell>
          <table:table-cell office:value-type="float" office:value="14709.6" calcext:value-type="float">
            <text:p>14709.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781.6" calcext:value-type="float">
            <text:p>28781.6</text:p>
          </table:table-cell>
          <table:table-cell office:value-type="float" office:value="463.299" calcext:value-type="float">
            <text:p>463.299</text:p>
          </table:table-cell>
          <table:table-cell office:value-type="float" office:value="25148.4" calcext:value-type="float">
            <text:p>25148.4</text:p>
          </table:table-cell>
          <table:table-cell office:value-type="float" office:value="28609.7" calcext:value-type="float">
            <text:p>28609.7</text:p>
          </table:table-cell>
          <table:table-cell office:value-type="float" office:value="28785.7" calcext:value-type="float">
            <text:p>28785.7</text:p>
          </table:table-cell>
          <table:table-cell office:value-type="float" office:value="28972.5" calcext:value-type="float">
            <text:p>28972.5</text:p>
          </table:table-cell>
          <table:table-cell office:value-type="float" office:value="29709" calcext:value-type="float">
            <text:p>2970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7187.4" calcext:value-type="float">
            <text:p>57187.4</text:p>
          </table:table-cell>
          <table:table-cell office:value-type="float" office:value="2256.36" calcext:value-type="float">
            <text:p>2256.36</text:p>
          </table:table-cell>
          <table:table-cell office:value-type="float" office:value="53746.8" calcext:value-type="float">
            <text:p>53746.8</text:p>
          </table:table-cell>
          <table:table-cell office:value-type="float" office:value="55902.3" calcext:value-type="float">
            <text:p>55902.3</text:p>
          </table:table-cell>
          <table:table-cell office:value-type="float" office:value="56849.6" calcext:value-type="float">
            <text:p>56849.6</text:p>
          </table:table-cell>
          <table:table-cell office:value-type="float" office:value="57727.8" calcext:value-type="float">
            <text:p>57727.8</text:p>
          </table:table-cell>
          <table:table-cell office:value-type="float" office:value="66936.9" calcext:value-type="float">
            <text:p>66936.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</table:table>
      <table:table table:name="X Gate (Length)" table:style-name="ta1">
        <table:table-column table:style-name="co1" table:number-columns-repeated="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2156" calcext:value-type="float">
            <text:p>1.02156</text:p>
          </table:table-cell>
          <table:table-cell office:value-type="float" office:value="0.280431" calcext:value-type="float">
            <text:p>0.280431</text:p>
          </table:table-cell>
          <table:table-cell office:value-type="float" office:value="0.488" calcext:value-type="float">
            <text:p>0.488</text:p>
          </table:table-cell>
          <table:table-cell office:value-type="float" office:value="1.002" calcext:value-type="float">
            <text:p>1.002</text:p>
          </table:table-cell>
          <table:table-cell office:value-type="float" office:value="1.017" calcext:value-type="float">
            <text:p>1.017</text:p>
          </table:table-cell>
          <table:table-cell office:value-type="float" office:value="1.058" calcext:value-type="float">
            <text:p>1.058</text:p>
          </table:table-cell>
          <table:table-cell office:value-type="float" office:value="2.508" calcext:value-type="float">
            <text:p>2.50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5659" calcext:value-type="float">
            <text:p>0.95659</text:p>
          </table:table-cell>
          <table:table-cell office:value-type="float" office:value="0.148404" calcext:value-type="float">
            <text:p>0.148404</text:p>
          </table:table-cell>
          <table:table-cell office:value-type="float" office:value="0.493" calcext:value-type="float">
            <text:p>0.493</text:p>
          </table:table-cell>
          <table:table-cell office:value-type="float" office:value="1.003" calcext:value-type="float">
            <text:p>1.003</text:p>
          </table:table-cell>
          <table:table-cell office:value-type="float" office:value="1.007" calcext:value-type="float">
            <text:p>1.007</text:p>
          </table:table-cell>
          <table:table-cell office:value-type="float" office:value="1.014" calcext:value-type="float">
            <text:p>1.014</text:p>
          </table:table-cell>
          <table:table-cell office:value-type="float" office:value="1.064" calcext:value-type="float">
            <text:p>1.06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7078" calcext:value-type="float">
            <text:p>0.97078</text:p>
          </table:table-cell>
          <table:table-cell office:value-type="float" office:value="0.188171" calcext:value-type="float">
            <text:p>0.188171</text:p>
          </table:table-cell>
          <table:table-cell office:value-type="float" office:value="0.492" calcext:value-type="float">
            <text:p>0.492</text:p>
          </table:table-cell>
          <table:table-cell office:value-type="float" office:value="1.003" calcext:value-type="float">
            <text:p>1.003</text:p>
          </table:table-cell>
          <table:table-cell office:value-type="float" office:value="1.009" calcext:value-type="float">
            <text:p>1.009</text:p>
          </table:table-cell>
          <table:table-cell office:value-type="float" office:value="1.027" calcext:value-type="float">
            <text:p>1.027</text:p>
          </table:table-cell>
          <table:table-cell office:value-type="float" office:value="1.372" calcext:value-type="float">
            <text:p>1.37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01476" calcext:value-type="float">
            <text:p>1.01476</text:p>
          </table:table-cell>
          <table:table-cell office:value-type="float" office:value="0.160065" calcext:value-type="float">
            <text:p>0.160065</text:p>
          </table:table-cell>
          <table:table-cell office:value-type="float" office:value="0.488" calcext:value-type="float">
            <text:p>0.488</text:p>
          </table:table-cell>
          <table:table-cell office:value-type="float" office:value="0.999" calcext:value-type="float">
            <text:p>0.999</text:p>
          </table:table-cell>
          <table:table-cell office:value-type="float" office:value="1.004" calcext:value-type="float">
            <text:p>1.004</text:p>
          </table:table-cell>
          <table:table-cell office:value-type="float" office:value="1.026" calcext:value-type="float">
            <text:p>1.026</text:p>
          </table:table-cell>
          <table:table-cell office:value-type="float" office:value="1.641" calcext:value-type="float">
            <text:p>1.64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03082" calcext:value-type="float">
            <text:p>1.03082</text:p>
          </table:table-cell>
          <table:table-cell office:value-type="float" office:value="0.250898" calcext:value-type="float">
            <text:p>0.250898</text:p>
          </table:table-cell>
          <table:table-cell office:value-type="float" office:value="0.483" calcext:value-type="float">
            <text:p>0.483</text:p>
          </table:table-cell>
          <table:table-cell office:value-type="float" office:value="1" calcext:value-type="float">
            <text:p>1</text:p>
          </table:table-cell>
          <table:table-cell office:value-type="float" office:value="1.011" calcext:value-type="float">
            <text:p>1.011</text:p>
          </table:table-cell>
          <table:table-cell office:value-type="float" office:value="1.187" calcext:value-type="float">
            <text:p>1.187</text:p>
          </table:table-cell>
          <table:table-cell office:value-type="float" office:value="1.517" calcext:value-type="float">
            <text:p>1.51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682" calcext:value-type="float">
            <text:p>0.7682</text:p>
          </table:table-cell>
          <table:table-cell office:value-type="float" office:value="0.15924" calcext:value-type="float">
            <text:p>0.15924</text:p>
          </table:table-cell>
          <table:table-cell office:value-type="float" office:value="0.677" calcext:value-type="float">
            <text:p>0.677</text:p>
          </table:table-cell>
          <table:table-cell office:value-type="float" office:value="0.682" calcext:value-type="float">
            <text:p>0.682</text:p>
          </table:table-cell>
          <table:table-cell office:value-type="float" office:value="0.805" calcext:value-type="float">
            <text:p>0.805</text:p>
          </table:table-cell>
          <table:table-cell office:value-type="float" office:value="0.813" calcext:value-type="float">
            <text:p>0.813</text:p>
          </table:table-cell>
          <table:table-cell office:value-type="float" office:value="2.208" calcext:value-type="float">
            <text:p>2.20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4861" calcext:value-type="float">
            <text:p>1.24861</text:p>
          </table:table-cell>
          <table:table-cell office:value-type="float" office:value="0.263396" calcext:value-type="float">
            <text:p>0.263396</text:p>
          </table:table-cell>
          <table:table-cell office:value-type="float" office:value="1" calcext:value-type="float">
            <text:p>1</text:p>
          </table:table-cell>
          <table:table-cell office:value-type="float" office:value="1.009" calcext:value-type="float">
            <text:p>1.009</text:p>
          </table:table-cell>
          <table:table-cell office:value-type="float" office:value="1.038" calcext:value-type="float">
            <text:p>1.038</text:p>
          </table:table-cell>
          <table:table-cell office:value-type="float" office:value="1.489" calcext:value-type="float">
            <text:p>1.489</text:p>
          </table:table-cell>
          <table:table-cell office:value-type="float" office:value="2.409" calcext:value-type="float">
            <text:p>2.40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74147" calcext:value-type="float">
            <text:p>1.74147</text:p>
          </table:table-cell>
          <table:table-cell office:value-type="float" office:value="0.262994" calcext:value-type="float">
            <text:p>0.262994</text:p>
          </table:table-cell>
          <table:table-cell office:value-type="float" office:value="1.379" calcext:value-type="float">
            <text:p>1.379</text:p>
          </table:table-cell>
          <table:table-cell office:value-type="float" office:value="1.498" calcext:value-type="float">
            <text:p>1.498</text:p>
          </table:table-cell>
          <table:table-cell office:value-type="float" office:value="1.547" calcext:value-type="float">
            <text:p>1.547</text:p>
          </table:table-cell>
          <table:table-cell office:value-type="float" office:value="1.974" calcext:value-type="float">
            <text:p>1.974</text:p>
          </table:table-cell>
          <table:table-cell office:value-type="float" office:value="2.881" calcext:value-type="float">
            <text:p>2.88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00254" calcext:value-type="float">
            <text:p>2.00254</text:p>
          </table:table-cell>
          <table:table-cell office:value-type="float" office:value="0.0916245" calcext:value-type="float">
            <text:p>0.0916245</text:p>
          </table:table-cell>
          <table:table-cell office:value-type="float" office:value="1.959" calcext:value-type="float">
            <text:p>1.959</text:p>
          </table:table-cell>
          <table:table-cell office:value-type="float" office:value="1.976" calcext:value-type="float">
            <text:p>1.976</text:p>
          </table:table-cell>
          <table:table-cell office:value-type="float" office:value="1.989" calcext:value-type="float">
            <text:p>1.989</text:p>
          </table:table-cell>
          <table:table-cell office:value-type="float" office:value="2.01" calcext:value-type="float">
            <text:p>2.01</text:p>
          </table:table-cell>
          <table:table-cell office:value-type="float" office:value="2.888" calcext:value-type="float">
            <text:p>2.88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03436" calcext:value-type="float">
            <text:p>2.03436</text:p>
          </table:table-cell>
          <table:table-cell office:value-type="float" office:value="0.0641671" calcext:value-type="float">
            <text:p>0.0641671</text:p>
          </table:table-cell>
          <table:table-cell office:value-type="float" office:value="1.557" calcext:value-type="float">
            <text:p>1.557</text:p>
          </table:table-cell>
          <table:table-cell office:value-type="float" office:value="2.023" calcext:value-type="float">
            <text:p>2.023</text:p>
          </table:table-cell>
          <table:table-cell office:value-type="float" office:value="2.034" calcext:value-type="float">
            <text:p>2.034</text:p>
          </table:table-cell>
          <table:table-cell office:value-type="float" office:value="2.044" calcext:value-type="float">
            <text:p>2.044</text:p>
          </table:table-cell>
          <table:table-cell office:value-type="float" office:value="2.425" calcext:value-type="float">
            <text:p>2.42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70245" calcext:value-type="float">
            <text:p>1.70245</text:p>
          </table:table-cell>
          <table:table-cell office:value-type="float" office:value="0.234927" calcext:value-type="float">
            <text:p>0.234927</text:p>
          </table:table-cell>
          <table:table-cell office:value-type="float" office:value="1.516" calcext:value-type="float">
            <text:p>1.516</text:p>
          </table:table-cell>
          <table:table-cell office:value-type="float" office:value="1.531" calcext:value-type="float">
            <text:p>1.531</text:p>
          </table:table-cell>
          <table:table-cell office:value-type="float" office:value="1.547" calcext:value-type="float">
            <text:p>1.547</text:p>
          </table:table-cell>
          <table:table-cell office:value-type="float" office:value="1.997" calcext:value-type="float">
            <text:p>1.997</text:p>
          </table:table-cell>
          <table:table-cell office:value-type="float" office:value="2.417" calcext:value-type="float">
            <text:p>2.41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73887" calcext:value-type="float">
            <text:p>1.73887</text:p>
          </table:table-cell>
          <table:table-cell office:value-type="float" office:value="0.239599" calcext:value-type="float">
            <text:p>0.239599</text:p>
          </table:table-cell>
          <table:table-cell office:value-type="float" office:value="1.552" calcext:value-type="float">
            <text:p>1.552</text:p>
          </table:table-cell>
          <table:table-cell office:value-type="float" office:value="1.564" calcext:value-type="float">
            <text:p>1.564</text:p>
          </table:table-cell>
          <table:table-cell office:value-type="float" office:value="1.58" calcext:value-type="float">
            <text:p>1.58</text:p>
          </table:table-cell>
          <table:table-cell office:value-type="float" office:value="2.042" calcext:value-type="float">
            <text:p>2.042</text:p>
          </table:table-cell>
          <table:table-cell office:value-type="float" office:value="2.497" calcext:value-type="float">
            <text:p>2.49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71564" calcext:value-type="float">
            <text:p>1.71564</text:p>
          </table:table-cell>
          <table:table-cell office:value-type="float" office:value="0.240562" calcext:value-type="float">
            <text:p>0.240562</text:p>
          </table:table-cell>
          <table:table-cell office:value-type="float" office:value="1.523" calcext:value-type="float">
            <text:p>1.523</text:p>
          </table:table-cell>
          <table:table-cell office:value-type="float" office:value="1.539" calcext:value-type="float">
            <text:p>1.539</text:p>
          </table:table-cell>
          <table:table-cell office:value-type="float" office:value="1.553" calcext:value-type="float">
            <text:p>1.553</text:p>
          </table:table-cell>
          <table:table-cell office:value-type="float" office:value="2.024" calcext:value-type="float">
            <text:p>2.024</text:p>
          </table:table-cell>
          <table:table-cell office:value-type="float" office:value="2.437" calcext:value-type="float">
            <text:p>2.43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79693" calcext:value-type="float">
            <text:p>1.79693</text:p>
          </table:table-cell>
          <table:table-cell office:value-type="float" office:value="0.251292" calcext:value-type="float">
            <text:p>0.251292</text:p>
          </table:table-cell>
          <table:table-cell office:value-type="float" office:value="1.563" calcext:value-type="float">
            <text:p>1.563</text:p>
          </table:table-cell>
          <table:table-cell office:value-type="float" office:value="1.591" calcext:value-type="float">
            <text:p>1.591</text:p>
          </table:table-cell>
          <table:table-cell office:value-type="float" office:value="1.658" calcext:value-type="float">
            <text:p>1.658</text:p>
          </table:table-cell>
          <table:table-cell office:value-type="float" office:value="2.119" calcext:value-type="float">
            <text:p>2.119</text:p>
          </table:table-cell>
          <table:table-cell office:value-type="float" office:value="2.5" calcext:value-type="float">
            <text:p>2.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93078" calcext:value-type="float">
            <text:p>1.93078</text:p>
          </table:table-cell>
          <table:table-cell office:value-type="float" office:value="0.279301" calcext:value-type="float">
            <text:p>0.279301</text:p>
          </table:table-cell>
          <table:table-cell office:value-type="float" office:value="1.687" calcext:value-type="float">
            <text:p>1.687</text:p>
          </table:table-cell>
          <table:table-cell office:value-type="float" office:value="1.723" calcext:value-type="float">
            <text:p>1.723</text:p>
          </table:table-cell>
          <table:table-cell office:value-type="float" office:value="1.754" calcext:value-type="float">
            <text:p>1.754</text:p>
          </table:table-cell>
          <table:table-cell office:value-type="float" office:value="2.287" calcext:value-type="float">
            <text:p>2.287</text:p>
          </table:table-cell>
          <table:table-cell office:value-type="float" office:value="2.696" calcext:value-type="float">
            <text:p>2.69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74337" calcext:value-type="float">
            <text:p>2.74337</text:p>
          </table:table-cell>
          <table:table-cell office:value-type="float" office:value="0.322551" calcext:value-type="float">
            <text:p>0.322551</text:p>
          </table:table-cell>
          <table:table-cell office:value-type="float" office:value="2.455" calcext:value-type="float">
            <text:p>2.455</text:p>
          </table:table-cell>
          <table:table-cell office:value-type="float" office:value="2.493" calcext:value-type="float">
            <text:p>2.493</text:p>
          </table:table-cell>
          <table:table-cell office:value-type="float" office:value="2.54" calcext:value-type="float">
            <text:p>2.54</text:p>
          </table:table-cell>
          <table:table-cell office:value-type="float" office:value="3.162" calcext:value-type="float">
            <text:p>3.162</text:p>
          </table:table-cell>
          <table:table-cell office:value-type="float" office:value="3.56" calcext:value-type="float">
            <text:p>3.5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29496" calcext:value-type="float">
            <text:p>3.29496</text:p>
          </table:table-cell>
          <table:table-cell office:value-type="float" office:value="0.3835" calcext:value-type="float">
            <text:p>0.3835</text:p>
          </table:table-cell>
          <table:table-cell office:value-type="float" office:value="2.921" calcext:value-type="float">
            <text:p>2.921</text:p>
          </table:table-cell>
          <table:table-cell office:value-type="float" office:value="2.964" calcext:value-type="float">
            <text:p>2.964</text:p>
          </table:table-cell>
          <table:table-cell office:value-type="float" office:value="3.099" calcext:value-type="float">
            <text:p>3.099</text:p>
          </table:table-cell>
          <table:table-cell office:value-type="float" office:value="3.791" calcext:value-type="float">
            <text:p>3.791</text:p>
          </table:table-cell>
          <table:table-cell office:value-type="float" office:value="4.256" calcext:value-type="float">
            <text:p>4.25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42637" calcext:value-type="float">
            <text:p>4.42637</text:p>
          </table:table-cell>
          <table:table-cell office:value-type="float" office:value="0.550102" calcext:value-type="float">
            <text:p>0.550102</text:p>
          </table:table-cell>
          <table:table-cell office:value-type="float" office:value="3.866" calcext:value-type="float">
            <text:p>3.866</text:p>
          </table:table-cell>
          <table:table-cell office:value-type="float" office:value="3.908" calcext:value-type="float">
            <text:p>3.908</text:p>
          </table:table-cell>
          <table:table-cell office:value-type="float" office:value="4.185" calcext:value-type="float">
            <text:p>4.185</text:p>
          </table:table-cell>
          <table:table-cell office:value-type="float" office:value="5.017" calcext:value-type="float">
            <text:p>5.017</text:p>
          </table:table-cell>
          <table:table-cell office:value-type="float" office:value="6.182" calcext:value-type="float">
            <text:p>6.18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.52687" calcext:value-type="float">
            <text:p>6.52687</text:p>
          </table:table-cell>
          <table:table-cell office:value-type="float" office:value="0.910812" calcext:value-type="float">
            <text:p>0.910812</text:p>
          </table:table-cell>
          <table:table-cell office:value-type="float" office:value="5.587" calcext:value-type="float">
            <text:p>5.587</text:p>
          </table:table-cell>
          <table:table-cell office:value-type="float" office:value="5.658" calcext:value-type="float">
            <text:p>5.658</text:p>
          </table:table-cell>
          <table:table-cell office:value-type="float" office:value="6.228" calcext:value-type="float">
            <text:p>6.228</text:p>
          </table:table-cell>
          <table:table-cell office:value-type="float" office:value="7.388" calcext:value-type="float">
            <text:p>7.388</text:p>
          </table:table-cell>
          <table:table-cell office:value-type="float" office:value="10.187" calcext:value-type="float">
            <text:p>10.18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.365" calcext:value-type="float">
            <text:p>12.365</text:p>
          </table:table-cell>
          <table:table-cell office:value-type="float" office:value="1.50881" calcext:value-type="float">
            <text:p>1.50881</text:p>
          </table:table-cell>
          <table:table-cell office:value-type="float" office:value="10.995" calcext:value-type="float">
            <text:p>10.995</text:p>
          </table:table-cell>
          <table:table-cell office:value-type="float" office:value="11.047" calcext:value-type="float">
            <text:p>11.047</text:p>
          </table:table-cell>
          <table:table-cell office:value-type="float" office:value="13.01" calcext:value-type="float">
            <text:p>13.01</text:p>
          </table:table-cell>
          <table:table-cell office:value-type="float" office:value="13.149" calcext:value-type="float">
            <text:p>13.149</text:p>
          </table:table-cell>
          <table:table-cell office:value-type="float" office:value="19.67" calcext:value-type="float">
            <text:p>19.6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4.515" calcext:value-type="float">
            <text:p>34.515</text:p>
          </table:table-cell>
          <table:table-cell office:value-type="float" office:value="0.721417" calcext:value-type="float">
            <text:p>0.721417</text:p>
          </table:table-cell>
          <table:table-cell office:value-type="float" office:value="34.246" calcext:value-type="float">
            <text:p>34.246</text:p>
          </table:table-cell>
          <table:table-cell office:value-type="float" office:value="34.37" calcext:value-type="float">
            <text:p>34.37</text:p>
          </table:table-cell>
          <table:table-cell office:value-type="float" office:value="34.443" calcext:value-type="float">
            <text:p>34.443</text:p>
          </table:table-cell>
          <table:table-cell office:value-type="float" office:value="34.508" calcext:value-type="float">
            <text:p>34.508</text:p>
          </table:table-cell>
          <table:table-cell office:value-type="float" office:value="41.639" calcext:value-type="float">
            <text:p>41.63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5.5933" calcext:value-type="float">
            <text:p>65.5933</text:p>
          </table:table-cell>
          <table:table-cell office:value-type="float" office:value="1.31643" calcext:value-type="float">
            <text:p>1.31643</text:p>
          </table:table-cell>
          <table:table-cell office:value-type="float" office:value="65.183" calcext:value-type="float">
            <text:p>65.183</text:p>
          </table:table-cell>
          <table:table-cell office:value-type="float" office:value="65.37" calcext:value-type="float">
            <text:p>65.37</text:p>
          </table:table-cell>
          <table:table-cell office:value-type="float" office:value="65.448" calcext:value-type="float">
            <text:p>65.448</text:p>
          </table:table-cell>
          <table:table-cell office:value-type="float" office:value="65.522" calcext:value-type="float">
            <text:p>65.522</text:p>
          </table:table-cell>
          <table:table-cell office:value-type="float" office:value="78.61" calcext:value-type="float">
            <text:p>78.6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7.499" calcext:value-type="float">
            <text:p>127.499</text:p>
          </table:table-cell>
          <table:table-cell office:value-type="float" office:value="2.55328" calcext:value-type="float">
            <text:p>2.55328</text:p>
          </table:table-cell>
          <table:table-cell office:value-type="float" office:value="125.392" calcext:value-type="float">
            <text:p>125.392</text:p>
          </table:table-cell>
          <table:table-cell office:value-type="float" office:value="127.119" calcext:value-type="float">
            <text:p>127.119</text:p>
          </table:table-cell>
          <table:table-cell office:value-type="float" office:value="127.267" calcext:value-type="float">
            <text:p>127.267</text:p>
          </table:table-cell>
          <table:table-cell office:value-type="float" office:value="127.373" calcext:value-type="float">
            <text:p>127.373</text:p>
          </table:table-cell>
          <table:table-cell office:value-type="float" office:value="152.77" calcext:value-type="float">
            <text:p>152.7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1.575" calcext:value-type="float">
            <text:p>251.575</text:p>
          </table:table-cell>
          <table:table-cell office:value-type="float" office:value="4.98713" calcext:value-type="float">
            <text:p>4.98713</text:p>
          </table:table-cell>
          <table:table-cell office:value-type="float" office:value="250.434" calcext:value-type="float">
            <text:p>250.434</text:p>
          </table:table-cell>
          <table:table-cell office:value-type="float" office:value="250.84" calcext:value-type="float">
            <text:p>250.84</text:p>
          </table:table-cell>
          <table:table-cell office:value-type="float" office:value="251.107" calcext:value-type="float">
            <text:p>251.107</text:p>
          </table:table-cell>
          <table:table-cell office:value-type="float" office:value="251.264" calcext:value-type="float">
            <text:p>251.264</text:p>
          </table:table-cell>
          <table:table-cell office:value-type="float" office:value="301.07" calcext:value-type="float">
            <text:p>301.0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99.696" calcext:value-type="float">
            <text:p>499.696</text:p>
          </table:table-cell>
          <table:table-cell office:value-type="float" office:value="9.71395" calcext:value-type="float">
            <text:p>9.71395</text:p>
          </table:table-cell>
          <table:table-cell office:value-type="float" office:value="497.342" calcext:value-type="float">
            <text:p>497.342</text:p>
          </table:table-cell>
          <table:table-cell office:value-type="float" office:value="498.29" calcext:value-type="float">
            <text:p>498.29</text:p>
          </table:table-cell>
          <table:table-cell office:value-type="float" office:value="498.578" calcext:value-type="float">
            <text:p>498.578</text:p>
          </table:table-cell>
          <table:table-cell office:value-type="float" office:value="499.06" calcext:value-type="float">
            <text:p>499.06</text:p>
          </table:table-cell>
          <table:table-cell office:value-type="float" office:value="596.031" calcext:value-type="float">
            <text:p>596.03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96.193" calcext:value-type="float">
            <text:p>996.193</text:p>
          </table:table-cell>
          <table:table-cell office:value-type="float" office:value="19.4734" calcext:value-type="float">
            <text:p>19.4734</text:p>
          </table:table-cell>
          <table:table-cell office:value-type="float" office:value="990.592" calcext:value-type="float">
            <text:p>990.592</text:p>
          </table:table-cell>
          <table:table-cell office:value-type="float" office:value="993.178" calcext:value-type="float">
            <text:p>993.178</text:p>
          </table:table-cell>
          <table:table-cell office:value-type="float" office:value="993.886" calcext:value-type="float">
            <text:p>993.886</text:p>
          </table:table-cell>
          <table:table-cell office:value-type="float" office:value="994.897" calcext:value-type="float">
            <text:p>994.897</text:p>
          </table:table-cell>
          <table:table-cell office:value-type="float" office:value="1189.14" calcext:value-type="float">
            <text:p>1189.1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9655" calcext:value-type="float">
            <text:p>0.09655</text:p>
          </table:table-cell>
          <table:table-cell office:value-type="float" office:value="0.0545805" calcext:value-type="float">
            <text:p>0.0545805</text:p>
          </table:table-cell>
          <table:table-cell office:value-type="float" office:value="0.089" calcext:value-type="float">
            <text:p>0.089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091" calcext:value-type="float">
            <text:p>0.091</text:p>
          </table:table-cell>
          <table:table-cell office:value-type="float" office:value="0.639" calcext:value-type="float">
            <text:p>0.639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814" calcext:value-type="float">
            <text:p>0.12814</text:p>
          </table:table-cell>
          <table:table-cell office:value-type="float" office:value="0.0573997" calcext:value-type="float">
            <text:p>0.0573997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121" calcext:value-type="float">
            <text:p>0.121</text:p>
          </table:table-cell>
          <table:table-cell office:value-type="float" office:value="0.122" calcext:value-type="float">
            <text:p>0.122</text:p>
          </table:table-cell>
          <table:table-cell office:value-type="float" office:value="0.698" calcext:value-type="float">
            <text:p>0.698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784" calcext:value-type="float">
            <text:p>0.15784</text:p>
          </table:table-cell>
          <table:table-cell office:value-type="float" office:value="0.0605217" calcext:value-type="float">
            <text:p>0.0605217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151" calcext:value-type="float">
            <text:p>0.151</text:p>
          </table:table-cell>
          <table:table-cell office:value-type="float" office:value="0.759" calcext:value-type="float">
            <text:p>0.759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8872" calcext:value-type="float">
            <text:p>0.18872</text:p>
          </table:table-cell>
          <table:table-cell office:value-type="float" office:value="0.0632337" calcext:value-type="float">
            <text:p>0.0632337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181" calcext:value-type="float">
            <text:p>0.181</text:p>
          </table:table-cell>
          <table:table-cell office:value-type="float" office:value="0.816" calcext:value-type="float">
            <text:p>0.816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2186" calcext:value-type="float">
            <text:p>0.22186</text:p>
          </table:table-cell>
          <table:table-cell office:value-type="float" office:value="0.0663105" calcext:value-type="float">
            <text:p>0.0663105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5" calcext:value-type="float">
            <text:p>0.215</text:p>
          </table:table-cell>
          <table:table-cell office:value-type="float" office:value="0.88" calcext:value-type="float">
            <text:p>0.88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31" calcext:value-type="float">
            <text:p>0.2531</text:p>
          </table:table-cell>
          <table:table-cell office:value-type="float" office:value="0.0691742" calcext:value-type="float">
            <text:p>0.0691742</text:p>
          </table:table-cell>
          <table:table-cell office:value-type="float" office:value="0.243" calcext:value-type="float">
            <text:p>0.24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6" calcext:value-type="float">
            <text:p>0.246</text:p>
          </table:table-cell>
          <table:table-cell office:value-type="float" office:value="0.94" calcext:value-type="float">
            <text:p>0.94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8482" calcext:value-type="float">
            <text:p>0.28482</text:p>
          </table:table-cell>
          <table:table-cell office:value-type="float" office:value="0.0737457" calcext:value-type="float">
            <text:p>0.0737457</text:p>
          </table:table-cell>
          <table:table-cell office:value-type="float" office:value="0.273" calcext:value-type="float">
            <text:p>0.273</text:p>
          </table:table-cell>
          <table:table-cell office:value-type="float" office:value="0.275" calcext:value-type="float">
            <text:p>0.275</text:p>
          </table:table-cell>
          <table:table-cell office:value-type="float" office:value="0.276" calcext:value-type="float">
            <text:p>0.276</text:p>
          </table:table-cell>
          <table:table-cell office:value-type="float" office:value="0.277" calcext:value-type="float">
            <text:p>0.277</text:p>
          </table:table-cell>
          <table:table-cell office:value-type="float" office:value="1.017" calcext:value-type="float">
            <text:p>1.017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1492" calcext:value-type="float">
            <text:p>0.31492</text:p>
          </table:table-cell>
          <table:table-cell office:value-type="float" office:value="0.0749799" calcext:value-type="float">
            <text:p>0.0749799</text:p>
          </table:table-cell>
          <table:table-cell office:value-type="float" office:value="0.303" calcext:value-type="float">
            <text:p>0.303</text:p>
          </table:table-cell>
          <table:table-cell office:value-type="float" office:value="0.305" calcext:value-type="float">
            <text:p>0.305</text:p>
          </table:table-cell>
          <table:table-cell office:value-type="float" office:value="0.306" calcext:value-type="float">
            <text:p>0.306</text:p>
          </table:table-cell>
          <table:table-cell office:value-type="float" office:value="0.307" calcext:value-type="float">
            <text:p>0.307</text:p>
          </table:table-cell>
          <table:table-cell office:value-type="float" office:value="1.059" calcext:value-type="float">
            <text:p>1.059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4761" calcext:value-type="float">
            <text:p>0.34761</text:p>
          </table:table-cell>
          <table:table-cell office:value-type="float" office:value="0.0822087" calcext:value-type="float">
            <text:p>0.0822087</text:p>
          </table:table-cell>
          <table:table-cell office:value-type="float" office:value="0.334" calcext:value-type="float">
            <text:p>0.334</text:p>
          </table:table-cell>
          <table:table-cell office:value-type="float" office:value="0.336" calcext:value-type="float">
            <text:p>0.336</text:p>
          </table:table-cell>
          <table:table-cell office:value-type="float" office:value="0.337" calcext:value-type="float">
            <text:p>0.337</text:p>
          </table:table-cell>
          <table:table-cell office:value-type="float" office:value="0.339" calcext:value-type="float">
            <text:p>0.339</text:p>
          </table:table-cell>
          <table:table-cell office:value-type="float" office:value="1.164" calcext:value-type="float">
            <text:p>1.164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7997" calcext:value-type="float">
            <text:p>0.37997</text:p>
          </table:table-cell>
          <table:table-cell office:value-type="float" office:value="0.0822193" calcext:value-type="float">
            <text:p>0.0822193</text:p>
          </table:table-cell>
          <table:table-cell office:value-type="float" office:value="0.367" calcext:value-type="float">
            <text:p>0.367</text:p>
          </table:table-cell>
          <table:table-cell office:value-type="float" office:value="0.369" calcext:value-type="float">
            <text:p>0.369</text:p>
          </table:table-cell>
          <table:table-cell office:value-type="float" office:value="0.37" calcext:value-type="float">
            <text:p>0.37</text:p>
          </table:table-cell>
          <table:table-cell office:value-type="float" office:value="0.372" calcext:value-type="float">
            <text:p>0.372</text:p>
          </table:table-cell>
          <table:table-cell office:value-type="float" office:value="1.196" calcext:value-type="float">
            <text:p>1.196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0938" calcext:value-type="float">
            <text:p>0.40938</text:p>
          </table:table-cell>
          <table:table-cell office:value-type="float" office:value="0.0837595" calcext:value-type="float">
            <text:p>0.0837595</text:p>
          </table:table-cell>
          <table:table-cell office:value-type="float" office:value="0.395" calcext:value-type="float">
            <text:p>0.395</text:p>
          </table:table-cell>
          <table:table-cell office:value-type="float" office:value="0.398" calcext:value-type="float">
            <text:p>0.398</text:p>
          </table:table-cell>
          <table:table-cell office:value-type="float" office:value="0.399" calcext:value-type="float">
            <text:p>0.399</text:p>
          </table:table-cell>
          <table:table-cell office:value-type="float" office:value="0.402" calcext:value-type="float">
            <text:p>0.402</text:p>
          </table:table-cell>
          <table:table-cell office:value-type="float" office:value="1.241" calcext:value-type="float">
            <text:p>1.241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4057" calcext:value-type="float">
            <text:p>0.44057</text:p>
          </table:table-cell>
          <table:table-cell office:value-type="float" office:value="0.0890126" calcext:value-type="float">
            <text:p>0.0890126</text:p>
          </table:table-cell>
          <table:table-cell office:value-type="float" office:value="0.426" calcext:value-type="float">
            <text:p>0.426</text:p>
          </table:table-cell>
          <table:table-cell office:value-type="float" office:value="0.428" calcext:value-type="float">
            <text:p>0.428</text:p>
          </table:table-cell>
          <table:table-cell office:value-type="float" office:value="0.429" calcext:value-type="float">
            <text:p>0.429</text:p>
          </table:table-cell>
          <table:table-cell office:value-type="float" office:value="0.432" calcext:value-type="float">
            <text:p>0.432</text:p>
          </table:table-cell>
          <table:table-cell office:value-type="float" office:value="1.324" calcext:value-type="float">
            <text:p>1.324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7036" calcext:value-type="float">
            <text:p>0.47036</text:p>
          </table:table-cell>
          <table:table-cell office:value-type="float" office:value="0.092232" calcext:value-type="float">
            <text:p>0.092232</text:p>
          </table:table-cell>
          <table:table-cell office:value-type="float" office:value="0.455" calcext:value-type="float">
            <text:p>0.455</text:p>
          </table:table-cell>
          <table:table-cell office:value-type="float" office:value="0.458" calcext:value-type="float">
            <text:p>0.458</text:p>
          </table:table-cell>
          <table:table-cell office:value-type="float" office:value="0.459" calcext:value-type="float">
            <text:p>0.459</text:p>
          </table:table-cell>
          <table:table-cell office:value-type="float" office:value="0.461" calcext:value-type="float">
            <text:p>0.461</text:p>
          </table:table-cell>
          <table:table-cell office:value-type="float" office:value="1.386" calcext:value-type="float">
            <text:p>1.386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0177" calcext:value-type="float">
            <text:p>0.50177</text:p>
          </table:table-cell>
          <table:table-cell office:value-type="float" office:value="0.0952143" calcext:value-type="float">
            <text:p>0.0952143</text:p>
          </table:table-cell>
          <table:table-cell office:value-type="float" office:value="0.487" calcext:value-type="float">
            <text:p>0.487</text:p>
          </table:table-cell>
          <table:table-cell office:value-type="float" office:value="0.489" calcext:value-type="float">
            <text:p>0.489</text:p>
          </table:table-cell>
          <table:table-cell office:value-type="float" office:value="0.49" calcext:value-type="float">
            <text:p>0.49</text:p>
          </table:table-cell>
          <table:table-cell office:value-type="float" office:value="0.492" calcext:value-type="float">
            <text:p>0.492</text:p>
          </table:table-cell>
          <table:table-cell office:value-type="float" office:value="1.447" calcext:value-type="float">
            <text:p>1.447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319" calcext:value-type="float">
            <text:p>0.5319</text:p>
          </table:table-cell>
          <table:table-cell office:value-type="float" office:value="0.0958802" calcext:value-type="float">
            <text:p>0.0958802</text:p>
          </table:table-cell>
          <table:table-cell office:value-type="float" office:value="0.517" calcext:value-type="float">
            <text:p>0.517</text:p>
          </table:table-cell>
          <table:table-cell office:value-type="float" office:value="0.519" calcext:value-type="float">
            <text:p>0.519</text:p>
          </table:table-cell>
          <table:table-cell office:value-type="float" office:value="0.52" calcext:value-type="float">
            <text:p>0.52</text:p>
          </table:table-cell>
          <table:table-cell office:value-type="float" office:value="0.523" calcext:value-type="float">
            <text:p>0.523</text:p>
          </table:table-cell>
          <table:table-cell office:value-type="float" office:value="1.484" calcext:value-type="float">
            <text:p>1.484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6471" calcext:value-type="float">
            <text:p>0.56471</text:p>
          </table:table-cell>
          <table:table-cell office:value-type="float" office:value="0.101493" calcext:value-type="float">
            <text:p>0.101493</text:p>
          </table:table-cell>
          <table:table-cell office:value-type="float" office:value="0.547" calcext:value-type="float">
            <text:p>0.547</text:p>
          </table:table-cell>
          <table:table-cell office:value-type="float" office:value="0.551" calcext:value-type="float">
            <text:p>0.551</text:p>
          </table:table-cell>
          <table:table-cell office:value-type="float" office:value="0.552" calcext:value-type="float">
            <text:p>0.552</text:p>
          </table:table-cell>
          <table:table-cell office:value-type="float" office:value="0.556" calcext:value-type="float">
            <text:p>0.556</text:p>
          </table:table-cell>
          <table:table-cell office:value-type="float" office:value="1.572" calcext:value-type="float">
            <text:p>1.572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9696" calcext:value-type="float">
            <text:p>0.59696</text:p>
          </table:table-cell>
          <table:table-cell office:value-type="float" office:value="0.10561" calcext:value-type="float">
            <text:p>0.10561</text:p>
          </table:table-cell>
          <table:table-cell office:value-type="float" office:value="0.578" calcext:value-type="float">
            <text:p>0.578</text:p>
          </table:table-cell>
          <table:table-cell office:value-type="float" office:value="0.581" calcext:value-type="float">
            <text:p>0.581</text:p>
          </table:table-cell>
          <table:table-cell office:value-type="float" office:value="0.583" calcext:value-type="float">
            <text:p>0.583</text:p>
          </table:table-cell>
          <table:table-cell office:value-type="float" office:value="0.589" calcext:value-type="float">
            <text:p>0.589</text:p>
          </table:table-cell>
          <table:table-cell office:value-type="float" office:value="1.644" calcext:value-type="float">
            <text:p>1.644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2852" calcext:value-type="float">
            <text:p>0.62852</text:p>
          </table:table-cell>
          <table:table-cell office:value-type="float" office:value="0.106479" calcext:value-type="float">
            <text:p>0.106479</text:p>
          </table:table-cell>
          <table:table-cell office:value-type="float" office:value="0.608" calcext:value-type="float">
            <text:p>0.608</text:p>
          </table:table-cell>
          <table:table-cell office:value-type="float" office:value="0.612" calcext:value-type="float">
            <text:p>0.612</text:p>
          </table:table-cell>
          <table:table-cell office:value-type="float" office:value="0.615" calcext:value-type="float">
            <text:p>0.615</text:p>
          </table:table-cell>
          <table:table-cell office:value-type="float" office:value="0.62" calcext:value-type="float">
            <text:p>0.62</text:p>
          </table:table-cell>
          <table:table-cell office:value-type="float" office:value="1.685" calcext:value-type="float">
            <text:p>1.685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66021" calcext:value-type="float">
            <text:p>0.66021</text:p>
          </table:table-cell>
          <table:table-cell office:value-type="float" office:value="0.113326" calcext:value-type="float">
            <text:p>0.113326</text:p>
          </table:table-cell>
          <table:table-cell office:value-type="float" office:value="0.641" calcext:value-type="float">
            <text:p>0.641</text:p>
          </table:table-cell>
          <table:table-cell office:value-type="float" office:value="0.645" calcext:value-type="float">
            <text:p>0.645</text:p>
          </table:table-cell>
          <table:table-cell office:value-type="float" office:value="0.646" calcext:value-type="float">
            <text:p>0.646</text:p>
          </table:table-cell>
          <table:table-cell office:value-type="float" office:value="0.651" calcext:value-type="float">
            <text:p>0.651</text:p>
          </table:table-cell>
          <table:table-cell office:value-type="float" office:value="1.786" calcext:value-type="float">
            <text:p>1.786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68946" calcext:value-type="float">
            <text:p>0.68946</text:p>
          </table:table-cell>
          <table:table-cell office:value-type="float" office:value="0.111265" calcext:value-type="float">
            <text:p>0.111265</text:p>
          </table:table-cell>
          <table:table-cell office:value-type="float" office:value="0.671" calcext:value-type="float">
            <text:p>0.671</text:p>
          </table:table-cell>
          <table:table-cell office:value-type="float" office:value="0.674" calcext:value-type="float">
            <text:p>0.674</text:p>
          </table:table-cell>
          <table:table-cell office:value-type="float" office:value="0.675" calcext:value-type="float">
            <text:p>0.675</text:p>
          </table:table-cell>
          <table:table-cell office:value-type="float" office:value="0.679" calcext:value-type="float">
            <text:p>0.679</text:p>
          </table:table-cell>
          <table:table-cell office:value-type="float" office:value="1.794" calcext:value-type="float">
            <text:p>1.794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72134" calcext:value-type="float">
            <text:p>0.72134</text:p>
          </table:table-cell>
          <table:table-cell office:value-type="float" office:value="0.115874" calcext:value-type="float">
            <text:p>0.115874</text:p>
          </table:table-cell>
          <table:table-cell office:value-type="float" office:value="0.702" calcext:value-type="float">
            <text:p>0.702</text:p>
          </table:table-cell>
          <table:table-cell office:value-type="float" office:value="0.705" calcext:value-type="float">
            <text:p>0.705</text:p>
          </table:table-cell>
          <table:table-cell office:value-type="float" office:value="0.707" calcext:value-type="float">
            <text:p>0.707</text:p>
          </table:table-cell>
          <table:table-cell office:value-type="float" office:value="0.71" calcext:value-type="float">
            <text:p>0.71</text:p>
          </table:table-cell>
          <table:table-cell office:value-type="float" office:value="1.872" calcext:value-type="float">
            <text:p>1.872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75438" calcext:value-type="float">
            <text:p>0.75438</text:p>
          </table:table-cell>
          <table:table-cell office:value-type="float" office:value="0.116265" calcext:value-type="float">
            <text:p>0.116265</text:p>
          </table:table-cell>
          <table:table-cell office:value-type="float" office:value="0.735" calcext:value-type="float">
            <text:p>0.735</text:p>
          </table:table-cell>
          <table:table-cell office:value-type="float" office:value="0.738" calcext:value-type="float">
            <text:p>0.738</text:p>
          </table:table-cell>
          <table:table-cell office:value-type="float" office:value="0.739" calcext:value-type="float">
            <text:p>0.739</text:p>
          </table:table-cell>
          <table:table-cell office:value-type="float" office:value="0.744" calcext:value-type="float">
            <text:p>0.744</text:p>
          </table:table-cell>
          <table:table-cell office:value-type="float" office:value="1.908" calcext:value-type="float">
            <text:p>1.908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8458" calcext:value-type="float">
            <text:p>0.78458</text:p>
          </table:table-cell>
          <table:table-cell office:value-type="float" office:value="0.123824" calcext:value-type="float">
            <text:p>0.123824</text:p>
          </table:table-cell>
          <table:table-cell office:value-type="float" office:value="0.764" calcext:value-type="float">
            <text:p>0.764</text:p>
          </table:table-cell>
          <table:table-cell office:value-type="float" office:value="0.767" calcext:value-type="float">
            <text:p>0.767</text:p>
          </table:table-cell>
          <table:table-cell office:value-type="float" office:value="0.769" calcext:value-type="float">
            <text:p>0.769</text:p>
          </table:table-cell>
          <table:table-cell office:value-type="float" office:value="0.776" calcext:value-type="float">
            <text:p>0.776</text:p>
          </table:table-cell>
          <table:table-cell office:value-type="float" office:value="2.014" calcext:value-type="float">
            <text:p>2.014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1793" calcext:value-type="float">
            <text:p>0.81793</text:p>
          </table:table-cell>
          <table:table-cell office:value-type="float" office:value="0.12603" calcext:value-type="float">
            <text:p>0.12603</text:p>
          </table:table-cell>
          <table:table-cell office:value-type="float" office:value="0.796" calcext:value-type="float">
            <text:p>0.796</text:p>
          </table:table-cell>
          <table:table-cell office:value-type="float" office:value="0.8" calcext:value-type="float">
            <text:p>0.8</text:p>
          </table:table-cell>
          <table:table-cell office:value-type="float" office:value="0.801" calcext:value-type="float">
            <text:p>0.801</text:p>
          </table:table-cell>
          <table:table-cell office:value-type="float" office:value="0.807" calcext:value-type="float">
            <text:p>0.807</text:p>
          </table:table-cell>
          <table:table-cell office:value-type="float" office:value="2.069" calcext:value-type="float">
            <text:p>2.069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4716" calcext:value-type="float">
            <text:p>0.84716</text:p>
          </table:table-cell>
          <table:table-cell office:value-type="float" office:value="0.127063" calcext:value-type="float">
            <text:p>0.127063</text:p>
          </table:table-cell>
          <table:table-cell office:value-type="float" office:value="0.826" calcext:value-type="float">
            <text:p>0.826</text:p>
          </table:table-cell>
          <table:table-cell office:value-type="float" office:value="0.829" calcext:value-type="float">
            <text:p>0.829</text:p>
          </table:table-cell>
          <table:table-cell office:value-type="float" office:value="0.831" calcext:value-type="float">
            <text:p>0.831</text:p>
          </table:table-cell>
          <table:table-cell office:value-type="float" office:value="0.837" calcext:value-type="float">
            <text:p>0.837</text:p>
          </table:table-cell>
          <table:table-cell office:value-type="float" office:value="2.108" calcext:value-type="float">
            <text:p>2.108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87769" calcext:value-type="float">
            <text:p>0.87769</text:p>
          </table:table-cell>
          <table:table-cell office:value-type="float" office:value="0.133387" calcext:value-type="float">
            <text:p>0.133387</text:p>
          </table:table-cell>
          <table:table-cell office:value-type="float" office:value="0.855" calcext:value-type="float">
            <text:p>0.855</text:p>
          </table:table-cell>
          <table:table-cell office:value-type="float" office:value="0.859" calcext:value-type="float">
            <text:p>0.859</text:p>
          </table:table-cell>
          <table:table-cell office:value-type="float" office:value="0.861" calcext:value-type="float">
            <text:p>0.861</text:p>
          </table:table-cell>
          <table:table-cell office:value-type="float" office:value="0.866" calcext:value-type="float">
            <text:p>0.866</text:p>
          </table:table-cell>
          <table:table-cell office:value-type="float" office:value="2.202" calcext:value-type="float">
            <text:p>2.202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2381" calcext:value-type="float">
            <text:p>0.22381</text:p>
          </table:table-cell>
          <table:table-cell office:value-type="float" office:value="0.0381879" calcext:value-type="float">
            <text:p>0.0381879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203" calcext:value-type="float">
            <text:p>0.203</text:p>
          </table:table-cell>
          <table:table-cell office:value-type="float" office:value="0.253" calcext:value-type="float">
            <text:p>0.253</text:p>
          </table:table-cell>
          <table:table-cell office:value-type="float" office:value="0.362" calcext:value-type="float">
            <text:p>0.36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7759" calcext:value-type="float">
            <text:p>0.37759</text:p>
          </table:table-cell>
          <table:table-cell office:value-type="float" office:value="0.035636" calcext:value-type="float">
            <text:p>0.035636</text:p>
          </table:table-cell>
          <table:table-cell office:value-type="float" office:value="0.326" calcext:value-type="float">
            <text:p>0.326</text:p>
          </table:table-cell>
          <table:table-cell office:value-type="float" office:value="0.343" calcext:value-type="float">
            <text:p>0.343</text:p>
          </table:table-cell>
          <table:table-cell office:value-type="float" office:value="0.384" calcext:value-type="float">
            <text:p>0.384</text:p>
          </table:table-cell>
          <table:table-cell office:value-type="float" office:value="0.407" calcext:value-type="float">
            <text:p>0.407</text:p>
          </table:table-cell>
          <table:table-cell office:value-type="float" office:value="0.471" calcext:value-type="float">
            <text:p>0.47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8906" calcext:value-type="float">
            <text:p>0.68906</text:p>
          </table:table-cell>
          <table:table-cell office:value-type="float" office:value="0.0505106" calcext:value-type="float">
            <text:p>0.0505106</text:p>
          </table:table-cell>
          <table:table-cell office:value-type="float" office:value="0.58" calcext:value-type="float">
            <text:p>0.58</text:p>
          </table:table-cell>
          <table:table-cell office:value-type="float" office:value="0.646" calcext:value-type="float">
            <text:p>0.646</text:p>
          </table:table-cell>
          <table:table-cell office:value-type="float" office:value="0.691" calcext:value-type="float">
            <text:p>0.691</text:p>
          </table:table-cell>
          <table:table-cell office:value-type="float" office:value="0.707" calcext:value-type="float">
            <text:p>0.707</text:p>
          </table:table-cell>
          <table:table-cell office:value-type="float" office:value="0.883" calcext:value-type="float">
            <text:p>0.88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9563" calcext:value-type="float">
            <text:p>0.69563</text:p>
          </table:table-cell>
          <table:table-cell office:value-type="float" office:value="0.0472759" calcext:value-type="float">
            <text:p>0.0472759</text:p>
          </table:table-cell>
          <table:table-cell office:value-type="float" office:value="0.618" calcext:value-type="float">
            <text:p>0.618</text:p>
          </table:table-cell>
          <table:table-cell office:value-type="float" office:value="0.676" calcext:value-type="float">
            <text:p>0.676</text:p>
          </table:table-cell>
          <table:table-cell office:value-type="float" office:value="0.694" calcext:value-type="float">
            <text:p>0.694</text:p>
          </table:table-cell>
          <table:table-cell office:value-type="float" office:value="0.705" calcext:value-type="float">
            <text:p>0.705</text:p>
          </table:table-cell>
          <table:table-cell office:value-type="float" office:value="0.965" calcext:value-type="float">
            <text:p>0.96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0092" calcext:value-type="float">
            <text:p>0.70092</text:p>
          </table:table-cell>
          <table:table-cell office:value-type="float" office:value="0.0776962" calcext:value-type="float">
            <text:p>0.0776962</text:p>
          </table:table-cell>
          <table:table-cell office:value-type="float" office:value="0.612" calcext:value-type="float">
            <text:p>0.612</text:p>
          </table:table-cell>
          <table:table-cell office:value-type="float" office:value="0.681" calcext:value-type="float">
            <text:p>0.681</text:p>
          </table:table-cell>
          <table:table-cell office:value-type="float" office:value="0.691" calcext:value-type="float">
            <text:p>0.691</text:p>
          </table:table-cell>
          <table:table-cell office:value-type="float" office:value="0.699" calcext:value-type="float">
            <text:p>0.699</text:p>
          </table:table-cell>
          <table:table-cell office:value-type="float" office:value="1.205" calcext:value-type="float">
            <text:p>1.20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1358" calcext:value-type="float">
            <text:p>0.71358</text:p>
          </table:table-cell>
          <table:table-cell office:value-type="float" office:value="0.100181" calcext:value-type="float">
            <text:p>0.100181</text:p>
          </table:table-cell>
          <table:table-cell office:value-type="float" office:value="0.613" calcext:value-type="float">
            <text:p>0.613</text:p>
          </table:table-cell>
          <table:table-cell office:value-type="float" office:value="0.679" calcext:value-type="float">
            <text:p>0.679</text:p>
          </table:table-cell>
          <table:table-cell office:value-type="float" office:value="0.692" calcext:value-type="float">
            <text:p>0.692</text:p>
          </table:table-cell>
          <table:table-cell office:value-type="float" office:value="0.7" calcext:value-type="float">
            <text:p>0.7</text:p>
          </table:table-cell>
          <table:table-cell office:value-type="float" office:value="1.217" calcext:value-type="float">
            <text:p>1.21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8273" calcext:value-type="float">
            <text:p>0.68273</text:p>
          </table:table-cell>
          <table:table-cell office:value-type="float" office:value="0.0783695" calcext:value-type="float">
            <text:p>0.0783695</text:p>
          </table:table-cell>
          <table:table-cell office:value-type="float" office:value="0.616" calcext:value-type="float">
            <text:p>0.616</text:p>
          </table:table-cell>
          <table:table-cell office:value-type="float" office:value="0.655" calcext:value-type="float">
            <text:p>0.655</text:p>
          </table:table-cell>
          <table:table-cell office:value-type="float" office:value="0.669" calcext:value-type="float">
            <text:p>0.669</text:p>
          </table:table-cell>
          <table:table-cell office:value-type="float" office:value="0.677" calcext:value-type="float">
            <text:p>0.677</text:p>
          </table:table-cell>
          <table:table-cell office:value-type="float" office:value="1.13" calcext:value-type="float">
            <text:p>1.1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0395" calcext:value-type="float">
            <text:p>0.70395</text:p>
          </table:table-cell>
          <table:table-cell office:value-type="float" office:value="0.105325" calcext:value-type="float">
            <text:p>0.105325</text:p>
          </table:table-cell>
          <table:table-cell office:value-type="float" office:value="0.623" calcext:value-type="float">
            <text:p>0.623</text:p>
          </table:table-cell>
          <table:table-cell office:value-type="float" office:value="0.664" calcext:value-type="float">
            <text:p>0.664</text:p>
          </table:table-cell>
          <table:table-cell office:value-type="float" office:value="0.669" calcext:value-type="float">
            <text:p>0.669</text:p>
          </table:table-cell>
          <table:table-cell office:value-type="float" office:value="0.694" calcext:value-type="float">
            <text:p>0.694</text:p>
          </table:table-cell>
          <table:table-cell office:value-type="float" office:value="1.256" calcext:value-type="float">
            <text:p>1.25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8376" calcext:value-type="float">
            <text:p>0.78376</text:p>
          </table:table-cell>
          <table:table-cell office:value-type="float" office:value="0.099909" calcext:value-type="float">
            <text:p>0.099909</text:p>
          </table:table-cell>
          <table:table-cell office:value-type="float" office:value="0.637" calcext:value-type="float">
            <text:p>0.637</text:p>
          </table:table-cell>
          <table:table-cell office:value-type="float" office:value="0.734" calcext:value-type="float">
            <text:p>0.734</text:p>
          </table:table-cell>
          <table:table-cell office:value-type="float" office:value="0.765" calcext:value-type="float">
            <text:p>0.765</text:p>
          </table:table-cell>
          <table:table-cell office:value-type="float" office:value="0.778" calcext:value-type="float">
            <text:p>0.778</text:p>
          </table:table-cell>
          <table:table-cell office:value-type="float" office:value="1.132" calcext:value-type="float">
            <text:p>1.13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6817" calcext:value-type="float">
            <text:p>0.76817</text:p>
          </table:table-cell>
          <table:table-cell office:value-type="float" office:value="0.10054" calcext:value-type="float">
            <text:p>0.10054</text:p>
          </table:table-cell>
          <table:table-cell office:value-type="float" office:value="0.627" calcext:value-type="float">
            <text:p>0.627</text:p>
          </table:table-cell>
          <table:table-cell office:value-type="float" office:value="0.693" calcext:value-type="float">
            <text:p>0.693</text:p>
          </table:table-cell>
          <table:table-cell office:value-type="float" office:value="0.783" calcext:value-type="float">
            <text:p>0.783</text:p>
          </table:table-cell>
          <table:table-cell office:value-type="float" office:value="0.805" calcext:value-type="float">
            <text:p>0.805</text:p>
          </table:table-cell>
          <table:table-cell office:value-type="float" office:value="1.242" calcext:value-type="float">
            <text:p>1.24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2547" calcext:value-type="float">
            <text:p>0.82547</text:p>
          </table:table-cell>
          <table:table-cell office:value-type="float" office:value="0.104948" calcext:value-type="float">
            <text:p>0.104948</text:p>
          </table:table-cell>
          <table:table-cell office:value-type="float" office:value="0.654" calcext:value-type="float">
            <text:p>0.654</text:p>
          </table:table-cell>
          <table:table-cell office:value-type="float" office:value="0.708" calcext:value-type="float">
            <text:p>0.708</text:p>
          </table:table-cell>
          <table:table-cell office:value-type="float" office:value="0.866" calcext:value-type="float">
            <text:p>0.866</text:p>
          </table:table-cell>
          <table:table-cell office:value-type="float" office:value="0.897" calcext:value-type="float">
            <text:p>0.897</text:p>
          </table:table-cell>
          <table:table-cell office:value-type="float" office:value="1.05" calcext:value-type="float">
            <text:p>1.0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8552" calcext:value-type="float">
            <text:p>0.88552</text:p>
          </table:table-cell>
          <table:table-cell office:value-type="float" office:value="0.205697" calcext:value-type="float">
            <text:p>0.205697</text:p>
          </table:table-cell>
          <table:table-cell office:value-type="float" office:value="0.651" calcext:value-type="float">
            <text:p>0.651</text:p>
          </table:table-cell>
          <table:table-cell office:value-type="float" office:value="0.713" calcext:value-type="float">
            <text:p>0.713</text:p>
          </table:table-cell>
          <table:table-cell office:value-type="float" office:value="0.805" calcext:value-type="float">
            <text:p>0.805</text:p>
          </table:table-cell>
          <table:table-cell office:value-type="float" office:value="1.057" calcext:value-type="float">
            <text:p>1.057</text:p>
          </table:table-cell>
          <table:table-cell office:value-type="float" office:value="1.798" calcext:value-type="float">
            <text:p>1.79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24397" calcext:value-type="float">
            <text:p>1.24397</text:p>
          </table:table-cell>
          <table:table-cell office:value-type="float" office:value="0.34467" calcext:value-type="float">
            <text:p>0.34467</text:p>
          </table:table-cell>
          <table:table-cell office:value-type="float" office:value="0.676" calcext:value-type="float">
            <text:p>0.676</text:p>
          </table:table-cell>
          <table:table-cell office:value-type="float" office:value="0.876" calcext:value-type="float">
            <text:p>0.876</text:p>
          </table:table-cell>
          <table:table-cell office:value-type="float" office:value="1.393" calcext:value-type="float">
            <text:p>1.393</text:p>
          </table:table-cell>
          <table:table-cell office:value-type="float" office:value="1.494" calcext:value-type="float">
            <text:p>1.494</text:p>
          </table:table-cell>
          <table:table-cell office:value-type="float" office:value="2.719" calcext:value-type="float">
            <text:p>2.71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79776" calcext:value-type="float">
            <text:p>1.79776</text:p>
          </table:table-cell>
          <table:table-cell office:value-type="float" office:value="0.764949" calcext:value-type="float">
            <text:p>0.764949</text:p>
          </table:table-cell>
          <table:table-cell office:value-type="float" office:value="0.71" calcext:value-type="float">
            <text:p>0.71</text:p>
          </table:table-cell>
          <table:table-cell office:value-type="float" office:value="0.976" calcext:value-type="float">
            <text:p>0.976</text:p>
          </table:table-cell>
          <table:table-cell office:value-type="float" office:value="2.147" calcext:value-type="float">
            <text:p>2.147</text:p>
          </table:table-cell>
          <table:table-cell office:value-type="float" office:value="2.319" calcext:value-type="float">
            <text:p>2.319</text:p>
          </table:table-cell>
          <table:table-cell office:value-type="float" office:value="5.531" calcext:value-type="float">
            <text:p>5.53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78537" calcext:value-type="float">
            <text:p>2.78537</text:p>
          </table:table-cell>
          <table:table-cell office:value-type="float" office:value="1.72205" calcext:value-type="float">
            <text:p>1.72205</text:p>
          </table:table-cell>
          <table:table-cell office:value-type="float" office:value="0.755" calcext:value-type="float">
            <text:p>0.755</text:p>
          </table:table-cell>
          <table:table-cell office:value-type="float" office:value="1.154" calcext:value-type="float">
            <text:p>1.154</text:p>
          </table:table-cell>
          <table:table-cell office:value-type="float" office:value="2.497" calcext:value-type="float">
            <text:p>2.497</text:p>
          </table:table-cell>
          <table:table-cell office:value-type="float" office:value="4.261" calcext:value-type="float">
            <text:p>4.261</text:p>
          </table:table-cell>
          <table:table-cell office:value-type="float" office:value="11.064" calcext:value-type="float">
            <text:p>11.06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97181" calcext:value-type="float">
            <text:p>1.97181</text:p>
          </table:table-cell>
          <table:table-cell office:value-type="float" office:value="3.39564" calcext:value-type="float">
            <text:p>3.39564</text:p>
          </table:table-cell>
          <table:table-cell office:value-type="float" office:value="0.75" calcext:value-type="float">
            <text:p>0.75</text:p>
          </table:table-cell>
          <table:table-cell office:value-type="float" office:value="0.864" calcext:value-type="float">
            <text:p>0.864</text:p>
          </table:table-cell>
          <table:table-cell office:value-type="float" office:value="0.915" calcext:value-type="float">
            <text:p>0.915</text:p>
          </table:table-cell>
          <table:table-cell office:value-type="float" office:value="1.221" calcext:value-type="float">
            <text:p>1.221</text:p>
          </table:table-cell>
          <table:table-cell office:value-type="float" office:value="27.576" calcext:value-type="float">
            <text:p>27.57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.80818" calcext:value-type="float">
            <text:p>4.80818</text:p>
          </table:table-cell>
          <table:table-cell office:value-type="float" office:value="8.52411" calcext:value-type="float">
            <text:p>8.52411</text:p>
          </table:table-cell>
          <table:table-cell office:value-type="float" office:value="0.839" calcext:value-type="float">
            <text:p>0.839</text:p>
          </table:table-cell>
          <table:table-cell office:value-type="float" office:value="1.064" calcext:value-type="float">
            <text:p>1.064</text:p>
          </table:table-cell>
          <table:table-cell office:value-type="float" office:value="1.238" calcext:value-type="float">
            <text:p>1.238</text:p>
          </table:table-cell>
          <table:table-cell office:value-type="float" office:value="1.575" calcext:value-type="float">
            <text:p>1.575</text:p>
          </table:table-cell>
          <table:table-cell office:value-type="float" office:value="55.077" calcext:value-type="float">
            <text:p>55.07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5983" calcext:value-type="float">
            <text:p>12.5983</text:p>
          </table:table-cell>
          <table:table-cell office:value-type="float" office:value="23.618" calcext:value-type="float">
            <text:p>23.618</text:p>
          </table:table-cell>
          <table:table-cell office:value-type="float" office:value="0.892" calcext:value-type="float">
            <text:p>0.892</text:p>
          </table:table-cell>
          <table:table-cell office:value-type="float" office:value="1.235" calcext:value-type="float">
            <text:p>1.235</text:p>
          </table:table-cell>
          <table:table-cell office:value-type="float" office:value="1.436" calcext:value-type="float">
            <text:p>1.436</text:p>
          </table:table-cell>
          <table:table-cell office:value-type="float" office:value="18.7" calcext:value-type="float">
            <text:p>18.7</text:p>
          </table:table-cell>
          <table:table-cell office:value-type="float" office:value="194.473" calcext:value-type="float">
            <text:p>194.47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.0626" calcext:value-type="float">
            <text:p>42.0626</text:p>
          </table:table-cell>
          <table:table-cell office:value-type="float" office:value="40.8505" calcext:value-type="float">
            <text:p>40.8505</text:p>
          </table:table-cell>
          <table:table-cell office:value-type="float" office:value="0.772" calcext:value-type="float">
            <text:p>0.772</text:p>
          </table:table-cell>
          <table:table-cell office:value-type="float" office:value="6.883" calcext:value-type="float">
            <text:p>6.883</text:p>
          </table:table-cell>
          <table:table-cell office:value-type="float" office:value="36.075" calcext:value-type="float">
            <text:p>36.075</text:p>
          </table:table-cell>
          <table:table-cell office:value-type="float" office:value="66.453" calcext:value-type="float">
            <text:p>66.453</text:p>
          </table:table-cell>
          <table:table-cell office:value-type="float" office:value="318.207" calcext:value-type="float">
            <text:p>318.20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96.637" calcext:value-type="float">
            <text:p>696.637</text:p>
          </table:table-cell>
          <table:table-cell office:value-type="float" office:value="59.5333" calcext:value-type="float">
            <text:p>59.5333</text:p>
          </table:table-cell>
          <table:table-cell office:value-type="float" office:value="481.387" calcext:value-type="float">
            <text:p>481.387</text:p>
          </table:table-cell>
          <table:table-cell office:value-type="float" office:value="661.956" calcext:value-type="float">
            <text:p>661.956</text:p>
          </table:table-cell>
          <table:table-cell office:value-type="float" office:value="702.838" calcext:value-type="float">
            <text:p>702.838</text:p>
          </table:table-cell>
          <table:table-cell office:value-type="float" office:value="730.297" calcext:value-type="float">
            <text:p>730.297</text:p>
          </table:table-cell>
          <table:table-cell office:value-type="float" office:value="816.089" calcext:value-type="float">
            <text:p>816.08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87.81" calcext:value-type="float">
            <text:p>1587.81</text:p>
          </table:table-cell>
          <table:table-cell office:value-type="float" office:value="57.326" calcext:value-type="float">
            <text:p>57.326</text:p>
          </table:table-cell>
          <table:table-cell office:value-type="float" office:value="1365.63" calcext:value-type="float">
            <text:p>1365.63</text:p>
          </table:table-cell>
          <table:table-cell office:value-type="float" office:value="1554.96" calcext:value-type="float">
            <text:p>1554.96</text:p>
          </table:table-cell>
          <table:table-cell office:value-type="float" office:value="1587.63" calcext:value-type="float">
            <text:p>1587.63</text:p>
          </table:table-cell>
          <table:table-cell office:value-type="float" office:value="1619.96" calcext:value-type="float">
            <text:p>1619.96</text:p>
          </table:table-cell>
          <table:table-cell office:value-type="float" office:value="1721.84" calcext:value-type="float">
            <text:p>1721.8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375.69" calcext:value-type="float">
            <text:p>3375.69</text:p>
          </table:table-cell>
          <table:table-cell office:value-type="float" office:value="65.9215" calcext:value-type="float">
            <text:p>65.9215</text:p>
          </table:table-cell>
          <table:table-cell office:value-type="float" office:value="3061.17" calcext:value-type="float">
            <text:p>3061.17</text:p>
          </table:table-cell>
          <table:table-cell office:value-type="float" office:value="3340.53" calcext:value-type="float">
            <text:p>3340.53</text:p>
          </table:table-cell>
          <table:table-cell office:value-type="float" office:value="3378.8" calcext:value-type="float">
            <text:p>3378.8</text:p>
          </table:table-cell>
          <table:table-cell office:value-type="float" office:value="3418.93" calcext:value-type="float">
            <text:p>3418.93</text:p>
          </table:table-cell>
          <table:table-cell office:value-type="float" office:value="3501.33" calcext:value-type="float">
            <text:p>3501.3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966.44" calcext:value-type="float">
            <text:p>6966.44</text:p>
          </table:table-cell>
          <table:table-cell office:value-type="float" office:value="103.875" calcext:value-type="float">
            <text:p>103.875</text:p>
          </table:table-cell>
          <table:table-cell office:value-type="float" office:value="6761.4" calcext:value-type="float">
            <text:p>6761.4</text:p>
          </table:table-cell>
          <table:table-cell office:value-type="float" office:value="6894.82" calcext:value-type="float">
            <text:p>6894.82</text:p>
          </table:table-cell>
          <table:table-cell office:value-type="float" office:value="6959.19" calcext:value-type="float">
            <text:p>6959.19</text:p>
          </table:table-cell>
          <table:table-cell office:value-type="float" office:value="7023.79" calcext:value-type="float">
            <text:p>7023.79</text:p>
          </table:table-cell>
          <table:table-cell office:value-type="float" office:value="7264.38" calcext:value-type="float">
            <text:p>7264.3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027.2" calcext:value-type="float">
            <text:p>14027.2</text:p>
          </table:table-cell>
          <table:table-cell office:value-type="float" office:value="153.313" calcext:value-type="float">
            <text:p>153.313</text:p>
          </table:table-cell>
          <table:table-cell office:value-type="float" office:value="13303.1" calcext:value-type="float">
            <text:p>13303.1</text:p>
          </table:table-cell>
          <table:table-cell office:value-type="float" office:value="13965.8" calcext:value-type="float">
            <text:p>13965.8</text:p>
          </table:table-cell>
          <table:table-cell office:value-type="float" office:value="14029.2" calcext:value-type="float">
            <text:p>14029.2</text:p>
          </table:table-cell>
          <table:table-cell office:value-type="float" office:value="14117.8" calcext:value-type="float">
            <text:p>14117.8</text:p>
          </table:table-cell>
          <table:table-cell office:value-type="float" office:value="14366.2" calcext:value-type="float">
            <text:p>14366.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266.7" calcext:value-type="float">
            <text:p>28266.7</text:p>
          </table:table-cell>
          <table:table-cell office:value-type="float" office:value="296.441" calcext:value-type="float">
            <text:p>296.441</text:p>
          </table:table-cell>
          <table:table-cell office:value-type="float" office:value="26099.4" calcext:value-type="float">
            <text:p>26099.4</text:p>
          </table:table-cell>
          <table:table-cell office:value-type="float" office:value="28129.1" calcext:value-type="float">
            <text:p>28129.1</text:p>
          </table:table-cell>
          <table:table-cell office:value-type="float" office:value="28242.8" calcext:value-type="float">
            <text:p>28242.8</text:p>
          </table:table-cell>
          <table:table-cell office:value-type="float" office:value="28390.7" calcext:value-type="float">
            <text:p>28390.7</text:p>
          </table:table-cell>
          <table:table-cell office:value-type="float" office:value="28895.3" calcext:value-type="float">
            <text:p>28895.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5891.2" calcext:value-type="float">
            <text:p>55891.2</text:p>
          </table:table-cell>
          <table:table-cell office:value-type="float" office:value="1339.35" calcext:value-type="float">
            <text:p>1339.35</text:p>
          </table:table-cell>
          <table:table-cell office:value-type="float" office:value="53125.5" calcext:value-type="float">
            <text:p>53125.5</text:p>
          </table:table-cell>
          <table:table-cell office:value-type="float" office:value="55033.4" calcext:value-type="float">
            <text:p>55033.4</text:p>
          </table:table-cell>
          <table:table-cell office:value-type="float" office:value="55794.9" calcext:value-type="float">
            <text:p>55794.9</text:p>
          </table:table-cell>
          <table:table-cell office:value-type="float" office:value="56606.8" calcext:value-type="float">
            <text:p>56606.8</text:p>
          </table:table-cell>
          <table:table-cell office:value-type="float" office:value="60287.5" calcext:value-type="float">
            <text:p>60287.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</table:table>
      <table:table table:name="CNOT (Length)" table:style-name="ta1">
        <table:table-column table:style-name="co1" table:number-columns-repeated="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3625" calcext:value-type="float">
            <text:p>0.03625</text:p>
          </table:table-cell>
          <table:table-cell office:value-type="float" office:value="0.0503939" calcext:value-type="float">
            <text:p>0.0503939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31" calcext:value-type="float">
            <text:p>0.031</text:p>
          </table:table-cell>
          <table:table-cell office:value-type="float" office:value="0.537" calcext:value-type="float">
            <text:p>0.53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701" calcext:value-type="float">
            <text:p>0.06701</text:p>
          </table:table-cell>
          <table:table-cell office:value-type="float" office:value="0.0484758" calcext:value-type="float">
            <text:p>0.0484758</text:p>
          </table:table-cell>
          <table:table-cell office:value-type="float" office:value="0.06" calcext:value-type="float">
            <text:p>0.06</text:p>
          </table:table-cell>
          <table:table-cell office:value-type="float" office:value="0.061" calcext:value-type="float">
            <text:p>0.061</text:p>
          </table:table-cell>
          <table:table-cell table:number-columns-repeated="2" office:value-type="float" office:value="0.062" calcext:value-type="float">
            <text:p>0.062</text:p>
          </table:table-cell>
          <table:table-cell office:value-type="float" office:value="0.549" calcext:value-type="float">
            <text:p>0.54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6689" calcext:value-type="float">
            <text:p>0.06689</text:p>
          </table:table-cell>
          <table:table-cell office:value-type="float" office:value="0.0484815" calcext:value-type="float">
            <text:p>0.0484815</text:p>
          </table:table-cell>
          <table:table-cell office:value-type="float" office:value="0.06" calcext:value-type="float">
            <text:p>0.06</text:p>
          </table:table-cell>
          <table:table-cell office:value-type="float" office:value="0.061" calcext:value-type="float">
            <text:p>0.061</text:p>
          </table:table-cell>
          <table:table-cell table:number-columns-repeated="2" office:value-type="float" office:value="0.062" calcext:value-type="float">
            <text:p>0.062</text:p>
          </table:table-cell>
          <table:table-cell office:value-type="float" office:value="0.548" calcext:value-type="float">
            <text:p>0.54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9737" calcext:value-type="float">
            <text:p>0.09737</text:p>
          </table:table-cell>
          <table:table-cell office:value-type="float" office:value="0.0485351" calcext:value-type="float">
            <text:p>0.0485351</text:p>
          </table:table-cell>
          <table:table-cell office:value-type="float" office:value="0.09" calcext:value-type="float">
            <text:p>0.09</text:p>
          </table:table-cell>
          <table:table-cell office:value-type="float" office:value="0.091" calcext:value-type="float">
            <text:p>0.091</text:p>
          </table:table-cell>
          <table:table-cell table:number-columns-repeated="2" office:value-type="float" office:value="0.092" calcext:value-type="float">
            <text:p>0.092</text:p>
          </table:table-cell>
          <table:table-cell office:value-type="float" office:value="0.579" calcext:value-type="float">
            <text:p>0.57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9708" calcext:value-type="float">
            <text:p>0.09708</text:p>
          </table:table-cell>
          <table:table-cell office:value-type="float" office:value="0.0484594" calcext:value-type="float">
            <text:p>0.0484594</text:p>
          </table:table-cell>
          <table:table-cell office:value-type="float" office:value="0.09" calcext:value-type="float">
            <text:p>0.09</text:p>
          </table:table-cell>
          <table:table-cell office:value-type="float" office:value="0.091" calcext:value-type="float">
            <text:p>0.091</text:p>
          </table:table-cell>
          <table:table-cell table:number-columns-repeated="2" office:value-type="float" office:value="0.092" calcext:value-type="float">
            <text:p>0.092</text:p>
          </table:table-cell>
          <table:table-cell office:value-type="float" office:value="0.578" calcext:value-type="float">
            <text:p>0.57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3399" calcext:value-type="float">
            <text:p>0.13399</text:p>
          </table:table-cell>
          <table:table-cell office:value-type="float" office:value="0.0923627" calcext:value-type="float">
            <text:p>0.0923627</text:p>
          </table:table-cell>
          <table:table-cell office:value-type="float" office:value="0.12" calcext:value-type="float">
            <text:p>0.12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7" calcext:value-type="float">
            <text:p>0.127</text:p>
          </table:table-cell>
          <table:table-cell office:value-type="float" office:value="1.052" calcext:value-type="float">
            <text:p>1.05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3815" calcext:value-type="float">
            <text:p>0.13815</text:p>
          </table:table-cell>
          <table:table-cell office:value-type="float" office:value="0.099571" calcext:value-type="float">
            <text:p>0.099571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.127" calcext:value-type="float">
            <text:p>0.127</text:p>
          </table:table-cell>
          <table:table-cell office:value-type="float" office:value="0.128" calcext:value-type="float">
            <text:p>0.128</text:p>
          </table:table-cell>
          <table:table-cell office:value-type="float" office:value="1.128" calcext:value-type="float">
            <text:p>1.12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6726" calcext:value-type="float">
            <text:p>0.16726</text:p>
          </table:table-cell>
          <table:table-cell office:value-type="float" office:value="0.0977187" calcext:value-type="float">
            <text:p>0.0977187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8" calcext:value-type="float">
            <text:p>0.158</text:p>
          </table:table-cell>
          <table:table-cell office:value-type="float" office:value="1.138" calcext:value-type="float">
            <text:p>1.13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6865" calcext:value-type="float">
            <text:p>0.16865</text:p>
          </table:table-cell>
          <table:table-cell office:value-type="float" office:value="0.0962945" calcext:value-type="float">
            <text:p>0.0962945</text:p>
          </table:table-cell>
          <table:table-cell office:value-type="float" office:value="0.155" calcext:value-type="float">
            <text:p>0.155</text:p>
          </table:table-cell>
          <table:table-cell table:number-columns-repeated="2" office:value-type="float" office:value="0.158" calcext:value-type="float">
            <text:p>0.158</text:p>
          </table:table-cell>
          <table:table-cell office:value-type="float" office:value="0.159" calcext:value-type="float">
            <text:p>0.159</text:p>
          </table:table-cell>
          <table:table-cell office:value-type="float" office:value="1.126" calcext:value-type="float">
            <text:p>1.12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937" calcext:value-type="float">
            <text:p>0.1937</text:p>
          </table:table-cell>
          <table:table-cell office:value-type="float" office:value="0.0972965" calcext:value-type="float">
            <text:p>0.0972965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" calcext:value-type="float">
            <text:p>0.18</text:p>
          </table:table-cell>
          <table:table-cell office:value-type="float" office:value="0.181" calcext:value-type="float">
            <text:p>0.181</text:p>
          </table:table-cell>
          <table:table-cell office:value-type="float" office:value="0.188" calcext:value-type="float">
            <text:p>0.188</text:p>
          </table:table-cell>
          <table:table-cell office:value-type="float" office:value="1.16" calcext:value-type="float">
            <text:p>1.1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9583" calcext:value-type="float">
            <text:p>0.19583</text:p>
          </table:table-cell>
          <table:table-cell office:value-type="float" office:value="0.0914995" calcext:value-type="float">
            <text:p>0.0914995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5" calcext:value-type="float">
            <text:p>0.185</text:p>
          </table:table-cell>
          <table:table-cell office:value-type="float" office:value="0.186" calcext:value-type="float">
            <text:p>0.186</text:p>
          </table:table-cell>
          <table:table-cell office:value-type="float" office:value="1.105" calcext:value-type="float">
            <text:p>1.10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3028" calcext:value-type="float">
            <text:p>0.23028</text:p>
          </table:table-cell>
          <table:table-cell office:value-type="float" office:value="0.0922768" calcext:value-type="float">
            <text:p>0.0922768</text:p>
          </table:table-cell>
          <table:table-cell office:value-type="float" office:value="0.217" calcext:value-type="float">
            <text:p>0.217</text:p>
          </table:table-cell>
          <table:table-cell office:value-type="float" office:value="0.219" calcext:value-type="float">
            <text:p>0.219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1.147" calcext:value-type="float">
            <text:p>1.14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4314" calcext:value-type="float">
            <text:p>0.24314</text:p>
          </table:table-cell>
          <table:table-cell office:value-type="float" office:value="0.0967548" calcext:value-type="float">
            <text:p>0.0967548</text:p>
          </table:table-cell>
          <table:table-cell office:value-type="float" office:value="0.23" calcext:value-type="float">
            <text:p>0.23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4" calcext:value-type="float">
            <text:p>0.234</text:p>
          </table:table-cell>
          <table:table-cell office:value-type="float" office:value="1.205" calcext:value-type="float">
            <text:p>1.20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0111" calcext:value-type="float">
            <text:p>0.30111</text:p>
          </table:table-cell>
          <table:table-cell office:value-type="float" office:value="0.0984003" calcext:value-type="float">
            <text:p>0.0984003</text:p>
          </table:table-cell>
          <table:table-cell office:value-type="float" office:value="0.288" calcext:value-type="float">
            <text:p>0.288</text:p>
          </table:table-cell>
          <table:table-cell office:value-type="float" office:value="0.289" calcext:value-type="float">
            <text:p>0.289</text:p>
          </table:table-cell>
          <table:table-cell office:value-type="float" office:value="0.29" calcext:value-type="float">
            <text:p>0.29</text:p>
          </table:table-cell>
          <table:table-cell office:value-type="float" office:value="0.291" calcext:value-type="float">
            <text:p>0.291</text:p>
          </table:table-cell>
          <table:table-cell office:value-type="float" office:value="1.279" calcext:value-type="float">
            <text:p>1.27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5138" calcext:value-type="float">
            <text:p>0.35138</text:p>
          </table:table-cell>
          <table:table-cell office:value-type="float" office:value="0.100672" calcext:value-type="float">
            <text:p>0.100672</text:p>
          </table:table-cell>
          <table:table-cell office:value-type="float" office:value="0.337" calcext:value-type="float">
            <text:p>0.337</text:p>
          </table:table-cell>
          <table:table-cell office:value-type="float" office:value="0.339" calcext:value-type="float">
            <text:p>0.339</text:p>
          </table:table-cell>
          <table:table-cell office:value-type="float" office:value="0.34" calcext:value-type="float">
            <text:p>0.34</text:p>
          </table:table-cell>
          <table:table-cell office:value-type="float" office:value="0.341" calcext:value-type="float">
            <text:p>0.341</text:p>
          </table:table-cell>
          <table:table-cell office:value-type="float" office:value="1.352" calcext:value-type="float">
            <text:p>1.35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0754" calcext:value-type="float">
            <text:p>0.50754</text:p>
          </table:table-cell>
          <table:table-cell office:value-type="float" office:value="0.110704" calcext:value-type="float">
            <text:p>0.110704</text:p>
          </table:table-cell>
          <table:table-cell office:value-type="float" office:value="0.491" calcext:value-type="float">
            <text:p>0.491</text:p>
          </table:table-cell>
          <table:table-cell office:value-type="float" office:value="0.494" calcext:value-type="float">
            <text:p>0.494</text:p>
          </table:table-cell>
          <table:table-cell office:value-type="float" office:value="0.495" calcext:value-type="float">
            <text:p>0.495</text:p>
          </table:table-cell>
          <table:table-cell office:value-type="float" office:value="0.496" calcext:value-type="float">
            <text:p>0.496</text:p>
          </table:table-cell>
          <table:table-cell office:value-type="float" office:value="1.608" calcext:value-type="float">
            <text:p>1.60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3744" calcext:value-type="float">
            <text:p>0.73744</text:p>
          </table:table-cell>
          <table:table-cell office:value-type="float" office:value="0.130091" calcext:value-type="float">
            <text:p>0.130091</text:p>
          </table:table-cell>
          <table:table-cell office:value-type="float" office:value="0.719" calcext:value-type="float">
            <text:p>0.719</text:p>
          </table:table-cell>
          <table:table-cell office:value-type="float" office:value="0.722" calcext:value-type="float">
            <text:p>0.722</text:p>
          </table:table-cell>
          <table:table-cell office:value-type="float" office:value="0.723" calcext:value-type="float">
            <text:p>0.723</text:p>
          </table:table-cell>
          <table:table-cell office:value-type="float" office:value="0.725" calcext:value-type="float">
            <text:p>0.725</text:p>
          </table:table-cell>
          <table:table-cell office:value-type="float" office:value="2.031" calcext:value-type="float">
            <text:p>2.03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73776" calcext:value-type="float">
            <text:p>1.73776</text:p>
          </table:table-cell>
          <table:table-cell office:value-type="float" office:value="0.182003" calcext:value-type="float">
            <text:p>0.182003</text:p>
          </table:table-cell>
          <table:table-cell office:value-type="float" office:value="1.685" calcext:value-type="float">
            <text:p>1.685</text:p>
          </table:table-cell>
          <table:table-cell office:value-type="float" office:value="1.691" calcext:value-type="float">
            <text:p>1.691</text:p>
          </table:table-cell>
          <table:table-cell office:value-type="float" office:value="1.694" calcext:value-type="float">
            <text:p>1.694</text:p>
          </table:table-cell>
          <table:table-cell office:value-type="float" office:value="1.791" calcext:value-type="float">
            <text:p>1.791</text:p>
          </table:table-cell>
          <table:table-cell office:value-type="float" office:value="3.492" calcext:value-type="float">
            <text:p>3.49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03166" calcext:value-type="float">
            <text:p>3.03166</text:p>
          </table:table-cell>
          <table:table-cell office:value-type="float" office:value="0.260786" calcext:value-type="float">
            <text:p>0.260786</text:p>
          </table:table-cell>
          <table:table-cell office:value-type="float" office:value="2.958" calcext:value-type="float">
            <text:p>2.958</text:p>
          </table:table-cell>
          <table:table-cell office:value-type="float" office:value="2.991" calcext:value-type="float">
            <text:p>2.991</text:p>
          </table:table-cell>
          <table:table-cell office:value-type="float" office:value="2.995" calcext:value-type="float">
            <text:p>2.995</text:p>
          </table:table-cell>
          <table:table-cell office:value-type="float" office:value="3.003" calcext:value-type="float">
            <text:p>3.003</text:p>
          </table:table-cell>
          <table:table-cell office:value-type="float" office:value="5.605" calcext:value-type="float">
            <text:p>5.60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.31182" calcext:value-type="float">
            <text:p>6.31182</text:p>
          </table:table-cell>
          <table:table-cell office:value-type="float" office:value="0.406201" calcext:value-type="float">
            <text:p>0.406201</text:p>
          </table:table-cell>
          <table:table-cell office:value-type="float" office:value="6.241" calcext:value-type="float">
            <text:p>6.241</text:p>
          </table:table-cell>
          <table:table-cell office:value-type="float" office:value="6.262" calcext:value-type="float">
            <text:p>6.262</text:p>
          </table:table-cell>
          <table:table-cell office:value-type="float" office:value="6.271" calcext:value-type="float">
            <text:p>6.271</text:p>
          </table:table-cell>
          <table:table-cell office:value-type="float" office:value="6.278" calcext:value-type="float">
            <text:p>6.278</text:p>
          </table:table-cell>
          <table:table-cell office:value-type="float" office:value="10.352" calcext:value-type="float">
            <text:p>10.35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.2551" calcext:value-type="float">
            <text:p>12.2551</text:p>
          </table:table-cell>
          <table:table-cell office:value-type="float" office:value="0.713334" calcext:value-type="float">
            <text:p>0.713334</text:p>
          </table:table-cell>
          <table:table-cell office:value-type="float" office:value="12.126" calcext:value-type="float">
            <text:p>12.126</text:p>
          </table:table-cell>
          <table:table-cell office:value-type="float" office:value="12.173" calcext:value-type="float">
            <text:p>12.173</text:p>
          </table:table-cell>
          <table:table-cell office:value-type="float" office:value="12.182" calcext:value-type="float">
            <text:p>12.182</text:p>
          </table:table-cell>
          <table:table-cell office:value-type="float" office:value="12.193" calcext:value-type="float">
            <text:p>12.193</text:p>
          </table:table-cell>
          <table:table-cell office:value-type="float" office:value="19.351" calcext:value-type="float">
            <text:p>19.35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.1924" calcext:value-type="float">
            <text:p>26.1924</text:p>
          </table:table-cell>
          <table:table-cell office:value-type="float" office:value="1.33083" calcext:value-type="float">
            <text:p>1.33083</text:p>
          </table:table-cell>
          <table:table-cell office:value-type="float" office:value="26" calcext:value-type="float">
            <text:p>26</text:p>
          </table:table-cell>
          <table:table-cell office:value-type="float" office:value="26.04" calcext:value-type="float">
            <text:p>26.04</text:p>
          </table:table-cell>
          <table:table-cell office:value-type="float" office:value="26.06" calcext:value-type="float">
            <text:p>26.06</text:p>
          </table:table-cell>
          <table:table-cell office:value-type="float" office:value="26.077" calcext:value-type="float">
            <text:p>26.077</text:p>
          </table:table-cell>
          <table:table-cell office:value-type="float" office:value="39.432" calcext:value-type="float">
            <text:p>39.43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1.9244" calcext:value-type="float">
            <text:p>51.9244</text:p>
          </table:table-cell>
          <table:table-cell office:value-type="float" office:value="2.54953" calcext:value-type="float">
            <text:p>2.54953</text:p>
          </table:table-cell>
          <table:table-cell office:value-type="float" office:value="51.567" calcext:value-type="float">
            <text:p>51.567</text:p>
          </table:table-cell>
          <table:table-cell office:value-type="float" office:value="51.648" calcext:value-type="float">
            <text:p>51.648</text:p>
          </table:table-cell>
          <table:table-cell office:value-type="float" office:value="51.668" calcext:value-type="float">
            <text:p>51.668</text:p>
          </table:table-cell>
          <table:table-cell office:value-type="float" office:value="51.689" calcext:value-type="float">
            <text:p>51.689</text:p>
          </table:table-cell>
          <table:table-cell office:value-type="float" office:value="77.29" calcext:value-type="float">
            <text:p>77.2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1.718" calcext:value-type="float">
            <text:p>111.718</text:p>
          </table:table-cell>
          <table:table-cell office:value-type="float" office:value="4.97575" calcext:value-type="float">
            <text:p>4.97575</text:p>
          </table:table-cell>
          <table:table-cell office:value-type="float" office:value="111.127" calcext:value-type="float">
            <text:p>111.127</text:p>
          </table:table-cell>
          <table:table-cell office:value-type="float" office:value="111.186" calcext:value-type="float">
            <text:p>111.186</text:p>
          </table:table-cell>
          <table:table-cell office:value-type="float" office:value="111.216" calcext:value-type="float">
            <text:p>111.216</text:p>
          </table:table-cell>
          <table:table-cell office:value-type="float" office:value="111.244" calcext:value-type="float">
            <text:p>111.244</text:p>
          </table:table-cell>
          <table:table-cell office:value-type="float" office:value="161.224" calcext:value-type="float">
            <text:p>161.22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3.222" calcext:value-type="float">
            <text:p>223.222</text:p>
          </table:table-cell>
          <table:table-cell office:value-type="float" office:value="9.82903" calcext:value-type="float">
            <text:p>9.82903</text:p>
          </table:table-cell>
          <table:table-cell office:value-type="float" office:value="222.108" calcext:value-type="float">
            <text:p>222.108</text:p>
          </table:table-cell>
          <table:table-cell office:value-type="float" office:value="222.179" calcext:value-type="float">
            <text:p>222.179</text:p>
          </table:table-cell>
          <table:table-cell office:value-type="float" office:value="222.23" calcext:value-type="float">
            <text:p>222.23</text:p>
          </table:table-cell>
          <table:table-cell office:value-type="float" office:value="222.287" calcext:value-type="float">
            <text:p>222.287</text:p>
          </table:table-cell>
          <table:table-cell office:value-type="float" office:value="321.018" calcext:value-type="float">
            <text:p>321.01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79.314" calcext:value-type="float">
            <text:p>479.314</text:p>
          </table:table-cell>
          <table:table-cell office:value-type="float" office:value="19.536" calcext:value-type="float">
            <text:p>19.536</text:p>
          </table:table-cell>
          <table:table-cell office:value-type="float" office:value="476.525" calcext:value-type="float">
            <text:p>476.525</text:p>
          </table:table-cell>
          <table:table-cell office:value-type="float" office:value="477.267" calcext:value-type="float">
            <text:p>477.267</text:p>
          </table:table-cell>
          <table:table-cell office:value-type="float" office:value="477.365" calcext:value-type="float">
            <text:p>477.365</text:p>
          </table:table-cell>
          <table:table-cell office:value-type="float" office:value="477.448" calcext:value-type="float">
            <text:p>477.448</text:p>
          </table:table-cell>
          <table:table-cell office:value-type="float" office:value="673.69" calcext:value-type="float">
            <text:p>673.6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19" calcext:value-type="float">
            <text:p>0.0519</text:p>
          </table:table-cell>
          <table:table-cell office:value-type="float" office:value="0.202635" calcext:value-type="float">
            <text:p>0.20263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0.032" calcext:value-type="float">
            <text:p>0.032</text:p>
          </table:table-cell>
          <table:table-cell office:value-type="float" office:value="2.068" calcext:value-type="float">
            <text:p>2.068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0223" calcext:value-type="float">
            <text:p>0.10223</text:p>
          </table:table-cell>
          <table:table-cell office:value-type="float" office:value="0.397778" calcext:value-type="float">
            <text:p>0.397778</text:p>
          </table:table-cell>
          <table:table-cell table:number-columns-repeated="2" office:value-type="float" office:value="0.061" calcext:value-type="float">
            <text:p>0.061</text:p>
          </table:table-cell>
          <table:table-cell table:number-columns-repeated="2" office:value-type="float" office:value="0.062" calcext:value-type="float">
            <text:p>0.062</text:p>
          </table:table-cell>
          <table:table-cell office:value-type="float" office:value="4.06" calcext:value-type="float">
            <text:p>4.06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0163" calcext:value-type="float">
            <text:p>0.10163</text:p>
          </table:table-cell>
          <table:table-cell office:value-type="float" office:value="0.394123" calcext:value-type="float">
            <text:p>0.394123</text:p>
          </table:table-cell>
          <table:table-cell table:number-columns-repeated="2" office:value-type="float" office:value="0.061" calcext:value-type="float">
            <text:p>0.061</text:p>
          </table:table-cell>
          <table:table-cell table:number-columns-repeated="2" office:value-type="float" office:value="0.062" calcext:value-type="float">
            <text:p>0.062</text:p>
          </table:table-cell>
          <table:table-cell office:value-type="float" office:value="4.023" calcext:value-type="float">
            <text:p>4.023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4859" calcext:value-type="float">
            <text:p>0.14859</text:p>
          </table:table-cell>
          <table:table-cell office:value-type="float" office:value="0.559358" calcext:value-type="float">
            <text:p>0.559358</text:p>
          </table:table-cell>
          <table:table-cell office:value-type="float" office:value="0.09" calcext:value-type="float">
            <text:p>0.09</text:p>
          </table:table-cell>
          <table:table-cell office:value-type="float" office:value="0.091" calcext:value-type="float">
            <text:p>0.091</text:p>
          </table:table-cell>
          <table:table-cell table:number-columns-repeated="2" office:value-type="float" office:value="0.092" calcext:value-type="float">
            <text:p>0.092</text:p>
          </table:table-cell>
          <table:table-cell office:value-type="float" office:value="5.714" calcext:value-type="float">
            <text:p>5.714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272" calcext:value-type="float">
            <text:p>0.15272</text:p>
          </table:table-cell>
          <table:table-cell office:value-type="float" office:value="0.600453" calcext:value-type="float">
            <text:p>0.600453</text:p>
          </table:table-cell>
          <table:table-cell office:value-type="float" office:value="0.09" calcext:value-type="float">
            <text:p>0.09</text:p>
          </table:table-cell>
          <table:table-cell office:value-type="float" office:value="0.091" calcext:value-type="float">
            <text:p>0.091</text:p>
          </table:table-cell>
          <table:table-cell table:number-columns-repeated="2" office:value-type="float" office:value="0.092" calcext:value-type="float">
            <text:p>0.092</text:p>
          </table:table-cell>
          <table:table-cell office:value-type="float" office:value="6.127" calcext:value-type="float">
            <text:p>6.127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0013" calcext:value-type="float">
            <text:p>0.20013</text:p>
          </table:table-cell>
          <table:table-cell office:value-type="float" office:value="0.765834" calcext:value-type="float">
            <text:p>0.765834</text:p>
          </table:table-cell>
          <table:table-cell office:value-type="float" office:value="0.121" calcext:value-type="float">
            <text:p>0.121</text:p>
          </table:table-cell>
          <table:table-cell table:number-columns-repeated="2" office:value-type="float" office:value="0.122" calcext:value-type="float">
            <text:p>0.122</text:p>
          </table:table-cell>
          <table:table-cell office:value-type="float" office:value="0.123" calcext:value-type="float">
            <text:p>0.123</text:p>
          </table:table-cell>
          <table:table-cell office:value-type="float" office:value="7.82" calcext:value-type="float">
            <text:p>7.82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9076" calcext:value-type="float">
            <text:p>0.19076</text:p>
          </table:table-cell>
          <table:table-cell office:value-type="float" office:value="0.675125" calcext:value-type="float">
            <text:p>0.675125</text:p>
          </table:table-cell>
          <table:table-cell office:value-type="float" office:value="0.12" calcext:value-type="float">
            <text:p>0.1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3" calcext:value-type="float">
            <text:p>0.123</text:p>
          </table:table-cell>
          <table:table-cell office:value-type="float" office:value="6.908" calcext:value-type="float">
            <text:p>6.908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442" calcext:value-type="float">
            <text:p>0.2442</text:p>
          </table:table-cell>
          <table:table-cell office:value-type="float" office:value="0.897693" calcext:value-type="float">
            <text:p>0.897693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4" calcext:value-type="float">
            <text:p>0.154</text:p>
          </table:table-cell>
          <table:table-cell office:value-type="float" office:value="9.176" calcext:value-type="float">
            <text:p>9.176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4376" calcext:value-type="float">
            <text:p>0.24376</text:p>
          </table:table-cell>
          <table:table-cell office:value-type="float" office:value="0.895724" calcext:value-type="float">
            <text:p>0.895724</text:p>
          </table:table-cell>
          <table:table-cell office:value-type="float" office:value="0.151" calcext:value-type="float">
            <text:p>0.151</text:p>
          </table:table-cell>
          <table:table-cell table:number-columns-repeated="2" office:value-type="float" office:value="0.152" calcext:value-type="float">
            <text:p>0.152</text:p>
          </table:table-cell>
          <table:table-cell office:value-type="float" office:value="0.153" calcext:value-type="float">
            <text:p>0.153</text:p>
          </table:table-cell>
          <table:table-cell office:value-type="float" office:value="9.156" calcext:value-type="float">
            <text:p>9.156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9307" calcext:value-type="float">
            <text:p>0.29307</text:p>
          </table:table-cell>
          <table:table-cell office:value-type="float" office:value="1.08002" calcext:value-type="float">
            <text:p>1.08002</text:p>
          </table:table-cell>
          <table:table-cell office:value-type="float" office:value="0.181" calcext:value-type="float">
            <text:p>0.181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4" calcext:value-type="float">
            <text:p>0.184</text:p>
          </table:table-cell>
          <table:table-cell office:value-type="float" office:value="11.039" calcext:value-type="float">
            <text:p>11.039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9146" calcext:value-type="float">
            <text:p>0.29146</text:p>
          </table:table-cell>
          <table:table-cell office:value-type="float" office:value="1.0638" calcext:value-type="float">
            <text:p>1.0638</text:p>
          </table:table-cell>
          <table:table-cell office:value-type="float" office:value="0.181" calcext:value-type="float">
            <text:p>0.181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5" calcext:value-type="float">
            <text:p>0.185</text:p>
          </table:table-cell>
          <table:table-cell office:value-type="float" office:value="10.876" calcext:value-type="float">
            <text:p>10.876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3739" calcext:value-type="float">
            <text:p>0.33739</text:p>
          </table:table-cell>
          <table:table-cell office:value-type="float" office:value="1.21386" calcext:value-type="float">
            <text:p>1.21386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5" calcext:value-type="float">
            <text:p>0.215</text:p>
          </table:table-cell>
          <table:table-cell office:value-type="float" office:value="12.415" calcext:value-type="float">
            <text:p>12.415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4291" calcext:value-type="float">
            <text:p>0.34291</text:p>
          </table:table-cell>
          <table:table-cell office:value-type="float" office:value="1.27059" calcext:value-type="float">
            <text:p>1.27059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5" calcext:value-type="float">
            <text:p>0.215</text:p>
          </table:table-cell>
          <table:table-cell office:value-type="float" office:value="12.985" calcext:value-type="float">
            <text:p>12.985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9438" calcext:value-type="float">
            <text:p>0.39438</text:p>
          </table:table-cell>
          <table:table-cell office:value-type="float" office:value="1.47648" calcext:value-type="float">
            <text:p>1.47648</text:p>
          </table:table-cell>
          <table:table-cell office:value-type="float" office:value="0.242" calcext:value-type="float">
            <text:p>0.242</text:p>
          </table:table-cell>
          <table:table-cell office:value-type="float" office:value="0.243" calcext:value-type="float">
            <text:p>0.24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15.085" calcext:value-type="float">
            <text:p>15.085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8853" calcext:value-type="float">
            <text:p>0.38853</text:p>
          </table:table-cell>
          <table:table-cell office:value-type="float" office:value="1.41968" calcext:value-type="float">
            <text:p>1.41968</text:p>
          </table:table-cell>
          <table:table-cell office:value-type="float" office:value="0.241" calcext:value-type="float">
            <text:p>0.241</text:p>
          </table:table-cell>
          <table:table-cell office:value-type="float" office:value="0.243" calcext:value-type="float">
            <text:p>0.24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14.514" calcext:value-type="float">
            <text:p>14.514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3132" calcext:value-type="float">
            <text:p>0.43132</text:p>
          </table:table-cell>
          <table:table-cell office:value-type="float" office:value="1.53296" calcext:value-type="float">
            <text:p>1.53296</text:p>
          </table:table-cell>
          <table:table-cell office:value-type="float" office:value="0.273" calcext:value-type="float">
            <text:p>0.273</text:p>
          </table:table-cell>
          <table:table-cell office:value-type="float" office:value="0.274" calcext:value-type="float">
            <text:p>0.27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77" calcext:value-type="float">
            <text:p>0.277</text:p>
          </table:table-cell>
          <table:table-cell office:value-type="float" office:value="15.684" calcext:value-type="float">
            <text:p>15.684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3675" calcext:value-type="float">
            <text:p>0.43675</text:p>
          </table:table-cell>
          <table:table-cell office:value-type="float" office:value="1.58508" calcext:value-type="float">
            <text:p>1.58508</text:p>
          </table:table-cell>
          <table:table-cell office:value-type="float" office:value="0.273" calcext:value-type="float">
            <text:p>0.273</text:p>
          </table:table-cell>
          <table:table-cell office:value-type="float" office:value="0.275" calcext:value-type="float">
            <text:p>0.275</text:p>
          </table:table-cell>
          <table:table-cell office:value-type="float" office:value="0.276" calcext:value-type="float">
            <text:p>0.276</text:p>
          </table:table-cell>
          <table:table-cell office:value-type="float" office:value="0.277" calcext:value-type="float">
            <text:p>0.277</text:p>
          </table:table-cell>
          <table:table-cell office:value-type="float" office:value="16.208" calcext:value-type="float">
            <text:p>16.208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8653" calcext:value-type="float">
            <text:p>0.48653</text:p>
          </table:table-cell>
          <table:table-cell office:value-type="float" office:value="1.77304" calcext:value-type="float">
            <text:p>1.77304</text:p>
          </table:table-cell>
          <table:table-cell office:value-type="float" office:value="0.304" calcext:value-type="float">
            <text:p>0.304</text:p>
          </table:table-cell>
          <table:table-cell office:value-type="float" office:value="0.305" calcext:value-type="float">
            <text:p>0.305</text:p>
          </table:table-cell>
          <table:table-cell office:value-type="float" office:value="0.306" calcext:value-type="float">
            <text:p>0.306</text:p>
          </table:table-cell>
          <table:table-cell office:value-type="float" office:value="0.308" calcext:value-type="float">
            <text:p>0.308</text:p>
          </table:table-cell>
          <table:table-cell office:value-type="float" office:value="18.128" calcext:value-type="float">
            <text:p>18.128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0213" calcext:value-type="float">
            <text:p>0.50213</text:p>
          </table:table-cell>
          <table:table-cell office:value-type="float" office:value="1.81107" calcext:value-type="float">
            <text:p>1.81107</text:p>
          </table:table-cell>
          <table:table-cell office:value-type="float" office:value="0.315" calcext:value-type="float">
            <text:p>0.315</text:p>
          </table:table-cell>
          <table:table-cell office:value-type="float" office:value="0.317" calcext:value-type="float">
            <text:p>0.317</text:p>
          </table:table-cell>
          <table:table-cell office:value-type="float" office:value="0.318" calcext:value-type="float">
            <text:p>0.318</text:p>
          </table:table-cell>
          <table:table-cell office:value-type="float" office:value="0.319" calcext:value-type="float">
            <text:p>0.319</text:p>
          </table:table-cell>
          <table:table-cell office:value-type="float" office:value="18.522" calcext:value-type="float">
            <text:p>18.522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521" calcext:value-type="float">
            <text:p>0.5521</text:p>
          </table:table-cell>
          <table:table-cell office:value-type="float" office:value="1.98465" calcext:value-type="float">
            <text:p>1.98465</text:p>
          </table:table-cell>
          <table:table-cell office:value-type="float" office:value="0.348" calcext:value-type="float">
            <text:p>0.348</text:p>
          </table:table-cell>
          <table:table-cell office:value-type="float" office:value="0.349" calcext:value-type="float">
            <text:p>0.349</text:p>
          </table:table-cell>
          <table:table-cell office:value-type="float" office:value="0.351" calcext:value-type="float">
            <text:p>0.351</text:p>
          </table:table-cell>
          <table:table-cell office:value-type="float" office:value="0.352" calcext:value-type="float">
            <text:p>0.352</text:p>
          </table:table-cell>
          <table:table-cell office:value-type="float" office:value="20.299" calcext:value-type="float">
            <text:p>20.299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5086" calcext:value-type="float">
            <text:p>0.55086</text:p>
          </table:table-cell>
          <table:table-cell office:value-type="float" office:value="1.96406" calcext:value-type="float">
            <text:p>1.96406</text:p>
          </table:table-cell>
          <table:table-cell office:value-type="float" office:value="0.349" calcext:value-type="float">
            <text:p>0.349</text:p>
          </table:table-cell>
          <table:table-cell office:value-type="float" office:value="0.351" calcext:value-type="float">
            <text:p>0.351</text:p>
          </table:table-cell>
          <table:table-cell office:value-type="float" office:value="0.352" calcext:value-type="float">
            <text:p>0.352</text:p>
          </table:table-cell>
          <table:table-cell office:value-type="float" office:value="0.353" calcext:value-type="float">
            <text:p>0.353</text:p>
          </table:table-cell>
          <table:table-cell office:value-type="float" office:value="20.093" calcext:value-type="float">
            <text:p>20.093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7827" calcext:value-type="float">
            <text:p>0.57827</text:p>
          </table:table-cell>
          <table:table-cell office:value-type="float" office:value="2.08714" calcext:value-type="float">
            <text:p>2.08714</text:p>
          </table:table-cell>
          <table:table-cell office:value-type="float" office:value="0.364" calcext:value-type="float">
            <text:p>0.364</text:p>
          </table:table-cell>
          <table:table-cell office:value-type="float" office:value="0.366" calcext:value-type="float">
            <text:p>0.366</text:p>
          </table:table-cell>
          <table:table-cell office:value-type="float" office:value="0.367" calcext:value-type="float">
            <text:p>0.367</text:p>
          </table:table-cell>
          <table:table-cell office:value-type="float" office:value="0.368" calcext:value-type="float">
            <text:p>0.368</text:p>
          </table:table-cell>
          <table:table-cell office:value-type="float" office:value="21.345" calcext:value-type="float">
            <text:p>21.345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7956" calcext:value-type="float">
            <text:p>0.57956</text:p>
          </table:table-cell>
          <table:table-cell office:value-type="float" office:value="2.08953" calcext:value-type="float">
            <text:p>2.08953</text:p>
          </table:table-cell>
          <table:table-cell office:value-type="float" office:value="0.364" calcext:value-type="float">
            <text:p>0.364</text:p>
          </table:table-cell>
          <table:table-cell office:value-type="float" office:value="0.366" calcext:value-type="float">
            <text:p>0.366</text:p>
          </table:table-cell>
          <table:table-cell office:value-type="float" office:value="0.368" calcext:value-type="float">
            <text:p>0.368</text:p>
          </table:table-cell>
          <table:table-cell office:value-type="float" office:value="0.37" calcext:value-type="float">
            <text:p>0.37</text:p>
          </table:table-cell>
          <table:table-cell office:value-type="float" office:value="21.37" calcext:value-type="float">
            <text:p>21.37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2831" calcext:value-type="float">
            <text:p>0.62831</text:p>
          </table:table-cell>
          <table:table-cell office:value-type="float" office:value="2.26021" calcext:value-type="float">
            <text:p>2.26021</text:p>
          </table:table-cell>
          <table:table-cell office:value-type="float" office:value="0.396" calcext:value-type="float">
            <text:p>0.396</text:p>
          </table:table-cell>
          <table:table-cell office:value-type="float" office:value="0.398" calcext:value-type="float">
            <text:p>0.398</text:p>
          </table:table-cell>
          <table:table-cell office:value-type="float" office:value="0.399" calcext:value-type="float">
            <text:p>0.399</text:p>
          </table:table-cell>
          <table:table-cell office:value-type="float" office:value="0.402" calcext:value-type="float">
            <text:p>0.402</text:p>
          </table:table-cell>
          <table:table-cell office:value-type="float" office:value="23.117" calcext:value-type="float">
            <text:p>23.117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62656" calcext:value-type="float">
            <text:p>0.62656</text:p>
          </table:table-cell>
          <table:table-cell office:value-type="float" office:value="2.25817" calcext:value-type="float">
            <text:p>2.25817</text:p>
          </table:table-cell>
          <table:table-cell office:value-type="float" office:value="0.394" calcext:value-type="float">
            <text:p>0.394</text:p>
          </table:table-cell>
          <table:table-cell office:value-type="float" office:value="0.397" calcext:value-type="float">
            <text:p>0.397</text:p>
          </table:table-cell>
          <table:table-cell office:value-type="float" office:value="0.398" calcext:value-type="float">
            <text:p>0.398</text:p>
          </table:table-cell>
          <table:table-cell office:value-type="float" office:value="0.4" calcext:value-type="float">
            <text:p>0.4</text:p>
          </table:table-cell>
          <table:table-cell office:value-type="float" office:value="23.095" calcext:value-type="float">
            <text:p>23.095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67363" calcext:value-type="float">
            <text:p>0.67363</text:p>
          </table:table-cell>
          <table:table-cell office:value-type="float" office:value="2.41354" calcext:value-type="float">
            <text:p>2.41354</text:p>
          </table:table-cell>
          <table:table-cell office:value-type="float" office:value="0.424" calcext:value-type="float">
            <text:p>0.424</text:p>
          </table:table-cell>
          <table:table-cell office:value-type="float" office:value="0.427" calcext:value-type="float">
            <text:p>0.427</text:p>
          </table:table-cell>
          <table:table-cell office:value-type="float" office:value="0.429" calcext:value-type="float">
            <text:p>0.429</text:p>
          </table:table-cell>
          <table:table-cell office:value-type="float" office:value="0.432" calcext:value-type="float">
            <text:p>0.432</text:p>
          </table:table-cell>
          <table:table-cell office:value-type="float" office:value="24.688" calcext:value-type="float">
            <text:p>24.688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4207" calcext:value-type="float">
            <text:p>0.24207</text:p>
          </table:table-cell>
          <table:table-cell office:value-type="float" office:value="0.0429277" calcext:value-type="float">
            <text:p>0.0429277</text:p>
          </table:table-cell>
          <table:table-cell office:value-type="float" office:value="0.195" calcext:value-type="float">
            <text:p>0.195</text:p>
          </table:table-cell>
          <table:table-cell office:value-type="float" office:value="0.203" calcext:value-type="float">
            <text:p>0.203</text:p>
          </table:table-cell>
          <table:table-cell office:value-type="float" office:value="0.229" calcext:value-type="float">
            <text:p>0.229</text:p>
          </table:table-cell>
          <table:table-cell office:value-type="float" office:value="0.273" calcext:value-type="float">
            <text:p>0.273</text:p>
          </table:table-cell>
          <table:table-cell office:value-type="float" office:value="0.397" calcext:value-type="float">
            <text:p>0.39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011" calcext:value-type="float">
            <text:p>0.4011</text:p>
          </table:table-cell>
          <table:table-cell office:value-type="float" office:value="0.0433879" calcext:value-type="float">
            <text:p>0.0433879</text:p>
          </table:table-cell>
          <table:table-cell office:value-type="float" office:value="0.329" calcext:value-type="float">
            <text:p>0.329</text:p>
          </table:table-cell>
          <table:table-cell office:value-type="float" office:value="0.375" calcext:value-type="float">
            <text:p>0.375</text:p>
          </table:table-cell>
          <table:table-cell office:value-type="float" office:value="0.409" calcext:value-type="float">
            <text:p>0.409</text:p>
          </table:table-cell>
          <table:table-cell office:value-type="float" office:value="0.415" calcext:value-type="float">
            <text:p>0.415</text:p>
          </table:table-cell>
          <table:table-cell office:value-type="float" office:value="0.555" calcext:value-type="float">
            <text:p>0.55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0057" calcext:value-type="float">
            <text:p>0.70057</text:p>
          </table:table-cell>
          <table:table-cell office:value-type="float" office:value="0.0518491" calcext:value-type="float">
            <text:p>0.0518491</text:p>
          </table:table-cell>
          <table:table-cell office:value-type="float" office:value="0.62" calcext:value-type="float">
            <text:p>0.62</text:p>
          </table:table-cell>
          <table:table-cell office:value-type="float" office:value="0.683" calcext:value-type="float">
            <text:p>0.683</text:p>
          </table:table-cell>
          <table:table-cell office:value-type="float" office:value="0.695" calcext:value-type="float">
            <text:p>0.695</text:p>
          </table:table-cell>
          <table:table-cell office:value-type="float" office:value="0.7" calcext:value-type="float">
            <text:p>0.7</text:p>
          </table:table-cell>
          <table:table-cell office:value-type="float" office:value="0.932" calcext:value-type="float">
            <text:p>0.93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3301" calcext:value-type="float">
            <text:p>0.73301</text:p>
          </table:table-cell>
          <table:table-cell office:value-type="float" office:value="0.120178" calcext:value-type="float">
            <text:p>0.120178</text:p>
          </table:table-cell>
          <table:table-cell office:value-type="float" office:value="0.621" calcext:value-type="float">
            <text:p>0.621</text:p>
          </table:table-cell>
          <table:table-cell office:value-type="float" office:value="0.692" calcext:value-type="float">
            <text:p>0.692</text:p>
          </table:table-cell>
          <table:table-cell office:value-type="float" office:value="0.7" calcext:value-type="float">
            <text:p>0.7</text:p>
          </table:table-cell>
          <table:table-cell office:value-type="float" office:value="0.713" calcext:value-type="float">
            <text:p>0.713</text:p>
          </table:table-cell>
          <table:table-cell office:value-type="float" office:value="1.247" calcext:value-type="float">
            <text:p>1.24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0376" calcext:value-type="float">
            <text:p>0.70376</text:p>
          </table:table-cell>
          <table:table-cell office:value-type="float" office:value="0.0473086" calcext:value-type="float">
            <text:p>0.0473086</text:p>
          </table:table-cell>
          <table:table-cell office:value-type="float" office:value="0.618" calcext:value-type="float">
            <text:p>0.618</text:p>
          </table:table-cell>
          <table:table-cell office:value-type="float" office:value="0.686" calcext:value-type="float">
            <text:p>0.686</text:p>
          </table:table-cell>
          <table:table-cell office:value-type="float" office:value="0.698" calcext:value-type="float">
            <text:p>0.698</text:p>
          </table:table-cell>
          <table:table-cell office:value-type="float" office:value="0.703" calcext:value-type="float">
            <text:p>0.703</text:p>
          </table:table-cell>
          <table:table-cell office:value-type="float" office:value="0.993" calcext:value-type="float">
            <text:p>0.99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9973" calcext:value-type="float">
            <text:p>0.69973</text:p>
          </table:table-cell>
          <table:table-cell office:value-type="float" office:value="0.0532804" calcext:value-type="float">
            <text:p>0.0532804</text:p>
          </table:table-cell>
          <table:table-cell office:value-type="float" office:value="0.614" calcext:value-type="float">
            <text:p>0.614</text:p>
          </table:table-cell>
          <table:table-cell office:value-type="float" office:value="0.685" calcext:value-type="float">
            <text:p>0.685</text:p>
          </table:table-cell>
          <table:table-cell office:value-type="float" office:value="0.701" calcext:value-type="float">
            <text:p>0.701</text:p>
          </table:table-cell>
          <table:table-cell office:value-type="float" office:value="0.708" calcext:value-type="float">
            <text:p>0.708</text:p>
          </table:table-cell>
          <table:table-cell office:value-type="float" office:value="1.047" calcext:value-type="float">
            <text:p>1.04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8088" calcext:value-type="float">
            <text:p>0.68088</text:p>
          </table:table-cell>
          <table:table-cell office:value-type="float" office:value="0.0627701" calcext:value-type="float">
            <text:p>0.0627701</text:p>
          </table:table-cell>
          <table:table-cell office:value-type="float" office:value="0.625" calcext:value-type="float">
            <text:p>0.625</text:p>
          </table:table-cell>
          <table:table-cell office:value-type="float" office:value="0.645" calcext:value-type="float">
            <text:p>0.645</text:p>
          </table:table-cell>
          <table:table-cell office:value-type="float" office:value="0.676" calcext:value-type="float">
            <text:p>0.676</text:p>
          </table:table-cell>
          <table:table-cell office:value-type="float" office:value="0.683" calcext:value-type="float">
            <text:p>0.683</text:p>
          </table:table-cell>
          <table:table-cell office:value-type="float" office:value="1.118" calcext:value-type="float">
            <text:p>1.11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3542" calcext:value-type="float">
            <text:p>0.73542</text:p>
          </table:table-cell>
          <table:table-cell office:value-type="float" office:value="0.0606399" calcext:value-type="float">
            <text:p>0.0606399</text:p>
          </table:table-cell>
          <table:table-cell office:value-type="float" office:value="0.638" calcext:value-type="float">
            <text:p>0.638</text:p>
          </table:table-cell>
          <table:table-cell office:value-type="float" office:value="0.706" calcext:value-type="float">
            <text:p>0.706</text:p>
          </table:table-cell>
          <table:table-cell office:value-type="float" office:value="0.723" calcext:value-type="float">
            <text:p>0.723</text:p>
          </table:table-cell>
          <table:table-cell office:value-type="float" office:value="0.751" calcext:value-type="float">
            <text:p>0.751</text:p>
          </table:table-cell>
          <table:table-cell office:value-type="float" office:value="1.009" calcext:value-type="float">
            <text:p>1.00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0755" calcext:value-type="float">
            <text:p>0.70755</text:p>
          </table:table-cell>
          <table:table-cell office:value-type="float" office:value="0.0751009" calcext:value-type="float">
            <text:p>0.0751009</text:p>
          </table:table-cell>
          <table:table-cell office:value-type="float" office:value="0.624" calcext:value-type="float">
            <text:p>0.624</text:p>
          </table:table-cell>
          <table:table-cell office:value-type="float" office:value="0.648" calcext:value-type="float">
            <text:p>0.648</text:p>
          </table:table-cell>
          <table:table-cell office:value-type="float" office:value="0.7" calcext:value-type="float">
            <text:p>0.7</text:p>
          </table:table-cell>
          <table:table-cell office:value-type="float" office:value="0.723" calcext:value-type="float">
            <text:p>0.723</text:p>
          </table:table-cell>
          <table:table-cell office:value-type="float" office:value="0.999" calcext:value-type="float">
            <text:p>0.99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2756" calcext:value-type="float">
            <text:p>0.82756</text:p>
          </table:table-cell>
          <table:table-cell office:value-type="float" office:value="0.112072" calcext:value-type="float">
            <text:p>0.112072</text:p>
          </table:table-cell>
          <table:table-cell office:value-type="float" office:value="0.641" calcext:value-type="float">
            <text:p>0.641</text:p>
          </table:table-cell>
          <table:table-cell office:value-type="float" office:value="0.736" calcext:value-type="float">
            <text:p>0.736</text:p>
          </table:table-cell>
          <table:table-cell office:value-type="float" office:value="0.856" calcext:value-type="float">
            <text:p>0.856</text:p>
          </table:table-cell>
          <table:table-cell office:value-type="float" office:value="0.902" calcext:value-type="float">
            <text:p>0.902</text:p>
          </table:table-cell>
          <table:table-cell office:value-type="float" office:value="1.241" calcext:value-type="float">
            <text:p>1.24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351" calcext:value-type="float">
            <text:p>0.9351</text:p>
          </table:table-cell>
          <table:table-cell office:value-type="float" office:value="0.189113" calcext:value-type="float">
            <text:p>0.189113</text:p>
          </table:table-cell>
          <table:table-cell office:value-type="float" office:value="0.657" calcext:value-type="float">
            <text:p>0.657</text:p>
          </table:table-cell>
          <table:table-cell office:value-type="float" office:value="0.746" calcext:value-type="float">
            <text:p>0.746</text:p>
          </table:table-cell>
          <table:table-cell office:value-type="float" office:value="0.917" calcext:value-type="float">
            <text:p>0.917</text:p>
          </table:table-cell>
          <table:table-cell office:value-type="float" office:value="1.11" calcext:value-type="float">
            <text:p>1.11</text:p>
          </table:table-cell>
          <table:table-cell office:value-type="float" office:value="1.384" calcext:value-type="float">
            <text:p>1.38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33589" calcext:value-type="float">
            <text:p>1.33589</text:p>
          </table:table-cell>
          <table:table-cell office:value-type="float" office:value="0.385654" calcext:value-type="float">
            <text:p>0.385654</text:p>
          </table:table-cell>
          <table:table-cell office:value-type="float" office:value="0.64" calcext:value-type="float">
            <text:p>0.64</text:p>
          </table:table-cell>
          <table:table-cell office:value-type="float" office:value="0.886" calcext:value-type="float">
            <text:p>0.886</text:p>
          </table:table-cell>
          <table:table-cell office:value-type="float" office:value="1.532" calcext:value-type="float">
            <text:p>1.532</text:p>
          </table:table-cell>
          <table:table-cell office:value-type="float" office:value="1.637" calcext:value-type="float">
            <text:p>1.637</text:p>
          </table:table-cell>
          <table:table-cell office:value-type="float" office:value="2.357" calcext:value-type="float">
            <text:p>2.35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06343" calcext:value-type="float">
            <text:p>2.06343</text:p>
          </table:table-cell>
          <table:table-cell office:value-type="float" office:value="0.78775" calcext:value-type="float">
            <text:p>0.78775</text:p>
          </table:table-cell>
          <table:table-cell office:value-type="float" office:value="0.703" calcext:value-type="float">
            <text:p>0.703</text:p>
          </table:table-cell>
          <table:table-cell office:value-type="float" office:value="1.216" calcext:value-type="float">
            <text:p>1.216</text:p>
          </table:table-cell>
          <table:table-cell office:value-type="float" office:value="2.416" calcext:value-type="float">
            <text:p>2.416</text:p>
          </table:table-cell>
          <table:table-cell office:value-type="float" office:value="2.702" calcext:value-type="float">
            <text:p>2.702</text:p>
          </table:table-cell>
          <table:table-cell office:value-type="float" office:value="3.412" calcext:value-type="float">
            <text:p>3.41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52306" calcext:value-type="float">
            <text:p>2.52306</text:p>
          </table:table-cell>
          <table:table-cell office:value-type="float" office:value="1.75024" calcext:value-type="float">
            <text:p>1.75024</text:p>
          </table:table-cell>
          <table:table-cell office:value-type="float" office:value="0.744" calcext:value-type="float">
            <text:p>0.744</text:p>
          </table:table-cell>
          <table:table-cell office:value-type="float" office:value="1.038" calcext:value-type="float">
            <text:p>1.038</text:p>
          </table:table-cell>
          <table:table-cell office:value-type="float" office:value="1.463" calcext:value-type="float">
            <text:p>1.463</text:p>
          </table:table-cell>
          <table:table-cell office:value-type="float" office:value="4.646" calcext:value-type="float">
            <text:p>4.646</text:p>
          </table:table-cell>
          <table:table-cell office:value-type="float" office:value="5.65" calcext:value-type="float">
            <text:p>5.6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75937" calcext:value-type="float">
            <text:p>1.75937</text:p>
          </table:table-cell>
          <table:table-cell office:value-type="float" office:value="2.13477" calcext:value-type="float">
            <text:p>2.13477</text:p>
          </table:table-cell>
          <table:table-cell office:value-type="float" office:value="0.751" calcext:value-type="float">
            <text:p>0.751</text:p>
          </table:table-cell>
          <table:table-cell office:value-type="float" office:value="0.856" calcext:value-type="float">
            <text:p>0.856</text:p>
          </table:table-cell>
          <table:table-cell office:value-type="float" office:value="1.014" calcext:value-type="float">
            <text:p>1.014</text:p>
          </table:table-cell>
          <table:table-cell office:value-type="float" office:value="1.132" calcext:value-type="float">
            <text:p>1.132</text:p>
          </table:table-cell>
          <table:table-cell office:value-type="float" office:value="10.975" calcext:value-type="float">
            <text:p>10.97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9951" calcext:value-type="float">
            <text:p>2.9951</text:p>
          </table:table-cell>
          <table:table-cell office:value-type="float" office:value="4.53342" calcext:value-type="float">
            <text:p>4.53342</text:p>
          </table:table-cell>
          <table:table-cell office:value-type="float" office:value="0.725" calcext:value-type="float">
            <text:p>0.725</text:p>
          </table:table-cell>
          <table:table-cell office:value-type="float" office:value="0.935" calcext:value-type="float">
            <text:p>0.935</text:p>
          </table:table-cell>
          <table:table-cell office:value-type="float" office:value="1.072" calcext:value-type="float">
            <text:p>1.072</text:p>
          </table:table-cell>
          <table:table-cell office:value-type="float" office:value="1.682" calcext:value-type="float">
            <text:p>1.682</text:p>
          </table:table-cell>
          <table:table-cell office:value-type="float" office:value="18.982" calcext:value-type="float">
            <text:p>18.98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.74492" calcext:value-type="float">
            <text:p>6.74492</text:p>
          </table:table-cell>
          <table:table-cell office:value-type="float" office:value="9.88007" calcext:value-type="float">
            <text:p>9.88007</text:p>
          </table:table-cell>
          <table:table-cell office:value-type="float" office:value="0.725" calcext:value-type="float">
            <text:p>0.725</text:p>
          </table:table-cell>
          <table:table-cell office:value-type="float" office:value="0.958" calcext:value-type="float">
            <text:p>0.958</text:p>
          </table:table-cell>
          <table:table-cell office:value-type="float" office:value="1.162" calcext:value-type="float">
            <text:p>1.162</text:p>
          </table:table-cell>
          <table:table-cell office:value-type="float" office:value="7.003" calcext:value-type="float">
            <text:p>7.003</text:p>
          </table:table-cell>
          <table:table-cell office:value-type="float" office:value="34.805" calcext:value-type="float">
            <text:p>34.80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.8513" calcext:value-type="float">
            <text:p>21.8513</text:p>
          </table:table-cell>
          <table:table-cell office:value-type="float" office:value="22.8876" calcext:value-type="float">
            <text:p>22.8876</text:p>
          </table:table-cell>
          <table:table-cell office:value-type="float" office:value="0.741" calcext:value-type="float">
            <text:p>0.741</text:p>
          </table:table-cell>
          <table:table-cell office:value-type="float" office:value="1.289" calcext:value-type="float">
            <text:p>1.289</text:p>
          </table:table-cell>
          <table:table-cell office:value-type="float" office:value="12.532" calcext:value-type="float">
            <text:p>12.532</text:p>
          </table:table-cell>
          <table:table-cell office:value-type="float" office:value="40.312" calcext:value-type="float">
            <text:p>40.312</text:p>
          </table:table-cell>
          <table:table-cell office:value-type="float" office:value="70.949" calcext:value-type="float">
            <text:p>70.94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8.0406" calcext:value-type="float">
            <text:p>88.0406</text:p>
          </table:table-cell>
          <table:table-cell office:value-type="float" office:value="38.1863" calcext:value-type="float">
            <text:p>38.1863</text:p>
          </table:table-cell>
          <table:table-cell office:value-type="float" office:value="24.507" calcext:value-type="float">
            <text:p>24.507</text:p>
          </table:table-cell>
          <table:table-cell office:value-type="float" office:value="57.021" calcext:value-type="float">
            <text:p>57.021</text:p>
          </table:table-cell>
          <table:table-cell office:value-type="float" office:value="84.872" calcext:value-type="float">
            <text:p>84.872</text:p>
          </table:table-cell>
          <table:table-cell office:value-type="float" office:value="119.307" calcext:value-type="float">
            <text:p>119.307</text:p>
          </table:table-cell>
          <table:table-cell office:value-type="float" office:value="230.303" calcext:value-type="float">
            <text:p>230.30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92.449" calcext:value-type="float">
            <text:p>292.449</text:p>
          </table:table-cell>
          <table:table-cell office:value-type="float" office:value="35.628" calcext:value-type="float">
            <text:p>35.628</text:p>
          </table:table-cell>
          <table:table-cell office:value-type="float" office:value="230.217" calcext:value-type="float">
            <text:p>230.217</text:p>
          </table:table-cell>
          <table:table-cell office:value-type="float" office:value="260.887" calcext:value-type="float">
            <text:p>260.887</text:p>
          </table:table-cell>
          <table:table-cell office:value-type="float" office:value="293.769" calcext:value-type="float">
            <text:p>293.769</text:p>
          </table:table-cell>
          <table:table-cell office:value-type="float" office:value="326.3" calcext:value-type="float">
            <text:p>326.3</text:p>
          </table:table-cell>
          <table:table-cell office:value-type="float" office:value="357.125" calcext:value-type="float">
            <text:p>357.12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90.181" calcext:value-type="float">
            <text:p>790.181</text:p>
          </table:table-cell>
          <table:table-cell office:value-type="float" office:value="38.0825" calcext:value-type="float">
            <text:p>38.0825</text:p>
          </table:table-cell>
          <table:table-cell office:value-type="float" office:value="721.957" calcext:value-type="float">
            <text:p>721.957</text:p>
          </table:table-cell>
          <table:table-cell office:value-type="float" office:value="753.419" calcext:value-type="float">
            <text:p>753.419</text:p>
          </table:table-cell>
          <table:table-cell office:value-type="float" office:value="793.116" calcext:value-type="float">
            <text:p>793.116</text:p>
          </table:table-cell>
          <table:table-cell office:value-type="float" office:value="824.356" calcext:value-type="float">
            <text:p>824.356</text:p>
          </table:table-cell>
          <table:table-cell office:value-type="float" office:value="851.89" calcext:value-type="float">
            <text:p>851.8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48.03" calcext:value-type="float">
            <text:p>1348.03</text:p>
          </table:table-cell>
          <table:table-cell office:value-type="float" office:value="37.7186" calcext:value-type="float">
            <text:p>37.7186</text:p>
          </table:table-cell>
          <table:table-cell office:value-type="float" office:value="1283.39" calcext:value-type="float">
            <text:p>1283.39</text:p>
          </table:table-cell>
          <table:table-cell office:value-type="float" office:value="1313.43" calcext:value-type="float">
            <text:p>1313.43</text:p>
          </table:table-cell>
          <table:table-cell office:value-type="float" office:value="1344.26" calcext:value-type="float">
            <text:p>1344.26</text:p>
          </table:table-cell>
          <table:table-cell office:value-type="float" office:value="1383.66" calcext:value-type="float">
            <text:p>1383.66</text:p>
          </table:table-cell>
          <table:table-cell office:value-type="float" office:value="1408.83" calcext:value-type="float">
            <text:p>1408.8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49.38" calcext:value-type="float">
            <text:p>3049.38</text:p>
          </table:table-cell>
          <table:table-cell office:value-type="float" office:value="41.1688" calcext:value-type="float">
            <text:p>41.1688</text:p>
          </table:table-cell>
          <table:table-cell office:value-type="float" office:value="2923.89" calcext:value-type="float">
            <text:p>2923.89</text:p>
          </table:table-cell>
          <table:table-cell office:value-type="float" office:value="3019.73" calcext:value-type="float">
            <text:p>3019.73</text:p>
          </table:table-cell>
          <table:table-cell office:value-type="float" office:value="3050.27" calcext:value-type="float">
            <text:p>3050.27</text:p>
          </table:table-cell>
          <table:table-cell office:value-type="float" office:value="3084.53" calcext:value-type="float">
            <text:p>3084.53</text:p>
          </table:table-cell>
          <table:table-cell office:value-type="float" office:value="3114.54" calcext:value-type="float">
            <text:p>3114.5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536.18" calcext:value-type="float">
            <text:p>5536.18</text:p>
          </table:table-cell>
          <table:table-cell office:value-type="float" office:value="28.9116" calcext:value-type="float">
            <text:p>28.9116</text:p>
          </table:table-cell>
          <table:table-cell office:value-type="float" office:value="5458.89" calcext:value-type="float">
            <text:p>5458.89</text:p>
          </table:table-cell>
          <table:table-cell office:value-type="float" office:value="5509.81" calcext:value-type="float">
            <text:p>5509.81</text:p>
          </table:table-cell>
          <table:table-cell office:value-type="float" office:value="5537.85" calcext:value-type="float">
            <text:p>5537.85</text:p>
          </table:table-cell>
          <table:table-cell office:value-type="float" office:value="5560.5" calcext:value-type="float">
            <text:p>5560.5</text:p>
          </table:table-cell>
          <table:table-cell office:value-type="float" office:value="5588.7" calcext:value-type="float">
            <text:p>5588.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681.8" calcext:value-type="float">
            <text:p>11681.8</text:p>
          </table:table-cell>
          <table:table-cell office:value-type="float" office:value="39.9773" calcext:value-type="float">
            <text:p>39.9773</text:p>
          </table:table-cell>
          <table:table-cell office:value-type="float" office:value="11541.6" calcext:value-type="float">
            <text:p>11541.6</text:p>
          </table:table-cell>
          <table:table-cell office:value-type="float" office:value="11654.7" calcext:value-type="float">
            <text:p>11654.7</text:p>
          </table:table-cell>
          <table:table-cell office:value-type="float" office:value="11682" calcext:value-type="float">
            <text:p>11682</text:p>
          </table:table-cell>
          <table:table-cell office:value-type="float" office:value="11716.9" calcext:value-type="float">
            <text:p>11716.9</text:p>
          </table:table-cell>
          <table:table-cell office:value-type="float" office:value="11755.5" calcext:value-type="float">
            <text:p>11755.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229" calcext:value-type="float">
            <text:p>22229</text:p>
          </table:table-cell>
          <table:table-cell office:value-type="float" office:value="41.7714" calcext:value-type="float">
            <text:p>41.7714</text:p>
          </table:table-cell>
          <table:table-cell office:value-type="float" office:value="22132.7" calcext:value-type="float">
            <text:p>22132.7</text:p>
          </table:table-cell>
          <table:table-cell office:value-type="float" office:value="22201.5" calcext:value-type="float">
            <text:p>22201.5</text:p>
          </table:table-cell>
          <table:table-cell office:value-type="float" office:value="22233.8" calcext:value-type="float">
            <text:p>22233.8</text:p>
          </table:table-cell>
          <table:table-cell office:value-type="float" office:value="22252" calcext:value-type="float">
            <text:p>22252</text:p>
          </table:table-cell>
          <table:table-cell office:value-type="float" office:value="22336.3" calcext:value-type="float">
            <text:p>22336.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</table:table>
      <table:table table:name="grovers_raw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47295" calcext:value-type="float">
            <text:p>5.47295</text:p>
          </table:table-cell>
          <table:table-cell office:value-type="float" office:value="0.79357" calcext:value-type="float">
            <text:p>0.79357</text:p>
          </table:table-cell>
          <table:table-cell office:value-type="float" office:value="4.123" calcext:value-type="float">
            <text:p>4.123</text:p>
          </table:table-cell>
          <table:table-cell office:value-type="float" office:value="5.161" calcext:value-type="float">
            <text:p>5.161</text:p>
          </table:table-cell>
          <table:table-cell office:value-type="float" office:value="5.296" calcext:value-type="float">
            <text:p>5.296</text:p>
          </table:table-cell>
          <table:table-cell office:value-type="float" office:value="5.664" calcext:value-type="float">
            <text:p>5.664</text:p>
          </table:table-cell>
          <table:table-cell office:value-type="float" office:value="9.494" calcext:value-type="float">
            <text:p>9.49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35475" calcext:value-type="float">
            <text:p>8.35475</text:p>
          </table:table-cell>
          <table:table-cell office:value-type="float" office:value="0.360314" calcext:value-type="float">
            <text:p>0.360314</text:p>
          </table:table-cell>
          <table:table-cell office:value-type="float" office:value="7.642" calcext:value-type="float">
            <text:p>7.642</text:p>
          </table:table-cell>
          <table:table-cell office:value-type="float" office:value="8.159" calcext:value-type="float">
            <text:p>8.159</text:p>
          </table:table-cell>
          <table:table-cell office:value-type="float" office:value="8.209" calcext:value-type="float">
            <text:p>8.209</text:p>
          </table:table-cell>
          <table:table-cell office:value-type="float" office:value="8.706" calcext:value-type="float">
            <text:p>8.706</text:p>
          </table:table-cell>
          <table:table-cell office:value-type="float" office:value="9.396" calcext:value-type="float">
            <text:p>9.39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299" calcext:value-type="float">
            <text:p>11.299</text:p>
          </table:table-cell>
          <table:table-cell office:value-type="float" office:value="0.643745" calcext:value-type="float">
            <text:p>0.643745</text:p>
          </table:table-cell>
          <table:table-cell office:value-type="float" office:value="9.574" calcext:value-type="float">
            <text:p>9.574</text:p>
          </table:table-cell>
          <table:table-cell office:value-type="float" office:value="10.957" calcext:value-type="float">
            <text:p>10.957</text:p>
          </table:table-cell>
          <table:table-cell office:value-type="float" office:value="11.314" calcext:value-type="float">
            <text:p>11.314</text:p>
          </table:table-cell>
          <table:table-cell office:value-type="float" office:value="11.78" calcext:value-type="float">
            <text:p>11.78</text:p>
          </table:table-cell>
          <table:table-cell office:value-type="float" office:value="12.515" calcext:value-type="float">
            <text:p>12.51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.5296" calcext:value-type="float">
            <text:p>17.5296</text:p>
          </table:table-cell>
          <table:table-cell office:value-type="float" office:value="1.05347" calcext:value-type="float">
            <text:p>1.05347</text:p>
          </table:table-cell>
          <table:table-cell office:value-type="float" office:value="14.98" calcext:value-type="float">
            <text:p>14.98</text:p>
          </table:table-cell>
          <table:table-cell office:value-type="float" office:value="16.868" calcext:value-type="float">
            <text:p>16.868</text:p>
          </table:table-cell>
          <table:table-cell office:value-type="float" office:value="17.41" calcext:value-type="float">
            <text:p>17.41</text:p>
          </table:table-cell>
          <table:table-cell office:value-type="float" office:value="18.378" calcext:value-type="float">
            <text:p>18.378</text:p>
          </table:table-cell>
          <table:table-cell office:value-type="float" office:value="20.358" calcext:value-type="float">
            <text:p>20.35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.3493" calcext:value-type="float">
            <text:p>25.3493</text:p>
          </table:table-cell>
          <table:table-cell office:value-type="float" office:value="2.48104" calcext:value-type="float">
            <text:p>2.48104</text:p>
          </table:table-cell>
          <table:table-cell office:value-type="float" office:value="17.54" calcext:value-type="float">
            <text:p>17.54</text:p>
          </table:table-cell>
          <table:table-cell office:value-type="float" office:value="23.603" calcext:value-type="float">
            <text:p>23.603</text:p>
          </table:table-cell>
          <table:table-cell office:value-type="float" office:value="25.446" calcext:value-type="float">
            <text:p>25.446</text:p>
          </table:table-cell>
          <table:table-cell office:value-type="float" office:value="26.839" calcext:value-type="float">
            <text:p>26.839</text:p>
          </table:table-cell>
          <table:table-cell office:value-type="float" office:value="31.542" calcext:value-type="float">
            <text:p>31.54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.8529" calcext:value-type="float">
            <text:p>40.8529</text:p>
          </table:table-cell>
          <table:table-cell office:value-type="float" office:value="6.78424" calcext:value-type="float">
            <text:p>6.78424</text:p>
          </table:table-cell>
          <table:table-cell office:value-type="float" office:value="32.591" calcext:value-type="float">
            <text:p>32.591</text:p>
          </table:table-cell>
          <table:table-cell office:value-type="float" office:value="33.455" calcext:value-type="float">
            <text:p>33.455</text:p>
          </table:table-cell>
          <table:table-cell office:value-type="float" office:value="43.736" calcext:value-type="float">
            <text:p>43.736</text:p>
          </table:table-cell>
          <table:table-cell office:value-type="float" office:value="46.995" calcext:value-type="float">
            <text:p>46.995</text:p>
          </table:table-cell>
          <table:table-cell office:value-type="float" office:value="50.479" calcext:value-type="float">
            <text:p>50.47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2.4722" calcext:value-type="float">
            <text:p>72.4722</text:p>
          </table:table-cell>
          <table:table-cell office:value-type="float" office:value="1.03093" calcext:value-type="float">
            <text:p>1.03093</text:p>
          </table:table-cell>
          <table:table-cell office:value-type="float" office:value="63.745" calcext:value-type="float">
            <text:p>63.745</text:p>
          </table:table-cell>
          <table:table-cell office:value-type="float" office:value="72.38" calcext:value-type="float">
            <text:p>72.38</text:p>
          </table:table-cell>
          <table:table-cell office:value-type="float" office:value="72.793" calcext:value-type="float">
            <text:p>72.793</text:p>
          </table:table-cell>
          <table:table-cell office:value-type="float" office:value="72.857" calcext:value-type="float">
            <text:p>72.857</text:p>
          </table:table-cell>
          <table:table-cell office:value-type="float" office:value="73.787" calcext:value-type="float">
            <text:p>73.78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9.591" calcext:value-type="float">
            <text:p>109.591</text:p>
          </table:table-cell>
          <table:table-cell office:value-type="float" office:value="0.169988" calcext:value-type="float">
            <text:p>0.169988</text:p>
          </table:table-cell>
          <table:table-cell office:value-type="float" office:value="109.404" calcext:value-type="float">
            <text:p>109.404</text:p>
          </table:table-cell>
          <table:table-cell office:value-type="float" office:value="109.526" calcext:value-type="float">
            <text:p>109.526</text:p>
          </table:table-cell>
          <table:table-cell office:value-type="float" office:value="109.564" calcext:value-type="float">
            <text:p>109.564</text:p>
          </table:table-cell>
          <table:table-cell office:value-type="float" office:value="109.614" calcext:value-type="float">
            <text:p>109.614</text:p>
          </table:table-cell>
          <table:table-cell office:value-type="float" office:value="111.007" calcext:value-type="float">
            <text:p>111.00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3.716" calcext:value-type="float">
            <text:p>183.716</text:p>
          </table:table-cell>
          <table:table-cell office:value-type="float" office:value="13.6815" calcext:value-type="float">
            <text:p>13.6815</text:p>
          </table:table-cell>
          <table:table-cell office:value-type="float" office:value="157.008" calcext:value-type="float">
            <text:p>157.008</text:p>
          </table:table-cell>
          <table:table-cell office:value-type="float" office:value="187.784" calcext:value-type="float">
            <text:p>187.784</text:p>
          </table:table-cell>
          <table:table-cell office:value-type="float" office:value="190.412" calcext:value-type="float">
            <text:p>190.412</text:p>
          </table:table-cell>
          <table:table-cell office:value-type="float" office:value="191.356" calcext:value-type="float">
            <text:p>191.356</text:p>
          </table:table-cell>
          <table:table-cell office:value-type="float" office:value="194.097" calcext:value-type="float">
            <text:p>194.09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8.824" calcext:value-type="float">
            <text:p>248.824</text:p>
          </table:table-cell>
          <table:table-cell office:value-type="float" office:value="0.807647" calcext:value-type="float">
            <text:p>0.807647</text:p>
          </table:table-cell>
          <table:table-cell office:value-type="float" office:value="248.117" calcext:value-type="float">
            <text:p>248.117</text:p>
          </table:table-cell>
          <table:table-cell office:value-type="float" office:value="248.323" calcext:value-type="float">
            <text:p>248.323</text:p>
          </table:table-cell>
          <table:table-cell office:value-type="float" office:value="248.494" calcext:value-type="float">
            <text:p>248.494</text:p>
          </table:table-cell>
          <table:table-cell office:value-type="float" office:value="248.91" calcext:value-type="float">
            <text:p>248.91</text:p>
          </table:table-cell>
          <table:table-cell office:value-type="float" office:value="252.401" calcext:value-type="float">
            <text:p>252.40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4.743" calcext:value-type="float">
            <text:p>364.743</text:p>
          </table:table-cell>
          <table:table-cell office:value-type="float" office:value="1.58361" calcext:value-type="float">
            <text:p>1.58361</text:p>
          </table:table-cell>
          <table:table-cell office:value-type="float" office:value="363.761" calcext:value-type="float">
            <text:p>363.761</text:p>
          </table:table-cell>
          <table:table-cell office:value-type="float" office:value="364" calcext:value-type="float">
            <text:p>364</text:p>
          </table:table-cell>
          <table:table-cell office:value-type="float" office:value="364.255" calcext:value-type="float">
            <text:p>364.255</text:p>
          </table:table-cell>
          <table:table-cell office:value-type="float" office:value="364.571" calcext:value-type="float">
            <text:p>364.571</text:p>
          </table:table-cell>
          <table:table-cell office:value-type="float" office:value="371.74" calcext:value-type="float">
            <text:p>371.7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7.461" calcext:value-type="float">
            <text:p>537.461</text:p>
          </table:table-cell>
          <table:table-cell office:value-type="float" office:value="1.90389" calcext:value-type="float">
            <text:p>1.90389</text:p>
          </table:table-cell>
          <table:table-cell office:value-type="float" office:value="535.589" calcext:value-type="float">
            <text:p>535.589</text:p>
          </table:table-cell>
          <table:table-cell office:value-type="float" office:value="536.414" calcext:value-type="float">
            <text:p>536.414</text:p>
          </table:table-cell>
          <table:table-cell office:value-type="float" office:value="536.788" calcext:value-type="float">
            <text:p>536.788</text:p>
          </table:table-cell>
          <table:table-cell office:value-type="float" office:value="537.557" calcext:value-type="float">
            <text:p>537.557</text:p>
          </table:table-cell>
          <table:table-cell office:value-type="float" office:value="546.154" calcext:value-type="float">
            <text:p>546.15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86.628" calcext:value-type="float">
            <text:p>786.628</text:p>
          </table:table-cell>
          <table:table-cell office:value-type="float" office:value="1.53612" calcext:value-type="float">
            <text:p>1.53612</text:p>
          </table:table-cell>
          <table:table-cell office:value-type="float" office:value="784.42" calcext:value-type="float">
            <text:p>784.42</text:p>
          </table:table-cell>
          <table:table-cell office:value-type="float" office:value="785.449" calcext:value-type="float">
            <text:p>785.449</text:p>
          </table:table-cell>
          <table:table-cell office:value-type="float" office:value="786.387" calcext:value-type="float">
            <text:p>786.387</text:p>
          </table:table-cell>
          <table:table-cell office:value-type="float" office:value="787.066" calcext:value-type="float">
            <text:p>787.066</text:p>
          </table:table-cell>
          <table:table-cell office:value-type="float" office:value="793.565" calcext:value-type="float">
            <text:p>793.56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00.15" calcext:value-type="float">
            <text:p>1200.15</text:p>
          </table:table-cell>
          <table:table-cell office:value-type="float" office:value="2.83845" calcext:value-type="float">
            <text:p>2.83845</text:p>
          </table:table-cell>
          <table:table-cell office:value-type="float" office:value="1197.37" calcext:value-type="float">
            <text:p>1197.37</text:p>
          </table:table-cell>
          <table:table-cell office:value-type="float" office:value="1198.52" calcext:value-type="float">
            <text:p>1198.52</text:p>
          </table:table-cell>
          <table:table-cell office:value-type="float" office:value="1199.07" calcext:value-type="float">
            <text:p>1199.07</text:p>
          </table:table-cell>
          <table:table-cell office:value-type="float" office:value="1201.02" calcext:value-type="float">
            <text:p>1201.02</text:p>
          </table:table-cell>
          <table:table-cell office:value-type="float" office:value="1213.73" calcext:value-type="float">
            <text:p>1213.7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408" calcext:value-type="float">
            <text:p>17.6408</text:p>
          </table:table-cell>
          <table:table-cell office:value-type="float" office:value="0.631143" calcext:value-type="float">
            <text:p>0.631143</text:p>
          </table:table-cell>
          <table:table-cell office:value-type="float" office:value="15.888" calcext:value-type="float">
            <text:p>15.888</text:p>
          </table:table-cell>
          <table:table-cell office:value-type="float" office:value="17.238" calcext:value-type="float">
            <text:p>17.238</text:p>
          </table:table-cell>
          <table:table-cell office:value-type="float" office:value="17.559" calcext:value-type="float">
            <text:p>17.559</text:p>
          </table:table-cell>
          <table:table-cell office:value-type="float" office:value="18.081" calcext:value-type="float">
            <text:p>18.081</text:p>
          </table:table-cell>
          <table:table-cell office:value-type="float" office:value="19.133" calcext:value-type="float">
            <text:p>19.133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.9003" calcext:value-type="float">
            <text:p>26.9003</text:p>
          </table:table-cell>
          <table:table-cell office:value-type="float" office:value="0.879436" calcext:value-type="float">
            <text:p>0.879436</text:p>
          </table:table-cell>
          <table:table-cell office:value-type="float" office:value="24.956" calcext:value-type="float">
            <text:p>24.956</text:p>
          </table:table-cell>
          <table:table-cell office:value-type="float" office:value="26.267" calcext:value-type="float">
            <text:p>26.267</text:p>
          </table:table-cell>
          <table:table-cell office:value-type="float" office:value="26.875" calcext:value-type="float">
            <text:p>26.875</text:p>
          </table:table-cell>
          <table:table-cell office:value-type="float" office:value="27.554" calcext:value-type="float">
            <text:p>27.554</text:p>
          </table:table-cell>
          <table:table-cell office:value-type="float" office:value="28.862" calcext:value-type="float">
            <text:p>28.862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.3979" calcext:value-type="float">
            <text:p>36.3979</text:p>
          </table:table-cell>
          <table:table-cell office:value-type="float" office:value="1.08829" calcext:value-type="float">
            <text:p>1.08829</text:p>
          </table:table-cell>
          <table:table-cell office:value-type="float" office:value="33.385" calcext:value-type="float">
            <text:p>33.385</text:p>
          </table:table-cell>
          <table:table-cell office:value-type="float" office:value="35.693" calcext:value-type="float">
            <text:p>35.693</text:p>
          </table:table-cell>
          <table:table-cell office:value-type="float" office:value="36.424" calcext:value-type="float">
            <text:p>36.424</text:p>
          </table:table-cell>
          <table:table-cell office:value-type="float" office:value="37.1" calcext:value-type="float">
            <text:p>37.1</text:p>
          </table:table-cell>
          <table:table-cell office:value-type="float" office:value="39.19" calcext:value-type="float">
            <text:p>39.19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.3527" calcext:value-type="float">
            <text:p>49.3527</text:p>
          </table:table-cell>
          <table:table-cell office:value-type="float" office:value="1.32931" calcext:value-type="float">
            <text:p>1.32931</text:p>
          </table:table-cell>
          <table:table-cell office:value-type="float" office:value="46.53" calcext:value-type="float">
            <text:p>46.53</text:p>
          </table:table-cell>
          <table:table-cell office:value-type="float" office:value="48.219" calcext:value-type="float">
            <text:p>48.219</text:p>
          </table:table-cell>
          <table:table-cell office:value-type="float" office:value="49.408" calcext:value-type="float">
            <text:p>49.408</text:p>
          </table:table-cell>
          <table:table-cell office:value-type="float" office:value="50.252" calcext:value-type="float">
            <text:p>50.252</text:p>
          </table:table-cell>
          <table:table-cell office:value-type="float" office:value="53.083" calcext:value-type="float">
            <text:p>53.083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.861" calcext:value-type="float">
            <text:p>63.861</text:p>
          </table:table-cell>
          <table:table-cell office:value-type="float" office:value="1.76406" calcext:value-type="float">
            <text:p>1.76406</text:p>
          </table:table-cell>
          <table:table-cell office:value-type="float" office:value="60.821" calcext:value-type="float">
            <text:p>60.821</text:p>
          </table:table-cell>
          <table:table-cell office:value-type="float" office:value="62.601" calcext:value-type="float">
            <text:p>62.601</text:p>
          </table:table-cell>
          <table:table-cell office:value-type="float" office:value="63.716" calcext:value-type="float">
            <text:p>63.716</text:p>
          </table:table-cell>
          <table:table-cell office:value-type="float" office:value="64.579" calcext:value-type="float">
            <text:p>64.579</text:p>
          </table:table-cell>
          <table:table-cell office:value-type="float" office:value="70.212" calcext:value-type="float">
            <text:p>70.212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7.3584" calcext:value-type="float">
            <text:p>87.3584</text:p>
          </table:table-cell>
          <table:table-cell office:value-type="float" office:value="3.85559" calcext:value-type="float">
            <text:p>3.85559</text:p>
          </table:table-cell>
          <table:table-cell office:value-type="float" office:value="78.086" calcext:value-type="float">
            <text:p>78.086</text:p>
          </table:table-cell>
          <table:table-cell office:value-type="float" office:value="84.472" calcext:value-type="float">
            <text:p>84.472</text:p>
          </table:table-cell>
          <table:table-cell office:value-type="float" office:value="87.586" calcext:value-type="float">
            <text:p>87.586</text:p>
          </table:table-cell>
          <table:table-cell office:value-type="float" office:value="90.356" calcext:value-type="float">
            <text:p>90.356</text:p>
          </table:table-cell>
          <table:table-cell office:value-type="float" office:value="95.06" calcext:value-type="float">
            <text:p>95.06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3.806" calcext:value-type="float">
            <text:p>123.806</text:p>
          </table:table-cell>
          <table:table-cell office:value-type="float" office:value="3.81009" calcext:value-type="float">
            <text:p>3.81009</text:p>
          </table:table-cell>
          <table:table-cell office:value-type="float" office:value="109.892" calcext:value-type="float">
            <text:p>109.892</text:p>
          </table:table-cell>
          <table:table-cell office:value-type="float" office:value="123.215" calcext:value-type="float">
            <text:p>123.215</text:p>
          </table:table-cell>
          <table:table-cell office:value-type="float" office:value="124.682" calcext:value-type="float">
            <text:p>124.682</text:p>
          </table:table-cell>
          <table:table-cell office:value-type="float" office:value="126.082" calcext:value-type="float">
            <text:p>126.082</text:p>
          </table:table-cell>
          <table:table-cell office:value-type="float" office:value="128.774" calcext:value-type="float">
            <text:p>128.774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5.534" calcext:value-type="float">
            <text:p>195.534</text:p>
          </table:table-cell>
          <table:table-cell office:value-type="float" office:value="4.3172" calcext:value-type="float">
            <text:p>4.3172</text:p>
          </table:table-cell>
          <table:table-cell office:value-type="float" office:value="175.731" calcext:value-type="float">
            <text:p>175.731</text:p>
          </table:table-cell>
          <table:table-cell office:value-type="float" office:value="194.613" calcext:value-type="float">
            <text:p>194.613</text:p>
          </table:table-cell>
          <table:table-cell office:value-type="float" office:value="196.511" calcext:value-type="float">
            <text:p>196.511</text:p>
          </table:table-cell>
          <table:table-cell office:value-type="float" office:value="198.291" calcext:value-type="float">
            <text:p>198.291</text:p>
          </table:table-cell>
          <table:table-cell office:value-type="float" office:value="202.041" calcext:value-type="float">
            <text:p>202.041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4.382" calcext:value-type="float">
            <text:p>264.382</text:p>
          </table:table-cell>
          <table:table-cell office:value-type="float" office:value="7.65972" calcext:value-type="float">
            <text:p>7.65972</text:p>
          </table:table-cell>
          <table:table-cell office:value-type="float" office:value="233.839" calcext:value-type="float">
            <text:p>233.839</text:p>
          </table:table-cell>
          <table:table-cell office:value-type="float" office:value="264.336" calcext:value-type="float">
            <text:p>264.336</text:p>
          </table:table-cell>
          <table:table-cell office:value-type="float" office:value="266.585" calcext:value-type="float">
            <text:p>266.585</text:p>
          </table:table-cell>
          <table:table-cell office:value-type="float" office:value="268.615" calcext:value-type="float">
            <text:p>268.615</text:p>
          </table:table-cell>
          <table:table-cell office:value-type="float" office:value="271.948" calcext:value-type="float">
            <text:p>271.948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.487" calcext:value-type="float">
            <text:p>362.487</text:p>
          </table:table-cell>
          <table:table-cell office:value-type="float" office:value="15.4719" calcext:value-type="float">
            <text:p>15.4719</text:p>
          </table:table-cell>
          <table:table-cell office:value-type="float" office:value="321.275" calcext:value-type="float">
            <text:p>321.275</text:p>
          </table:table-cell>
          <table:table-cell office:value-type="float" office:value="358.86" calcext:value-type="float">
            <text:p>358.86</text:p>
          </table:table-cell>
          <table:table-cell office:value-type="float" office:value="369.631" calcext:value-type="float">
            <text:p>369.631</text:p>
          </table:table-cell>
          <table:table-cell office:value-type="float" office:value="371.942" calcext:value-type="float">
            <text:p>371.942</text:p>
          </table:table-cell>
          <table:table-cell office:value-type="float" office:value="375.858" calcext:value-type="float">
            <text:p>375.858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3.067" calcext:value-type="float">
            <text:p>473.067</text:p>
          </table:table-cell>
          <table:table-cell office:value-type="float" office:value="22.263" calcext:value-type="float">
            <text:p>22.263</text:p>
          </table:table-cell>
          <table:table-cell office:value-type="float" office:value="449.533" calcext:value-type="float">
            <text:p>449.533</text:p>
          </table:table-cell>
          <table:table-cell office:value-type="float" office:value="453.167" calcext:value-type="float">
            <text:p>453.167</text:p>
          </table:table-cell>
          <table:table-cell office:value-type="float" office:value="470.74" calcext:value-type="float">
            <text:p>470.74</text:p>
          </table:table-cell>
          <table:table-cell office:value-type="float" office:value="476.213" calcext:value-type="float">
            <text:p>476.213</text:p>
          </table:table-cell>
          <table:table-cell office:value-type="float" office:value="522.633" calcext:value-type="float">
            <text:p>522.633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57.166" calcext:value-type="float">
            <text:p>657.166</text:p>
          </table:table-cell>
          <table:table-cell office:value-type="float" office:value="20.5819" calcext:value-type="float">
            <text:p>20.5819</text:p>
          </table:table-cell>
          <table:table-cell office:value-type="float" office:value="636.037" calcext:value-type="float">
            <text:p>636.037</text:p>
          </table:table-cell>
          <table:table-cell office:value-type="float" office:value="638.681" calcext:value-type="float">
            <text:p>638.681</text:p>
          </table:table-cell>
          <table:table-cell office:value-type="float" office:value="648.924" calcext:value-type="float">
            <text:p>648.924</text:p>
          </table:table-cell>
          <table:table-cell office:value-type="float" office:value="671.941" calcext:value-type="float">
            <text:p>671.941</text:p>
          </table:table-cell>
          <table:table-cell office:value-type="float" office:value="744.054" calcext:value-type="float">
            <text:p>744.054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31.707" calcext:value-type="float">
            <text:p>931.707</text:p>
          </table:table-cell>
          <table:table-cell office:value-type="float" office:value="23.0133" calcext:value-type="float">
            <text:p>23.0133</text:p>
          </table:table-cell>
          <table:table-cell office:value-type="float" office:value="843.035" calcext:value-type="float">
            <text:p>843.035</text:p>
          </table:table-cell>
          <table:table-cell office:value-type="float" office:value="914.239" calcext:value-type="float">
            <text:p>914.239</text:p>
          </table:table-cell>
          <table:table-cell office:value-type="float" office:value="916.589" calcext:value-type="float">
            <text:p>916.589</text:p>
          </table:table-cell>
          <table:table-cell office:value-type="float" office:value="956.82" calcext:value-type="float">
            <text:p>956.82</text:p>
          </table:table-cell>
          <table:table-cell office:value-type="float" office:value="969.195" calcext:value-type="float">
            <text:p>969.195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13.25" calcext:value-type="float">
            <text:p>1413.25</text:p>
          </table:table-cell>
          <table:table-cell office:value-type="float" office:value="40.6493" calcext:value-type="float">
            <text:p>40.6493</text:p>
          </table:table-cell>
          <table:table-cell office:value-type="float" office:value="1269.44" calcext:value-type="float">
            <text:p>1269.44</text:p>
          </table:table-cell>
          <table:table-cell office:value-type="float" office:value="1368.75" calcext:value-type="float">
            <text:p>1368.75</text:p>
          </table:table-cell>
          <table:table-cell office:value-type="float" office:value="1443.21" calcext:value-type="float">
            <text:p>1443.21</text:p>
          </table:table-cell>
          <table:table-cell office:value-type="float" office:value="1446.98" calcext:value-type="float">
            <text:p>1446.98</text:p>
          </table:table-cell>
          <table:table-cell office:value-type="float" office:value="1464.09" calcext:value-type="float">
            <text:p>1464.09</text:p>
          </table:table-cell>
          <table:table-cell table:formula="of:=&quot;QUnit (OCL)&quot;" office:value-type="string" office:string-value="QUnit (OCL)" calcext:value-type="string">
            <text:p>QUnit (OCL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8495" calcext:value-type="float">
            <text:p>1.8495</text:p>
          </table:table-cell>
          <table:table-cell office:value-type="float" office:value="0.144217" calcext:value-type="float">
            <text:p>0.144217</text:p>
          </table:table-cell>
          <table:table-cell office:value-type="float" office:value="1.589" calcext:value-type="float">
            <text:p>1.589</text:p>
          </table:table-cell>
          <table:table-cell office:value-type="float" office:value="1.685" calcext:value-type="float">
            <text:p>1.685</text:p>
          </table:table-cell>
          <table:table-cell office:value-type="float" office:value="1.902" calcext:value-type="float">
            <text:p>1.902</text:p>
          </table:table-cell>
          <table:table-cell office:value-type="float" office:value="1.951" calcext:value-type="float">
            <text:p>1.951</text:p>
          </table:table-cell>
          <table:table-cell office:value-type="float" office:value="2.11" calcext:value-type="float">
            <text:p>2.1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0869" calcext:value-type="float">
            <text:p>10.0869</text:p>
          </table:table-cell>
          <table:table-cell office:value-type="float" office:value="0.264071" calcext:value-type="float">
            <text:p>0.264071</text:p>
          </table:table-cell>
          <table:table-cell office:value-type="float" office:value="9.536" calcext:value-type="float">
            <text:p>9.536</text:p>
          </table:table-cell>
          <table:table-cell office:value-type="float" office:value="9.89" calcext:value-type="float">
            <text:p>9.89</text:p>
          </table:table-cell>
          <table:table-cell office:value-type="float" office:value="10.134" calcext:value-type="float">
            <text:p>10.134</text:p>
          </table:table-cell>
          <table:table-cell office:value-type="float" office:value="10.236" calcext:value-type="float">
            <text:p>10.236</text:p>
          </table:table-cell>
          <table:table-cell office:value-type="float" office:value="10.849" calcext:value-type="float">
            <text:p>10.84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.5865" calcext:value-type="float">
            <text:p>24.5865</text:p>
          </table:table-cell>
          <table:table-cell office:value-type="float" office:value="0.709684" calcext:value-type="float">
            <text:p>0.709684</text:p>
          </table:table-cell>
          <table:table-cell office:value-type="float" office:value="23.306" calcext:value-type="float">
            <text:p>23.306</text:p>
          </table:table-cell>
          <table:table-cell office:value-type="float" office:value="24.193" calcext:value-type="float">
            <text:p>24.193</text:p>
          </table:table-cell>
          <table:table-cell office:value-type="float" office:value="24.441" calcext:value-type="float">
            <text:p>24.441</text:p>
          </table:table-cell>
          <table:table-cell office:value-type="float" office:value="24.868" calcext:value-type="float">
            <text:p>24.868</text:p>
          </table:table-cell>
          <table:table-cell office:value-type="float" office:value="26.741" calcext:value-type="float">
            <text:p>26.74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5.6597" calcext:value-type="float">
            <text:p>65.6597</text:p>
          </table:table-cell>
          <table:table-cell office:value-type="float" office:value="1.50293" calcext:value-type="float">
            <text:p>1.50293</text:p>
          </table:table-cell>
          <table:table-cell office:value-type="float" office:value="63.077" calcext:value-type="float">
            <text:p>63.077</text:p>
          </table:table-cell>
          <table:table-cell office:value-type="float" office:value="64.399" calcext:value-type="float">
            <text:p>64.399</text:p>
          </table:table-cell>
          <table:table-cell office:value-type="float" office:value="65.452" calcext:value-type="float">
            <text:p>65.452</text:p>
          </table:table-cell>
          <table:table-cell office:value-type="float" office:value="66.661" calcext:value-type="float">
            <text:p>66.661</text:p>
          </table:table-cell>
          <table:table-cell office:value-type="float" office:value="70.099" calcext:value-type="float">
            <text:p>70.09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.5796" calcext:value-type="float">
            <text:p>97.5796</text:p>
          </table:table-cell>
          <table:table-cell office:value-type="float" office:value="1.81918" calcext:value-type="float">
            <text:p>1.81918</text:p>
          </table:table-cell>
          <table:table-cell office:value-type="float" office:value="94.952" calcext:value-type="float">
            <text:p>94.952</text:p>
          </table:table-cell>
          <table:table-cell office:value-type="float" office:value="96.077" calcext:value-type="float">
            <text:p>96.077</text:p>
          </table:table-cell>
          <table:table-cell office:value-type="float" office:value="97.452" calcext:value-type="float">
            <text:p>97.452</text:p>
          </table:table-cell>
          <table:table-cell office:value-type="float" office:value="98.504" calcext:value-type="float">
            <text:p>98.504</text:p>
          </table:table-cell>
          <table:table-cell office:value-type="float" office:value="103.67" calcext:value-type="float">
            <text:p>103.6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8.406" calcext:value-type="float">
            <text:p>158.406</text:p>
          </table:table-cell>
          <table:table-cell office:value-type="float" office:value="2.21755" calcext:value-type="float">
            <text:p>2.21755</text:p>
          </table:table-cell>
          <table:table-cell office:value-type="float" office:value="154.357" calcext:value-type="float">
            <text:p>154.357</text:p>
          </table:table-cell>
          <table:table-cell office:value-type="float" office:value="156.751" calcext:value-type="float">
            <text:p>156.751</text:p>
          </table:table-cell>
          <table:table-cell office:value-type="float" office:value="158.053" calcext:value-type="float">
            <text:p>158.053</text:p>
          </table:table-cell>
          <table:table-cell office:value-type="float" office:value="159.697" calcext:value-type="float">
            <text:p>159.697</text:p>
          </table:table-cell>
          <table:table-cell office:value-type="float" office:value="164.453" calcext:value-type="float">
            <text:p>164.45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4.427" calcext:value-type="float">
            <text:p>244.427</text:p>
          </table:table-cell>
          <table:table-cell office:value-type="float" office:value="2.60662" calcext:value-type="float">
            <text:p>2.60662</text:p>
          </table:table-cell>
          <table:table-cell office:value-type="float" office:value="238.284" calcext:value-type="float">
            <text:p>238.284</text:p>
          </table:table-cell>
          <table:table-cell office:value-type="float" office:value="242.481" calcext:value-type="float">
            <text:p>242.481</text:p>
          </table:table-cell>
          <table:table-cell office:value-type="float" office:value="244.586" calcext:value-type="float">
            <text:p>244.586</text:p>
          </table:table-cell>
          <table:table-cell office:value-type="float" office:value="246.025" calcext:value-type="float">
            <text:p>246.025</text:p>
          </table:table-cell>
          <table:table-cell office:value-type="float" office:value="250.041" calcext:value-type="float">
            <text:p>250.04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3.883" calcext:value-type="float">
            <text:p>423.883</text:p>
          </table:table-cell>
          <table:table-cell office:value-type="float" office:value="3.74559" calcext:value-type="float">
            <text:p>3.74559</text:p>
          </table:table-cell>
          <table:table-cell office:value-type="float" office:value="413.659" calcext:value-type="float">
            <text:p>413.659</text:p>
          </table:table-cell>
          <table:table-cell office:value-type="float" office:value="421.216" calcext:value-type="float">
            <text:p>421.216</text:p>
          </table:table-cell>
          <table:table-cell office:value-type="float" office:value="424.307" calcext:value-type="float">
            <text:p>424.307</text:p>
          </table:table-cell>
          <table:table-cell office:value-type="float" office:value="426.392" calcext:value-type="float">
            <text:p>426.392</text:p>
          </table:table-cell>
          <table:table-cell office:value-type="float" office:value="432.852" calcext:value-type="float">
            <text:p>432.85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3.19" calcext:value-type="float">
            <text:p>643.19</text:p>
          </table:table-cell>
          <table:table-cell office:value-type="float" office:value="5.30991" calcext:value-type="float">
            <text:p>5.30991</text:p>
          </table:table-cell>
          <table:table-cell office:value-type="float" office:value="632.983" calcext:value-type="float">
            <text:p>632.983</text:p>
          </table:table-cell>
          <table:table-cell office:value-type="float" office:value="639.493" calcext:value-type="float">
            <text:p>639.493</text:p>
          </table:table-cell>
          <table:table-cell office:value-type="float" office:value="641.783" calcext:value-type="float">
            <text:p>641.783</text:p>
          </table:table-cell>
          <table:table-cell office:value-type="float" office:value="645.707" calcext:value-type="float">
            <text:p>645.707</text:p>
          </table:table-cell>
          <table:table-cell office:value-type="float" office:value="656.566" calcext:value-type="float">
            <text:p>656.56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20.31" calcext:value-type="float">
            <text:p>1120.31</text:p>
          </table:table-cell>
          <table:table-cell office:value-type="float" office:value="15.956" calcext:value-type="float">
            <text:p>15.956</text:p>
          </table:table-cell>
          <table:table-cell office:value-type="float" office:value="1089.29" calcext:value-type="float">
            <text:p>1089.29</text:p>
          </table:table-cell>
          <table:table-cell office:value-type="float" office:value="1107.31" calcext:value-type="float">
            <text:p>1107.31</text:p>
          </table:table-cell>
          <table:table-cell office:value-type="float" office:value="1120.24" calcext:value-type="float">
            <text:p>1120.24</text:p>
          </table:table-cell>
          <table:table-cell office:value-type="float" office:value="1127.88" calcext:value-type="float">
            <text:p>1127.88</text:p>
          </table:table-cell>
          <table:table-cell office:value-type="float" office:value="1159.35" calcext:value-type="float">
            <text:p>1159.3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33.42" calcext:value-type="float">
            <text:p>2233.42</text:p>
          </table:table-cell>
          <table:table-cell office:value-type="float" office:value="81.7465" calcext:value-type="float">
            <text:p>81.7465</text:p>
          </table:table-cell>
          <table:table-cell office:value-type="float" office:value="2084.69" calcext:value-type="float">
            <text:p>2084.69</text:p>
          </table:table-cell>
          <table:table-cell office:value-type="float" office:value="2173.18" calcext:value-type="float">
            <text:p>2173.18</text:p>
          </table:table-cell>
          <table:table-cell office:value-type="float" office:value="2229.21" calcext:value-type="float">
            <text:p>2229.21</text:p>
          </table:table-cell>
          <table:table-cell office:value-type="float" office:value="2291.28" calcext:value-type="float">
            <text:p>2291.28</text:p>
          </table:table-cell>
          <table:table-cell office:value-type="float" office:value="2429.35" calcext:value-type="float">
            <text:p>2429.3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71.63" calcext:value-type="float">
            <text:p>5171.63</text:p>
          </table:table-cell>
          <table:table-cell office:value-type="float" office:value="399.346" calcext:value-type="float">
            <text:p>399.346</text:p>
          </table:table-cell>
          <table:table-cell office:value-type="float" office:value="3964.52" calcext:value-type="float">
            <text:p>3964.52</text:p>
          </table:table-cell>
          <table:table-cell office:value-type="float" office:value="4944.73" calcext:value-type="float">
            <text:p>4944.73</text:p>
          </table:table-cell>
          <table:table-cell office:value-type="float" office:value="5142.37" calcext:value-type="float">
            <text:p>5142.37</text:p>
          </table:table-cell>
          <table:table-cell office:value-type="float" office:value="5459.71" calcext:value-type="float">
            <text:p>5459.71</text:p>
          </table:table-cell>
          <table:table-cell office:value-type="float" office:value="6016.9" calcext:value-type="float">
            <text:p>6016.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153.4" calcext:value-type="float">
            <text:p>14153.4</text:p>
          </table:table-cell>
          <table:table-cell office:value-type="float" office:value="1237.65" calcext:value-type="float">
            <text:p>1237.65</text:p>
          </table:table-cell>
          <table:table-cell office:value-type="float" office:value="10647.9" calcext:value-type="float">
            <text:p>10647.9</text:p>
          </table:table-cell>
          <table:table-cell office:value-type="float" office:value="13162.8" calcext:value-type="float">
            <text:p>13162.8</text:p>
          </table:table-cell>
          <table:table-cell office:value-type="float" office:value="14047.5" calcext:value-type="float">
            <text:p>14047.5</text:p>
          </table:table-cell>
          <table:table-cell office:value-type="float" office:value="15032.8" calcext:value-type="float">
            <text:p>15032.8</text:p>
          </table:table-cell>
          <table:table-cell office:value-type="float" office:value="16874.8" calcext:value-type="float">
            <text:p>16874.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8">00/00/0000</text:date>, <text:time style:data-style-name="N2" text:time-value="14:15:37.7129024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8T14:29:22.307863872</dc:date>
    <meta:editing-duration>PT2H8M</meta:editing-duration>
    <meta:editing-cycles>19</meta:editing-cycles>
    <meta:generator>LibreOffice/6.0.3.2$Linux_X86_64 LibreOffice_project/00m0$Build-2</meta:generator>
    <meta:document-statistic meta:table-count="5" meta:cell-count="3222" meta:object-count="0"/>
  </office:meta>
</office:document-meta>
</file>